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12" style:family="paragraph" style:parent-style-name="Standard">
      <style:paragraph-properties fo:margin-bottom="0.1667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fo:font-style="italic" fo:font-style-asian="italic" fo:font-style-complex="italic" fo:letter-spacing="0.0000in"/>
    </style:style>
    <style:style style:name="T7" style:family="text">
      <style:text-properties fo:color="#052726"/>
    </style:style>
    <style:style style:name="T8" style:family="text">
      <style:text-properties style:font-name="Heiti TC Light"/>
    </style:style>
    <style:style style:name="T9" style:family="text">
      <style:text-properties fo:font-style="italic" fo:font-style-asian="italic" fo:font-style-complex="italic"/>
    </style:style>
    <style:style style:name="T10"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05.29 16:44   |   </text:span><text:a xlink:type="simple" xlink:href="http://palinfo.habago.org/Entry?Command=Information_PrintForum&amp;iPage=1#FORUM39289"><text:span text:style-name="T2">#</text:span></text:a></text:p>
      <text:p text:style-name="P3"><text:span text:style-name="T1">「是否曾經去某家店消費」不可能變成違法與否的前提要件，也就是說，它不是言論的前提。不過，店家愛告當然可以告，能不能勝訴就是另一回事了。</text:span><text:span text:style-name="T3"><text:line-break/><text:line-break/></text:span><text:span text:style-name="T1">再說，你可以證明某人曾經在某年某月某日前往消費，但無法證明他從來不曾前往消費，除非咖啡廳像醫院一樣，採實名制掛號且消費紀錄保存數十年才辦得到。因此，以「是否曾經來店裏消費」做為打分數前提來威脅提告是行不通的，因為你根本無法舉證。違法與否的判準，恐怕還是得看言論內容本身。</text:span><text:span text:style-name="T3"><text:line-break/><text:line-break/></text:span><text:span text:style-name="T1">台灣有一種被刻意吹捧的網路公審現象，誰誰誰只要犯了一點什麼小錯，便會在媒體的推波助瀾下被所謂「正義網民」群起圍攻，而這些「誰誰誰」，絕非滿臉橫肉的黑道，絕非作奸犯科、殺人越貨者，亦非貪得無饜的貪官污吏，更不是危害千萬條人類性命的各種國際政治血腥惡行，而往往是一些脆弱不堪的非公眾人物，其所犯之錯，全是一些絕大多數人都曾經犯過鼻屎大的事。但是，「網民」這種生物卻往往會「義憤填膺」，群起圍攻，甚至搞肉搜，傷害對方家人。</text:span><text:span text:style-name="T3"><text:line-break/><text:line-break/></text:span><text:span text:style-name="T1">究竟一個社會是要低級落後腦殘敗德到何種程度，才會不時有這種現象出現？被圍攻傷害者，往往得被迫出來鞠躬下跪對「社會大眾」致歉。真是有夠荒唐。</text:span><text:span text:style-name="T3"><text:line-break/><text:line-break/></text:span><text:span text:style-name="T1">愚民暴民們如果真有正義感，那應該像我19歲時那樣，單槍匹馬深入虎穴，蒐證會計資料，直接向國稅局告狀，修理一位橫跨黑白兩道、政商雙棲的道上「大哥」，逼他出面向受害者道歉賠償才對啊！(後來因此當街挨了三槍，一槍打中脖子。) 總之，打老虎才叫做公義，一大群人圍毆一隻小貓咪，不會太沒出息嗎？</text:span><text:span text:style-name="T3"><text:line-break/><text:line-break/></text:span><text:span text:style-name="T1">愚民暴民們如果真有正義感，那應該像我19歲時那樣，把生死拋諸腦後，公開掛牌當個黨外人士，文的來，武的也來，搖筆桿，上街頭，挨警棍，直接和蔣家對幹。那才叫做公義啊！一大群人猛踩一隻蒼皇躲藏的小螞蟻，不會太沒出息嗎？</text:span><text:span text:style-name="T3"><text:line-break/><text:line-break/></text:span><text:span text:style-name="T1">至於萬康所問，我沒特別看法，我同樣也不知道如何與人溝通。這部份我是極重度「非典型社交恐懼症」患者。</text:span><text:span text:style-name="T3"><text:line-break/><text:line-break/></text:span><text:span text:style-name="T1">網路世界對我來說，就像以前的圖書館裏的索引目錄室，一個個大書櫃，一格一格小抽屜，裏頭很多小卡片，載明書籍與資料存放位置。所謂網路，不過如此。至於其他，例如人群社群聚集處，三個人五張嘴，統統與我絕緣。我不知道所謂「社群」或「網友」具體來說是什麼回事，我不把時間花在那上頭。</text:span><text:span text:style-name="T3"><text:line-break/><text:line-break/></text:span><text:span text:style-name="T1">撇開網路，回到生活中，我從小人緣好，因為沒有侵略性，無害，不計較利害，無傷人之心，好好先生，只要不是太離譜，我一般都無所謂；不議論，不反駁，全身是耳朵，仔細聽，少說話，不好為人師，無盛氣，不凌人，自甘低下，一概陪笑臉。</text:span><text:span text:style-name="T3"><text:line-break/><text:line-break/></text:span><text:span text:style-name="T1">若是遇到腦殘或進步界人士，我就開始手腳冒冷汗，趕緊岔開話題，改談天氣。萬一，萬一，萬一真的躲不掉，非要我表態不可，我就會來個震撼彈，讓對方心碎，讓他明白原來陳真是個壞人，熱愛祖國，支持共匪，唱衰鬼島，雖千萬人吾往矣，至死不渝。</text:span><text:span text:style-name="T3"><text:line-break/><text:line-break/></text:span><text:span text:style-name="T1">生活中，認識我的人，比方說醫界學界同事、病患及其家屬、小孩的同學之家長與老師們以及無數朋友等等等，幾乎沒有一個人知道我是中共同路人，更不知道我過去四十年來做了些什麼，甚至很可能沒有幾個人知道我會寫字。並非刻意隱瞞，而是自然就會避開。</text:span><text:span text:style-name="T3"><text:line-break/><text:line-break/></text:span><text:span text:style-name="T1">一來，我沒有跟人面對面議論辯駁時事的傾向。一大部份原因是我總覺得不應該對人心存「我想教育你」的念頭，因為那等於是看輕對方，而我從無此一心態。</text:span><text:span text:style-name="T3"><text:line-break/><text:line-break/></text:span><text:span text:style-name="T1">我希望能夠毫不張揚地留下文字在這世上，有人想看就拿去看，看了之後得自行判斷，如果有所改變，那是你自己願意改變，若不改變也無妨。因為不管變或不變，我根本都不知道你是誰。</text:span><text:span text:style-name="T3"><text:line-break/><text:line-break/></text:span><text:span text:style-name="T1">二來，我知道我若透露自己的「身世」，只會引來異樣眼光與笑柄或是自取其辱，因為人們絕不會相信我說的。</text:span><text:span text:style-name="T3"><text:line-break/><text:line-break/></text:span><text:span text:style-name="T1">在一般人的價值觀裏頭，他不可能相信很多事，比方說他不可能相信有人功業彪炳卻無一官半職；比方說他不可能相信有人有權位可圖，卻寧可為了公義而成為極少數異類飽受痛苦；比方說他不可能相信有人從事公眾事務不是為了功名利祿；比方說他不可能相信有人滿腹經綸才學出眾卻不謀相關出路；比方說他不可能相信有人可以過得很爽卻寧可投身火海...人們不相信的事太多了，幾乎沒有一句極端重要的話是人們會相信我的，於是我只能選擇那些他們會相信的東西去與他們互動交往。</text:span><text:span text:style-name="T3"><text:line-break/><text:line-break/></text:span><text:span text:style-name="T1">比方說，這些年常和兒福機構往來，總是被當成好像什麼都不懂的門外漢，很無奈。但是，我若跟對方說出實情，恐怕也只是讓人呵呵帶過或引人疑慮而已。事實上，我不但是台灣兒童福利與兒童人權的先驅，比起所有這些兒福機構都還要更早了許多年，甚至早在三十多年前在國際上就有過一番關於兒童人權的貢獻，甚至還因此成為我的叛亂罪證之一。我若對兒福機構們說出這番實情，會有人相信嗎？當然沒有。人們不可能相信一個人有所作為卻無一絲回報，甚至無人知曉。</text:span><text:span text:style-name="T3"><text:line-break/><text:line-break/></text:span><text:span text:style-name="T1">比方說，二十多年前我寫過一篇流傳甚廣的文章叫做「說點社運的風涼話」，批評台灣社運之種種怪象。有位進步青年寫信來罵我，說我只會批評，什麼都不做。我反問他，「那你做了什麼？」他很驕傲地亮出身份，說他是環保聯盟的幹部。我回信跟他說，「你不知道我是上個世紀八零年代的環保先驅嗎？你不知道我就是環保聯盟的幾位創始人之一嗎？」對方之後就沒有再回信了。</text:span><text:span text:style-name="T3"><text:line-break/><text:line-break/></text:span><text:span text:style-name="T1">比方說，前些年，曾有藥商，為了向我示好，一直主動說他可以介紹一些「民意代表的助理」給我認識。加強我的人脈。我聽了很無言，但也只能再三表示無意高攀，好意心領即可。</text:span><text:span text:style-name="T3"><text:line-break/><text:line-break/></text:span><text:span text:style-name="T1">最近想買一小套房，以備日後某種需求。推銷賣房的人跟我說「買這房很好哦！很棒很難得哦！連大咖都來買，有位高雄市議員也來買耶，以後你就可以和議員當鄰居，說不定你的車子還可以和議員的車停在一起。」</text:span><text:span text:style-name="T3"><text:line-break/><text:line-break/></text:span><text:span text:style-name="T1">她以為我聽了會很興奮，但事實卻是讓我心裏頗有疑慮，因為高雄市議員就那幾個人渣，跟人渣同住一棟大樓，應該不會很愉快吧？學姊說，有這種鄰居，以後怎麼教小孩？</text:span><text:span text:style-name="T3"><text:line-break/><text:line-break/></text:span><text:span text:style-name="T1">這樣各位聽懂我的意思嗎？很多東西是一種「思潮」，一種社會普遍的「價值觀」，你只能逃，只能躲，只能忍耐忍耐再忍耐，忍耐永無止盡的歧視、羞辱與誤解，別期待你可以改變對方。我若跟賣房子的人說：「再大的官，我也無意接見」，你覺得對方會信嗎？當然不會。</text:span><text:span text:style-name="T3"><text:line-break/><text:line-break/></text:span><text:span text:style-name="T1">類似「思潮」或各種「價值觀」，講不完，有的人仰慕權力，有的人崇拜地位或金錢，有些人則高度抬舉文憑學經歷等等等，你也只能逃，只能躲，只能忍耐忍耐再忍耐，可別期待你能改變對方，也別期待人們 (包括與你所熟識的許多朋友們) 會相信你的肺腑之言。你越說心裏話，人們只會覺得你越可笑，說不定以為你很自卑，心裏有什麼陰影。</text:span><text:span text:style-name="T3"><text:line-break/><text:line-break/></text:span><text:span text:style-name="T1">大約只有兩種人你可以暢所欲言，可以在他面前很自然地「做自己」，很自然地說心裏話：一種是小小孩，一種就是知己。知己就是同類，惟有同類才會相信同類，懂得同類的「語言」，相信同類以何種「食物」過活，嚮往一個什麼樣的天空。</text:span><text:span text:style-name="T3"><text:line-break/><text:line-break/></text:span><text:span text:style-name="T1">也許還有一種人也會相信你，那就是千百年過後，如果還有人記得你，依舊還讀著你的文字，在你墳前灑下熱淚，那麼，也許那個人也會相信你，就猶如我相信維根斯坦，相信沈從文那樣。</text:span></text:p>
      <text:p text:style-name="P2"><text:span text:style-name="T1">陳真   |  2020.05.29 16:21   |   </text:span><text:a xlink:type="simple" xlink:href="http://palinfo.habago.org/Entry?Command=Information_PrintForum&amp;iPage=1#FORUM39288"><text:span text:style-name="T2">#</text:span></text:a></text:p>
      <text:p text:style-name="P4"><text:span text:style-name="T1">謝謝阿水律師，講得真好。確實如你所說，買賣所包涵的範圍理當不是只限於一杯咖啡，而是應該還包括其它各種有形無形的服務；倘若雙方服務內容喬不攏，何必說得那麼正義凜然？什麼買賣契約已成，不但攔人去路還想報警逮人。</text:span><text:span text:style-name="T3"><text:line-break/><text:line-break/></text:span><text:span text:style-name="T1">例如，我很怕吵，常點了菜，發覺店家異常吵鬧，於是就當下決定改別家吃。當然，我會先取得店家的諒解。</text:span><text:span text:style-name="T3"><text:line-break/><text:line-break/></text:span><text:span text:style-name="T1">例如，我不吃肉，因此點菜範圍極其有限，萬一我所點的東西稍後回報說賣完了。這時候，我只好走人。我當然不會像那位機車咖啡廳老闆那樣，說什麼不行，說什麼買賣契約已定，非賣我不可。</text:span><text:span text:style-name="T3"><text:line-break/><text:line-break/></text:span><text:span text:style-name="T1">機車咖啡廳老闆講得進步凜然，但行為上卻令人難以恭維，一下報警，一下攔人去路，一下又什麼契約，一下又拿垃圾塞人包包。令人訝異的是媒體，評價是非不是根據情理法本身，而是一直抬舉什麼網友們的風向。</text:span></text:p>
      <text:p text:style-name="P2"><text:span text:style-name="T1">阿水   |  2020.05.29 15:43   |   </text:span><text:a xlink:type="simple" xlink:href="http://palinfo.habago.org/Entry?Command=Information_PrintForum&amp;iPage=1#FORUM39287"><text:span text:style-name="T2">#</text:span></text:a></text:p>
      <text:p text:style-name="P3"><text:span text:style-name="T1">網紅咖啡廳事件</text:span><text:span text:style-name="T3"><text:line-break/><text:line-break/></text:span><text:span text:style-name="T1">陳真兄及各位的法感跟現行法律也八九不離十，我就顧左右而言他。況且個案不好講，無法掌握全盤資訊，就從底下各位所提及的事實（不含連結的事實），按一般狀況來談：</text:span><text:span text:style-name="T3"><text:line-break/><text:line-break/></text:span><text:span text:style-name="T1">一、這不只是買賣：</text:span><text:span text:style-name="T3"><text:line-break/></text:span><text:span text:style-name="T1">咖啡廳的的店內消費不只咖啡的買賣，消費者還「買」了服務（態度、環境、氣氛等）。尤其當店家的服務條件跟一般咖啡廳有相當的差異，並用這些條件來過濾或限制客人時，不能只從消費者點了咖啡這個動作，就證明雙方已經成立消費關係，因為這個消費契約的另一個必要之點--服務條件，還必須合意一致，否則契約整個無效。</text:span><text:span text:style-name="T3"><text:line-break/><text:line-break/></text:span><text:span text:style-name="T1">二、老闆不可自由申縮解釋消費契約的合意範圍，把消費者圍困在買賣關係：</text:span><text:span text:style-name="T3"><text:line-break/></text:span><text:span text:style-name="T1">咖啡廳的店內消費通常比外帶貴上許多，又是一口價，一口價之下店家又自定了許多讓消費者意料之外的服務條款來耍特色，如此一來商品與服務兩者就焦不離孟、孟不離焦了，老闆若是硬要拆散了焦和孟，非要硬指消費者點了咖啡，就是成立買賣關係，漠視這一口價還包含了店家的服務，這就違反平等互惠原則。老闆如果懷疑以上的看法，消費者保護法也規定，有疑義時，應為有利於消費者之解釋。</text:span><text:span text:style-name="T3"><text:line-break/><text:line-break/></text:span><text:span text:style-name="T1">三、民事糾紛的現場，除非有現行犯，人人都可以逮捕的這等法律明文規定的事由，不然不可以限制對方的人身自由：</text:span><text:span text:style-name="T3"><text:line-break/></text:span><text:span text:style-name="T1">這個事件的網紅，即便在咖啡做好了以後才要離開，因為不是惡意白吃白喝的詐欺犯，只是在點了咖啡以後，因為老闆說我們這兒有這樣那樣的規矩，才一氣之下不付錢拒喝走人，擺明了只是單純的民事糾紛，不是現行犯，也不歸警察管。</text:span><text:span text:style-name="T3"><text:line-break/></text:span><text:span text:style-name="T1">這時如果要告老闆妨害自由罪，建議從我們律師常因而打敗仗的一個法律用語「不確定故意」去舉證去著墨。意思是說：這種芝麻綠豆大，頂多只是一人一杯咖啡錢沒付的小事，以我國數十年來民主自由，法治教育普及的環境之下，一般人不會認為嚴重到足以構成犯罪。可是這位老闆在堅持買賣已合法成立之時，對法律裝懂；在侵犯網紅的人身自由時，又對法律裝不懂（說裝懂也行），這可以推斷老闆不管網紅是否犯罪，拘禁是否合法，反正就是要網紅不准走，所謂的等警察來只是保護自己一切依法行事的藉口。以我國法官檢察官熟悉的推論方式，比較容易讓法院認定老闆有妨害自由罪的不確定故意。而我國法院對許多的社會弱勢邊緣人也有很多案例是按照上頭的邏輯來判的。</text:span><text:span text:style-name="T3"><text:line-break/><text:line-break/></text:span><text:span text:style-name="T1">四、我國強制罪的適用範圍有越來越廣的趨勢，可比社維法謠言妨害安寧的規定，被檢警視如法寶：</text:span><text:span text:style-name="T3"><text:line-break/></text:span><text:span text:style-name="T1">強制罪的成立要件是「透過強暴、脅迫，使別人做無義務之事，或妨礙他人行使權利」，夫妻吵架就換家門鎖頭、債主強脫手錶、計程車司機行車被違規超車不爽，硬擋人家去路、誘騙少女拍清涼照、情侶吵架毀損對方機車鑰匙等等，都曾是實務上曾被起訴或被判刑的案例（被起訴就算無罪也很麻煩）。那麼，把地上的紙杯硬塞入對方友人的皮包，應該也構成強制罪。</text:span><text:span text:style-name="T3"><text:line-break/><text:line-break/></text:span><text:span text:style-name="T1">五、一顆星網評就真的讓老闆隨意定標準、隨意告了：</text:span><text:span text:style-name="T3"><text:line-break/></text:span><text:span text:style-name="T1">我國的訟棍都知道：只要不造假、不妄言，就不構成誣告罪。於是自定犯罪標準：凡沒有來店裡消費的網友，來按過一顆星負評的，都是妨害名譽，都提出刑事告訴；至於有罪無罪那是檢察官跟法院的事，一想到將來讓這些一顆星的網友跑跑法院，心裡就一閃一閃。</text:span><text:span text:style-name="T3"><text:line-break/></text:span><text:span text:style-name="T1">偏偏我國刑事訴訟法就規定，非有必要不可先傳被告，可是我們的檢警很奇怪，選擇性執法，有人告就傳來問問再說，除非是販毒或槍枝等擔心打草驚蛇的重大犯罪，才默默的調查，直到要收網時才開始逮補被告。</text:span><text:span text:style-name="T3"><text:line-break/></text:span><text:span text:style-name="T1">其實，這個事件的一顆星網友是否構成妨害名譽或妨害信用，應該看情形而論：若是大家不約而同按一顆星，也針對這次網紅事件指斥其非，而店家的服務態度、對消費者有無流氓、土匪行徑，是否黑店，這就事關公益可受公評了。</text:span><text:span text:style-name="T3"><text:line-break/></text:span><text:span text:style-name="T1">但是若僅僅是店家的老闆鬧鬧小緋聞或有一絲絲敗德的私事，即便是事實，也只是純屬個人私德，若是小題大作廣為宣傳，這畢竟非關政治人物，言論自由的空間沒有那麼寬廣，因為與公益無關，這時個人的名譽權會被法律優先保護。或許有人有異見，認為不防微杜漸，小奸商恐養成大奸商。但是名譽據說也是人的第二生命，小德小節的踰越，還是請鍵盤上罷手，總讓人家得過活吧？這在法律上叫「比例原則」，用大砲打小鳥，是違反這個原則常用比喻。</text:span><text:span text:style-name="T3"><text:line-break/></text:span></text:p>
      <text:p text:style-name="P2"><text:span text:style-name="T1">許世勤   |  2020.05.29 09:21   |   </text:span><text:a xlink:type="simple" xlink:href="http://palinfo.habago.org/Entry?Command=Information_PrintForum&amp;iPage=1#FORUM39286"><text:span text:style-name="T2">#</text:span></text:a></text:p>
      <text:p text:style-name="P4"><text:span text:style-name="T1">那個上海的女孩子，無視於香港青年對許多店家的打砸搶，無視於他們對於政治認識不同，甚至不會講粵語的人動粗、殺人，那應該已經不是「小清新」了，我只看到她缺乏自信，而且欠缺悲天憫人的襟懷。</text:span><text:span text:style-name="T3"><text:line-break/><text:line-break/></text:span><text:span text:style-name="T1">凡事憑感覺，或只因為自己是年輕人，所以就挺年輕人，這是無知。</text:span><text:span text:style-name="T3"><text:line-break/><text:line-break/></text:span><text:span text:style-name="T1">文青也許表面上讀很多書，但不表示對於事實與邏輯的思考就深入。一個人的人生觀、國家觀、世界觀，很多時候受到環境的制約，也就是學校教育、家庭教育、社會教育，當一切的主流聲音都在告訴一個人要怎麼想的時候，他往往就這麼想，難以跳脫。多數人總是從眾的，害怕與眾不同，尤其是這種與眾不同可能會給自己帶來麻煩的時候。</text:span><text:span text:style-name="T3"><text:line-break/><text:line-break/></text:span><text:span text:style-name="T1">我認為大多數人的心中缺乏一個中心，或者是他根本不知道自己的中心是什麼。所以為了尋求對於「我」的認同，他把主流這種最「安全」的想法作為自己的認同，可以徹底無視事實與邏輯。這種「主流」不一定是全面的，更可能是生活周遭的。長此以往，我認為這樣的人已經失去獨立思考的能力，很難跟他建立起什麼實質性的對話。遇上這種人，我通常避免跟他談論涉及敏感的議題，主要著眼於生活的方方面面。</text:span><text:span text:style-name="T3"><text:line-break/><text:line-break/></text:span><text:span text:style-name="T1">人生總要有個追尋的目標，目標將決定人生的深度與廣度。曾有一個人，他當初選擇追隨了另一個人，便有人問他依據什麼做決定？他回答「因為反對日本軍國主義，而被軍部以不敬天皇的罪名打進監牢，這樣的人可以信任」。我也因為接觸他的思想「一切都應該回歸到人」「因為那裡有人」，而從自小就撲天蓋地的黨國教育、愛台灣、台灣南波萬這個「台灣中心論」中脫離出來。畢竟做為一個出身台灣南部的鄉親，這種在地化的洗腦是相當強烈的。</text:span><text:span text:style-name="T3"><text:line-break/><text:line-break/></text:span><text:span text:style-name="T1">假如今天香港的事情，只要鬧就殺頭，這些年輕人還會這麼踴躍嗎？假如今天搞台獨，當局就會抓去槍斃，台灣還有多少人前仆後繼？不管是台獨或港獨，都只是一種標籤政治，而且是建立在「我是ＸＸＸ，不是ＯＯＯ」，在我看來就是反人類、莫名其妙的優越主義，是一種種族歧視。企圖把同胞貶做狗，你會因此真的「高人一等」，從此列強就把你當人看嗎？只是大家都樂此不疲，無視於身外的世界正在著火。</text:span></text:p>
      <text:p text:style-name="P2"><text:span text:style-name="T1">張萬康   |  2020.05.29 06:18   |   </text:span><text:a xlink:type="simple" xlink:href="http://palinfo.habago.org/Entry?Command=Information_PrintForum&amp;iPage=1#FORUM39285"><text:span text:style-name="T2">#</text:span></text:a></text:p>
      <text:p text:style-name="P3"><text:span text:style-name="T1">謝謝宣樂的回覆，聽了內心踏實。大陸很多方面都在進步，他們有他們的路徑，過程。當然，也面臨很大的問題，好比不三不四的人因為有錢就當上人大代表（最近從朋友那邊知道一個這樣的人，還看了那個代表的聊天截圖）。謝謝你。</text:span></text:p>
      <text:p text:style-name="P2"><text:span text:style-name="T1">張萬康   |  2020.05.29 05:17   |   </text:span><text:a xlink:type="simple" xlink:href="http://palinfo.habago.org/Entry?Command=Information_PrintForum&amp;iPage=1#FORUM39284"><text:span text:style-name="T2">#</text:span></text:a></text:p>
      <text:p text:style-name="P4"><text:span text:style-name="T1">消費者和某咖啡店的糾紛，我剛剛去爬文了！我對這話題很有興趣！找到對造雙方的說詞</text:span><text:span text:style-name="T3"><text:line-break/></text:span><text:span text:style-name="T1">連結: </text:span><text:a xlink:type="simple" xlink:href="https://dailyview.tw/popular/detail/8566"><text:span text:style-name="T4">https://dailyview.tw/popular/detail/8566</text:span></text:a><text:span text:style-name="T3"><text:line-break/></text:span><text:span text:style-name="T1">以下是我的直白看法。</text:span><text:span text:style-name="T3"><text:line-break/><text:line-break/></text:span><text:span text:style-name="T1">1. 許多消費者愛在店內拍照，且不知會店家一聲，就大剌剌拍起，還很喧嘩隨便，這讓店家和其他顧客看了很煩，且有的店家會說自己的室內設計有版權在的，於是有的店家立了規矩，以對付他們認為的奧客。店家用這個規矩要求顧客，照國人的習俗，不滿拉倒，我走人（或反之：你不服從就給我離開）。這種習俗有問題，太霸道，但這先不管，總之一般習俗是彼此無緣，都不願受氣，那就再見！有些店家嫌對方庸俗，看不順眼，有個性的老闆還會主動趕客人。這種老闆我大多不喜歡，但生意很好，因為很多人崇拜這種老闆。</text:span><text:span text:style-name="T3"><text:line-break/><text:line-break/></text:span><text:span text:style-name="T1">2. 所謂的奧客自己都要離開了，照理說店家求之不得，還跟人家盧一杯咖啡的錢幹嘛？就算咖啡都做妥了，端上來了，講真，對方不爽留下，也該讓人離去。你請對方付帳，對方願意付，你收；對方說這家店不符合我要求，不想付，你也無法勉強。你說我店裡貼了告示，沒錯，但你貼滿全部的室內空間嗎？一時沒看到告示，人之常情。好吧就算預約的私訊中已告知不能拍照，對方說自己漏讀了，或說自己真不是要拍照，只是想換鞋，何必還非要人付錢呢？攔住人，幹嘛？對方不是故意賴帳吧。警方說按照法律，買賣契約生效了，我不是法律人，但我直覺警方有時不是精通法律的，就算滿賣成立，不滿也可以退貨不是嗎？你有脾氣，人家也有脾氣，咖啡杯被丟門口，追出去罵聲「你什麼態度」就算了，竟然幼稚到衝上去把杯子塞人包包裡，這像話嗎？構成人身侵犯了。</text:span><text:span text:style-name="T3"><text:line-break/><text:line-break/></text:span><text:span text:style-name="T1">3. 想要當有個性、有風格的店家，幹嘛在意被給負評？這種自認有風格的店家，都有基本顧客群的，怕什麼？至於給評價的規矩方面，我不知道是否消費才能給評價，如果是，那不能沒去消費還給評價，畢竟店家很怕網路（百分百有個性是假的）。照我個人看法，一個臭雞蛋我不吃也知道是臭的，聞得出。一本書我看一頁就知道是否值得看下去。所以這個負評可以給，不去也知道是什麼氣息、愛擺譜的一家店。這和該網美是否庸俗或粉絲很多是兩碼子事。但，前面談到給評價是否有法律規定方面的資格，如果有，確實不宜想給負評就衝去給。此外，我從未給過餐廳任何正負評，懶得去網路上弄這些。至少我心中有我的評價。服務業很敏感，以前沒有網路的年代，你的餐飲難吃或態度不好，不久就反應在業績上，因為一傳十、十傳百。進入網路或臉書年代，比較複雜的是，餐和態度都很爛但好評一堆的卻出現。</text:span><text:span text:style-name="T3"><text:line-break/><text:line-break/></text:span><text:span text:style-name="T1">4. 我曾在一家很潮的咖啡店端過盤子，做正職，不是打工，這個行業我略知三四。儘管當時不是網路年代。我的想法是，想要標榜自己有個性，可以，但有個性不等於太硬。你跟客人來這個勁兒，不得體。也有看人好欺負之嫌（如果是流氓，敢這樣刁客人嗎？人家都要走了，不希罕賺他的錢豈不是才瀟灑？不是嫌一杯咖啡沒多少錢的問題，而是自己喝也可以啊。咖啡館常做很多咖啡分給員工喝，老闆也要喝，要試口味，講究的店家要看溫度濕度隨時掌控口感味道，不是說我開了店門做一杯自己試喝就完事了。</text:span><text:span text:style-name="T3"><text:line-break/><text:line-break/></text:span><text:span text:style-name="T1">5. 我以前做的那家店，我只是個外場小店員，我也給我自己立原則，我遇到老外只講國語。我們那一區靠台北師大語文中心，不少各國老外。老闆從沒干涉我如此做。我有我的氣場（或爛樣子），或許她不好意思講。我的理由諸位一定懂，我認為我在台灣講國語是很基本自然的事情（我不是示出傲慢的民族主義，但我私下對朋友打趣我是民族主義），且英文不見得是每個洋人的母語，再者他們不少人想學中文，反而受不了大家都要衝他們講英文。我們那邊有個法國男生和韓國女孩是同學，兩人戀愛兩三年了，是用中文溝通的。我曾轟走一個客人，因為熟客之中不少是奧客，喜歡自認混熟了在這裡鬧，我叫他「滾！」老實說我失控是我不對。老闆也告誡我。人有脾氣，也要讓人講回來，有次我在路上遇見這位客人，他以老氣橫秋的口吻跟我講：「你脾氣要改。」我聽了覺他這樣很噁，但我沒還口，如果他記恨，我讓他講回來，也算應該吧。</text:span><text:span text:style-name="T3"><text:line-break/><text:line-break/></text:span><text:span text:style-name="T1">6. 這件事和以上無關。昨天有個上海朋友給我一則微博的圖文，說她看了訝異。內容是幾個日本青年Cosplay解放軍，跟內地下單，訂做軍服，穿戴正式，在日本街上活動。為何這樣穿搭，我列了幾個理由給她，其中一個是，我說我從小做軍事武器、軍人的模型。我們認為屌的東西都會欣賞，不會看敵我矛盾。好比二戰德軍的東西我們愛，但納粹大屠殺當然反對，兩碼子事。玩軍艦想買日本「大和號」，也正常，造型很棒，這和日本軍國主義無關。好看！又強！就算最後國家打敗了也不一定等於他們不強。我初中遇到「福克蘭戰爭」，大陸叫馬島戰爭（用西班牙文，阿根廷給該島的命名），我挺阿根廷！戰爭對我們小孩子來說像看球賽。最後阿根廷戰敗，我很難過，但我買的飛機模型是英國「獵鷹式」戰鬥機，垂直起降，多酷，造型圓滾好看。</text:span><text:span text:style-name="T3"><text:line-break/><text:line-break/></text:span><text:span text:style-name="T1">長大後，對「好看」的審美會改變或提昇，八路軍（解放軍）、貼上北韓國徽的飛機，我開始研究欣賞，即便當年買不到，不會認為穿得好看才叫我傾心。我跟我那朋友說，你知道朝鮮戰爭，中國人民志願軍欠缺反坦克武器，卻消滅過一整個英國皇家重坦克營嗎？營長還被俘。另，美軍曾有一個團被志願軍殲滅，也是很屌的戰功。連陸戰隊第一師，都差點被全殲，突圍而走，有的被俘。故此，不要把別國人喜歡中國的東西就以大驚小怪來看，中國本來就好樣的。不必笑人是傻逼，也不必因此炫耀，要平常心。她說兩岸很在意外國的看法，我說對！</text:span><text:span text:style-name="T3"><text:line-break/><text:line-break/></text:span><text:span text:style-name="T1">基本上軍事的東西我挺迷的。當兵時我當過野戰步兵、砲兵，最後半年在禮砲連（相當儀隊性質）。前一兩年，禮砲連的學弟們竟然把禮砲打成22響。我和當年的袍澤們嘖嘖稱奇，苦笑不已。我們退伍28年。但談起部隊往事宛若昨日。</text:span><text:span text:style-name="T3"><text:line-break/><text:line-break/></text:span><text:span text:style-name="T1">我喜歡軍人，聽戰爭故事，但現在我最期待的是世界和平。</text:span><text:span text:style-name="T3"><text:line-break/><text:line-break/></text:span><text:span text:style-name="T1">7. 之前一篇我的提問，謝謝陳真解說。受教了。關於你提到是否我可再說清楚點，是這樣，平時好比談到美國哪裡有問題，台灣哪裡有問題，很多人內心第一個反應是，中國最爛！無論如何也比中國好！我覺這種人其實是拒絕討論的，但這種人很多。所以也造成我直接罵美國警察最爛！這話太重也不靠譜，誠如您給我的交流內容，受用。我意思是你們愛說美國多好，很雙標（疫情很多例子），我現在談黑人被警察欺負的事情，你們還非要講美國多好嗎？請正視這則清清楚楚的事實。或許我借題發作，不過種族歧視的議題我本就向來關切，包括兩個月前大陸網友流行怒噴黑人，我也在微博、豆瓣深表期期以為不可。大陸不少人歧視黑人，看他們發的圖文，那真的是會動怒，簡直是口不擇言。此外，在談大陸的事、兩岸、中美、世界各種問題時，很多大陸公知不是在就事論事，而是談任何問題都歸咎在體制問題，認為一切出在大陸不走西方的民主多黨體制（他們認為這是核心問題）。在我來看這也是拒絕討論的一種人，他們的回應方式總類似「國外再差也比中國好」。我昨天還看到一個大陸女子，發文只有一句「我真的好想當台灣人」。</text:span><text:span text:style-name="T3"><text:line-break/><text:line-break/></text:span><text:span text:style-name="T1">8.</text:span><text:span text:style-name="T3"><text:line-break/></text:span><text:span text:style-name="T1">簡單濃縮來說，如果你遇到一人，無論來自台灣或大陸，討論任何事都用「國外再差也比中國好」、「美國就是比台灣好」、「美國就是比中國好」、「美國幫台灣所以不能罵」、「一切出在體制問題」的方式來回你時，你該怎麼告訴對方事情不是這樣看的？想聽你的建言。我不是要說服別人放棄路線、信仰的意思，只是說建立一種能對話的意願。</text:span><text:span text:style-name="T3"><text:line-break/><text:line-break/></text:span><text:span text:style-name="T1">他們可能不知道，或知道了也不屑的是，我在批評大陸官方上頭我可能比大多台灣網友更做得多（因為我是直接去大陸網站，不像他們不屑去大陸網站。在大陸網站上我可能被炸號，就是系統管理員不准你的帳號再發文的意思）。我實在納悶，他們書讀比我多，怎麼會凡事台港好！必是大陸的錯！中美鬥爭是中國的錯！因為中國官方太戰狼（對西方太強勢）所以活該被美國整回來。</text:span><text:span text:style-name="T3"><text:line-break/><text:line-break/></text:span><text:span text:style-name="T1">建立對話，我覺這還是挺重要，因為有些大陸的小清新可能腦子還沒石化到不能討論的地步，但我比較欠缺把人點通的能力，容易動氣所以不如迴避。可我覺交流還是有必要的。當然我也會介紹兩岸這種小清新來看若雪板（台灣的小清新幾乎全綠，成天只關心罷韓，但我覺還是要救一個算一個……說救不是自大的意思）。我朋友說沒救的人不要白費勁了，但我覺得有些小清新，怎麼說呢？舉例來講，去年香港反送中時，有次大陸記者被打，大陸網友激憤。我有個大陸網友，感覺她知識豐富，還會要求自己讀德勒茲，我看到她的板上寫，搭地鐵時一個大叔手裡拿著手機（或收音機）把記者被打的新聞播放很大聲。意思不言而喻，這大叔雖沒講話，但希望車廂內的人都能知道此事，都能同仇敵愾，忍不下一口氣。於是我朋友寫，她內心頓時傷感，心涼，但，我們要堅持下去，要奮戰。因為她很挺香港那些青年。她文筆很好，比我轉述的內容好，意思說面對大叔那種粗糙的民族狂熱份子，不懂香港民主的價值，讓她內心覺得恐怖，無助，但不能氣餒，她要和香港奮戰。陳真，我意思是，她真的很善良，我很同情她，可是她……很多事情是不懂的，我不知道該怎麼跟她講。那大叔那樣也真的粗糲、嚇人是沒錯。小清新很容易內心受傷，成天覺得中國沒有前途，對人生再也沒有任何嚮往。然後很多人會補一句只有音樂能拯救我，不然我早自殺了。很抱歉我留言這麼多字，我不會常寫這麼多。意思是，陳真你一定懂那種善良，她很揪心，我也替她揪心，我想勸她兩句但又怕講不來，其實搞不好我比她（們）苦。這種苦我承受或說藏在心裡很久，怕一交流這個就火藥味，那就是我的錯了。大陸文青深受港台文青影響，他們都讀好多書哇，怎麼會欠缺獨立思考呢？大陸文青老認為當中國人是羞恥。這可以無關羞恥與驕傲啊。</text:span><text:span text:style-name="T3"><text:line-break/><text:line-break/></text:span><text:span text:style-name="T1">而台灣文青，好比罷韓，他們有些人真的認為在做一件好有意義、好正義的事情。交流好難，想多聽你的看法。謝謝！</text:span><text:span text:style-name="T3"><text:line-break/></text:span></text:p>
      <text:p text:style-name="P2"><text:span text:style-name="T1">老羊   |  2020.05.29 02:19   |   </text:span><text:a xlink:type="simple" xlink:href="http://palinfo.habago.org/Entry?Command=Information_PrintForum&amp;iPage=1#FORUM39283"><text:span text:style-name="T2">#</text:span></text:a></text:p>
      <text:p text:style-name="P3"><text:span text:style-name="T1">我沒有法律專業知識，但是想插句話說一下自己的看法。</text:span><text:span text:style-name="T3"><text:line-break/><text:line-break/></text:span><text:span text:style-name="T1">那位咖啡店老闆把垃圾塞進網紅朋友的袋子裡是毫無道理的野蠻，絕無可能有任何法律支持，我甚至不認為他有權利要求顧客為了店家根本還沒開始做的咖啡付錢。但是從未到他的店消費的人因為這件事給他差評在我看來他的不滿還算站得住腳，雖然我不知道這是否有提告的法律依據。</text:span><text:span text:style-name="T3"><text:line-break/><text:line-break/></text:span><text:span text:style-name="T1">即便網紅顧客的經歷屬實，她自己給差評並且描述整個事件經過就已經足夠，其他網友可以用點選她的評語是「有幫助的」來表達認同與支持。對商家的評語應該根據自己的消費經驗，而不是「我的親戚朋友」或是「我非常相信的人」；否則很容易在其他地方被不誠實的商家當作打擊競爭對手的手段 -- 花錢找人編寫差評，每個都說「我朋友的經驗」，而受害店家絕無可能有這種財力或時間一一要求對方提供證據；網路平台目前也沒有相應的核實機制。這樣的事情其實已經經常發生了。</text:span></text:p>
      <text:p text:style-name="P2"><text:span text:style-name="T1">陳真   |  2020.05.29 01:35   |   </text:span><text:a xlink:type="simple" xlink:href="http://palinfo.habago.org/Entry?Command=Information_PrintForum&amp;iPage=1#FORUM39282"><text:span text:style-name="T2">#</text:span></text:a></text:p>
      <text:p text:style-name="P4"><text:span text:style-name="T1">阿水律師還在嗎？有幾個想法請教。</text:span><text:span text:style-name="T3"><text:line-break/><text:line-break/></text:span><text:span text:style-name="T1">在雄獅慘案之前，過去許多年來，也曾發生過兩次慘案，都跟旅行社有關，是另外兩家旅行社。那兩次我們都「獲勝」了。一次是在雲南的玉龍雪山看張藝謀執導的「印象麗江」，真的非常震撼！太美了！但是，整個團在行程上耽擱了半個小時，也就是說，當我們進場時，表演都已經接近尾聲了。</text:span><text:span text:style-name="T3"><text:line-break/><text:line-break/></text:span><text:span text:style-name="T1">因此，我們跟導遊協商，我們自願放棄接下來的行程，但我們要留下來從頭把「印象麗江」看一遍，因為看戲看一半哪叫看戲。因此，這張重新購買的票券，旅行社必須支付。</text:span><text:span text:style-name="T3"><text:line-break/><text:line-break/></text:span><text:span text:style-name="T1">一開始，旅行社不肯，經過開會協調後，他們承認錯誤，主動願意以更多的錢來賠償我們的損失。該旅行社(哪一家旅行社我忘了，應該表揚才對) 的董事長還寫了一封長信給我表達歉意，並且說他也認為天底下絕沒有看戲看一半的道理。他說，旅行社本來就應該賠償，還感謝我給他們公司上了這寶貴的一課。</text:span><text:span text:style-name="T3"><text:line-break/><text:line-break/></text:span><text:span text:style-name="T1">另一次慘案則是發生在印度。我們前往印度的一個主要原因就是為了甘地，想去參觀甘地博物館，參觀他的住處以及被暗殺現場。結果，導遊竟然想把這趟行程給整個省略，因為絕大多數團員絲毫不感興趣。在我們的反對之下，後來沒有完全省略此一參觀行程，但我和學姐應該雙雙創下「以最短時間參觀甘地博物館」的金氏世界紀錄。我們是用狂奔的方式「參觀」整個館，前後大約五分鐘。</text:span><text:span text:style-name="T3"><text:line-break/><text:line-break/></text:span><text:span text:style-name="T1">我對這事很生氣，回台後就找旅行社算帳。旅行社承認理虧，不需開協調會，馬上就退還我們導遊費及住宿費和其他一些費用，並且還派人送來一大盒水果禮盒來家裏致歉。</text:span><text:span text:style-name="T3"><text:line-break/><text:line-break/></text:span><text:span text:style-name="T1">之所以提起這兩樁慘案，只是想對照黑心雄獅的蠻橫霸道。</text:span><text:span text:style-name="T3"><text:line-break/><text:line-break/></text:span><text:span text:style-name="T1">但我想請問阿水律師的卻是另一件事，是我剛剛看到的一則報導，有個網紅去咖啡廳點了一杯咖啡，因為店家認為她想拍照(老闆發現她企圖更換鞋子)，當場告知不可換裝，也不可換鞋，因此雙方有所不快。於是，這位消費者就說「我不高興了，那我不喝咖啡了」。</text:span><text:span text:style-name="T3"><text:line-break/><text:line-break/></text:span><text:span text:style-name="T1">老闆說「不行，妳口頭已經點了咖啡，就必須付錢。」那位顧客說，「可是，你們又還沒開始製作咖啡。」老闆說「不行，妳點了咖啡就得付錢，因為雙方買賣契約已經成立」。</text:span><text:span text:style-name="T3"><text:line-break/><text:line-break/></text:span><text:span text:style-name="T1">顧客不爽，想離去。老闆擋住去路不讓她離開，隨即報警。</text:span><text:span text:style-name="T3"><text:line-break/><text:line-break/></text:span><text:span text:style-name="T1">後來，顧客付了錢，拿著用紙盒裝的咖啡走了。走出店家後，故意把咖啡杯整個摔在店家門前的馬路上。老闆在屋裏看到了，就衝出來撿起灑落一地的咖啡紙杯，衝去堵人，把這個髒兮兮的紙杯，塞進該顧客的另一位同行友人的皮包裏，弄髒了皮包裏的所有東西。</text:span><text:span text:style-name="T3"><text:line-break/><text:line-break/></text:span><text:span text:style-name="T1">事後，據說絕大部份網友力挺店家，辱罵這位網紅顧客。但也有些網友則是跑去該店家的網頁給予一星負評。店家揚言對這些沒有來消費卻給予負評的網友提告。</text:span><text:span text:style-name="T3"><text:line-break/><text:line-break/></text:span><text:span text:style-name="T1">做為一個權利義務意識還算清楚的消費者，我的疑問有三：</text:span><text:span text:style-name="T3"><text:line-break/><text:line-break/></text:span><text:span text:style-name="T1">一，民事糾紛現場，可以限制對方的人身自由嗎？</text:span><text:span text:style-name="T3"><text:line-break/><text:line-break/></text:span><text:span text:style-name="T1">依我的看法是不行，因為這跟土匪沒兩樣。否則，我們隨便找個理由說是糾紛，豈不是可以隨時限制任何人的人身自由？若有糾紛，大可提告，而非攔人去路，限制其人身自由。請問我的想法對嗎？</text:span><text:span text:style-name="T3"><text:line-break/><text:line-break/></text:span><text:span text:style-name="T1">二，把別人丟在馬路上的咖啡紙杯，灑落一地的咖啡，紙杯肯定已經弄髒，老闆可以把它撿起來硬塞入對方友人的皮包裏嗎？</text:span><text:span text:style-name="T3"><text:line-break/><text:line-break/></text:span><text:span text:style-name="T1">我的看法是：這跟流氓沒兩樣。</text:span><text:span text:style-name="T3"><text:line-break/><text:line-break/></text:span><text:span text:style-name="T1">對方假若亂丟垃圾污染道路，你可以蒐證請環保局來開罰單，怎麼可以動用私刑，硬是把髒兮兮的垃圾塞入對方或對方親友的皮包裏來洩恨。請問我的想法對嗎？那我以後看到有人遛狗沒清理地上大便，難道我可以把大便撿起來，硬塞進對方的太太的皮包裏？這不就是耍流氓嗎？</text:span><text:span text:style-name="T3"><text:line-break/><text:line-break/></text:span><text:span text:style-name="T1">三，這位似乎很愛「講道理、講法律」的老闆威脅要提告那些「沒有來消費卻給予一星負評」的網友。這樣一種提告是合理的嗎？</text:span><text:span text:style-name="T3"><text:line-break/><text:line-break/></text:span><text:span text:style-name="T1">我認為不合理。因為，一個店家的任何公開行為，都應該是消費者可以據以評價的依據，哪有什麼要先消費才能打分數的道理？否則就犯法？店家有這麼神聖不可侵犯？</text:span><text:span text:style-name="T3"><text:line-break/><text:line-break/></text:span><text:span text:style-name="T1">如果對方評語有所抹黑，你當然可以去告他，但是，控告的依據應該是評論內容是否屬實或是否合理，而非依據對方「是否有來我們家咖啡店裏消費」。請問我的想法對嗎？</text:span><text:span text:style-name="T3"><text:line-break/><text:line-break/></text:span><text:span text:style-name="T1">我對那種表面上好像很愛講道理、盛氣凌人、但其行為卻跟理字相去甚遠的人，非常厭惡與反感。</text:span><text:span text:style-name="T3"><text:line-break/><text:line-break/></text:span><text:span text:style-name="T1">還有就是，我看媒體報導總是喜歡以所謂「網友們」的「風向」來決定是非。但我相信，一個事情如果是對的，那它就是對的，而不會因為很多人說它是錯的而成為錯的。人多勢眾，聲音就大，但是，聲音再大也不會使一個錯的東西變成對，或使一個對的東西變成錯。</text:span></text:p>
      <text:p text:style-name="P2"><text:span text:style-name="T1">老羊   |  2020.05.29 00:12   |   </text:span><text:a xlink:type="simple" xlink:href="http://palinfo.habago.org/Entry?Command=Information_PrintForum&amp;iPage=1#FORUM39281"><text:span text:style-name="T2">#</text:span></text:a></text:p>
      <text:p text:style-name="P3"><text:span text:style-name="T1">真正可恥的還不是說港台警察「國家暴力」或是「血腥鎮壓」；無知是所有人出生的狀態，只要持續學習就好；真正可恥可鄙的是那些看到西方國家警察如何執法後馬上換個嘴臉說「人家是法治社會」。</text:span><text:span text:style-name="T3"><text:line-break/><text:line-break/></text:span><text:span text:style-name="T1">自己跪久了，反而覺得旁邊站起來「反抗洋大人」的人是丟臉的，低素質的。</text:span></text:p>
      <text:p text:style-name="P2"><text:span text:style-name="T1">陳真   |  2020.05.28 23:29   |   </text:span><text:a xlink:type="simple" xlink:href="http://palinfo.habago.org/Entry?Command=Information_PrintForum&amp;iPage=1#FORUM39280"><text:span text:style-name="T2">#</text:span></text:a></text:p>
      <text:p text:style-name="P4"><text:span text:style-name="T1">萬康，</text:span><text:span text:style-name="T3"><text:line-break/><text:line-break/></text:span><text:span text:style-name="T1">我不太懂你問我的問題是什麼？可以再講清楚些嗎？你留下的網址裏頭全是一些沒頭沒腦的文字，我看不懂他們在寫什麼，也不知道你要我看什麼？反駁你的人，如果只是你所引用的短短那兩句什麼「韭菜」，那有什麼好討論？根本不用理會啊。</text:span><text:span text:style-name="T3"><text:line-break/><text:line-break/></text:span><text:span text:style-name="T1">至於我自己，我不會對美國警察這個群體「本身」有任何概括性的厭惡性評價。因為：</text:span><text:span text:style-name="T3"><text:line-break/><text:line-break/></text:span><text:span text:style-name="T1">一，它不是一種同質性的群體，因此也不會有一致性的價值取向。</text:span><text:span text:style-name="T3"><text:line-break/><text:line-break/></text:span><text:span text:style-name="T1">二，該群體基本上還是扮演了警察應有的角色，我不覺得把它污名化或甚至說他們是「全世界最可惡的警察」是合理的。</text:span><text:span text:style-name="T3"><text:line-break/><text:line-break/></text:span><text:span text:style-name="T1">三，就跟任何其它一種群體 (比方說醫生、法官、律師、司機、老師、商人等等等)一樣，美國警察的惡行不會顯得特別重大。特別把警察挑出來罵是沒有道理的。難道你也要把美國法官挑出來罵說他們「是全世界最可惡的法官」，因為他們傾向把非白人或各種弱勢族群給送進監獄？如果這能說得通，那就等於說美國有「全世界最可惡的」醫生、老師、司機、律師、官員、店員等等等。這樣子陳述事情不是很可笑嗎？</text:span><text:span text:style-name="T3"><text:line-break/><text:line-break/></text:span><text:span text:style-name="T1">種族歧視之兩造如果是「白人 vs. 非白人」，那我們就直接在「族群」這個基礎上談事情就好，而不是分散套用在每個群體上，那聽起來真的很奇怪。因為，個別群體並非同質性，它不會有一致性的作為，其作為也不會具有任何特殊性而必須獨立看待。</text:span><text:span text:style-name="T3"><text:line-break/><text:line-break/></text:span><text:span text:style-name="T1">美國(或我比較了解的英國)警察，若具有一致性，那是表現在他們的執法態度之極其嚴厲與毫不手軟。港台警察跟西方警察比起來，簡直溫和得跟小綿羊根本沒兩樣。</text:span><text:span text:style-name="T3"><text:line-break/><text:line-break/></text:span><text:span text:style-name="T1">那些把香港警察視為什麼「暴警」的反中人士，或是比方說大腸花那些窩窩囊囊的小表哥小表妹，老是說什麼「血腥鎮壓」，什麼「國家暴力」，甚至還用謀殺罪去控告馬英九和當時的行政長江宜樺，真的是有夠沒出息的一群人。他們要不要去美國或英國佔領國會或毆辱警察試試？看你有幾條命可活，看你是不是打算在牢裏待上幾十年。</text:span><text:span text:style-name="T3"><text:line-break/><text:line-break/></text:span><text:span text:style-name="T1">至於藝術，當然不可能只是要做出某種命題，否則它就直接把該命題寫出來不就好了？何必拍電影？何必寫作？何須文學？有很多超級大爛片確實是這樣(台灣多得是，而且往往很賣座)，你不用看就知道要演些什麼了。我連一秒鐘都無法忍受。那當然稱不上藝術，只能視為垃圾。哪天CIA如果把我抓去，不用動刀動槍對我刑求，只須播放一些大爛片給我看上幾秒鐘，我脆弱的心靈保證會馬上受到嚴重傷害，很快就會招供了。</text:span><text:span text:style-name="T3"><text:line-break/><text:line-break/></text:span><text:span text:style-name="T1">昆汀塔倫提諾是個藝術家，他當然不會去拍一部電影或某個橋段，裏頭只是要說美國白人警察好壞。我們不會以那樣一種方式去理解任何一種藝術。那是廣告或文宣的理解方式或表達方式，不是藝術。</text:span><text:span text:style-name="T3"><text:line-break/><text:line-break/></text:span><text:span text:style-name="T1">希望我有回答了你的問題。</text:span></text:p>
      <text:p text:style-name="P2"><text:span text:style-name="T1">李宣樂   |  2020.05.28 21:40   |   </text:span><text:a xlink:type="simple" xlink:href="http://palinfo.habago.org/Entry?Command=Information_PrintForum&amp;iPage=1#FORUM39279"><text:span text:style-name="T2">#</text:span></text:a></text:p>
      <text:p text:style-name="P3"><text:span text:style-name="T1">萬康</text:span><text:span text:style-name="T3"><text:line-break/><text:line-break/></text:span><text:span text:style-name="T1">中共有很大的進步空間，而我相信他們也努力往這個方向前進，只是這一切都需要有個前提，就是國家穩定。</text:span><text:span text:style-name="T3"><text:line-break/><text:line-break/></text:span><text:span text:style-name="T1">至於那些加入自己的政治意識形態拿悲劇來比較甚至粉飾的人，良知早就腐敗了。</text:span></text:p>
      <text:p text:style-name="P2"><text:span text:style-name="T1">張萬康   |  2020.05.28 21:11   |   </text:span><text:a xlink:type="simple" xlink:href="http://palinfo.habago.org/Entry?Command=Information_PrintForum&amp;iPage=2#FORUM39278"><text:span text:style-name="T2">#</text:span></text:a></text:p>
      <text:p text:style-name="P3"><text:span text:style-name="T1">看了新聞畫面，美國黑人（正式講法叫非洲裔、非裔）George Floyd被整虐到窒息的畫面，十分生氣，難受。我想上前勸阻警察的那個人更是非常憤怒，甚至自責沒跟警察拚命......他很需要安慰，創傷很大。想來這裡談這件事，見陳真先寫了一篇，心裡頭感到比較療癒。我想談這件事也是希望陳真多談這方面。</text:span><text:span text:style-name="T3"><text:line-break/><text:line-break/></text:span><text:span text:style-name="T1">這是油管上洛杉磯群眾的抗議：</text:span><text:span text:style-name="T3"><text:line-break/></text:span><text:a xlink:type="simple" xlink:href="https://www.youtube.com/watch?feature=youtu.be&amp;;v=M8cj3SB5pGU"><text:span text:style-name="T4">https://www.youtube.com/watch?feature=youtu.be&amp;;v=M8cj3SB5pGU</text:span></text:a><text:span text:style-name="T3"><text:line-break/></text:span><text:span text:style-name="T1">相關影片很多，這只是其一。</text:span><text:span text:style-name="T3"><text:line-break/><text:line-break/></text:span><text:span text:style-name="T1">＃</text:span><text:span text:style-name="T3"><text:line-break/></text:span><text:span text:style-name="T1">我在臉書上寫：</text:span><text:span text:style-name="T3"><text:line-break/><text:line-break/></text:span><text:span text:style-name="T1">這個噁心的國家----美國，他們的警察每隔一陣子就出這種事。全世界最可惡的警察，就是美國警察，這話絕不偏頗。幾乎每年都有把非洲裔美國人（俗稱黑人）弄死的事件，試想平時被警察打、遭警察威脅的黑人有多少？</text:span><text:span text:style-name="T3"><text:line-break/><text:line-break/></text:span><text:span text:style-name="T1">爛國家，美國。在國際上搞霸權，當世界警察。在他們國內的警察則是全世界最爛的警察。</text:span><text:span text:style-name="T3"><text:line-break/><text:line-break/></text:span><text:span text:style-name="T1">文青們醒醒吧。你們喜歡「黑色追緝令」（對岸譯名"低俗小說"）這部電影嗎？昆汀塔倫提諾，拍了一段白人警察想虐待黑人老大和布魯斯威利，最後那個白人警察和他的黨羽反被殺害。你覺得這段除了刺激有趣、很會營造氣氛、以及男主與黑人老大之間也是有道義在，就沒了嗎？他拍的是美國警察向來有多壞啊。</text:span><text:span text:style-name="T3"><text:line-break/><text:line-break/></text:span><text:span text:style-name="T1">＃</text:span><text:span text:style-name="T3"><text:line-break/></text:span><text:span text:style-name="T1">--</text:span><text:span text:style-name="T3"><text:line-break/></text:span><text:span text:style-name="T1">我這個發文立刻引起反中憤青的不滿，在我板上留言、貼了連結，對方說：</text:span><text:span text:style-name="T3"><text:line-break/><text:line-break/></text:span><text:span text:style-name="T1">的確如此。</text:span><text:span text:style-name="T3"><text:line-break/><text:line-break/></text:span><text:span text:style-name="T1">中國公安虐殺的都是韭菜，不能算人。</text:span><text:span text:style-name="T3"><text:line-break/><text:line-break/></text:span><text:a xlink:type="simple" xlink:href="https://twitter.com/Socialistfist"><text:span text:style-name="T4">https://twitter.com/Socialistfist</text:span></text:a><text:span text:style-name="T3"><text:line-break/><text:line-break/></text:span><text:span text:style-name="T1">--</text:span><text:span text:style-name="T3"><text:line-break/></text:span><text:span text:style-name="T1">想請陳真分析一下這種留言心態。如果我上述臉書發文有不妥之處亦可跟我說。我的反思是，我談到美國自居世界警察的霸權心態，這是不是我離題？我覺我沒離題，但如果有人這樣質問我，我該如何回應？當然不回應也可，但這個問題值得我自己想清楚，因為如果以後面對還算理性的朋友，我必須有一套清晰的說法可以讓對方聽了一點就通。此外我提到那部電影可能有借題發揮之嫌，或許講某些白人警察向來很爛不是導演的本意。謝謝！</text:span></text:p>
      <text:p text:style-name="P2"><text:span text:style-name="T1">陳真   |  2020.05.28 10:26   |   </text:span><text:a xlink:type="simple" xlink:href="http://palinfo.habago.org/Entry?Command=Information_PrintForum&amp;iPage=2#FORUM39277"><text:span text:style-name="T2">#</text:span></text:a></text:p>
      <text:p text:style-name="P4"><text:span text:style-name="T1">任何一個心智正常略有常識的人，理當都知道，在自由與人權的問題上，真正有系統性重大問題的，是美國，不是中國。根據各項國際評比與指標，香港更是全世界自由人權最受保障的地方，自由到幾乎就是被西方情治勢力所統治，任其胡作非為。但是，主流媒體卻居然能夠把一般人給洗腦到讓他相信熱愛民主自由與人權的美國，要來拯救生活在水深火熱之中的香港人以及即將落入中共魔爪等著被奴役被屠殺的台灣人。</text:span><text:span text:style-name="T3"><text:line-break/><text:line-break/></text:span><text:span text:style-name="T1">為何人類的理性能力與智商如此之低，我真是很無言。</text:span><text:span text:style-name="T3"><text:line-break/><text:line-break/></text:span><text:span text:style-name="T1">像美國底下這類帶有明顯「族群差別待遇」(簡單說就是種族歧視) 的案例，只是冰山一角，沒有致死的，更是不知凡幾，從各項統計上很清楚可以看清楚這一點針對非白人或弱勢族群 (例如精神病患) 的制度性歧視。</text:span><text:span text:style-name="T3"><text:line-break/><text:line-break/></text:span><text:span text:style-name="T1">至於警察執法，就我親身經歷上比較了解的英國和美國，警察兇悍程度大概是香港警察的一萬倍，而且往往非法執勤。香港卻剛好相反。該被保障的應該是香港警察飽受暴民攻擊下自身的安全與人權才對。但是，主流媒體卻居然能夠把一般人給洗腦到讓他相信香港警察是殺人魔，以打、殺香港人為樂，甚至相信什麼幾千人被殺害棄屍被姦殺等等的無恥謠言。至於新一波的洗腦內容是：中共準備要進入香港奴役香港人了，要大開殺戒了。</text:span><text:span text:style-name="T3"><text:line-break/><text:line-break/></text:span><text:span text:style-name="T1">為何人類的理性能力與智商如此之低，我真是很無言。</text:span><text:span text:style-name="T3"><text:line-break/><text:line-break/></text:span><text:span text:style-name="T1">我對腦殘只是無奈而無敵意，但我確實極度厭惡、鄙視那些滿口民主自由的綠營人渣及其根本數不清的文人走狗。這些人渣並非腦殘，他們完全知道是非 (至少有能力辨明是非)，卻為了騙取權力與私利與前途等等，偏要眛著良心造謠生事，滿口仁義道德，卻一肚子壞水，甘為漢奸台奸，充當美國走狗，傷害相對良善億萬倍的中國。</text:span><text:span text:style-name="T3"><text:line-break/><text:line-break/></text:span><text:span text:style-name="T1">這些下三濫人渣，真是可惡至極。我很期望有一天能夠看到他們應有的下場，但我知道我應該看不到那一天，因為不管如何改朝換代，他們照樣能吃香喝辣。電影上往往善惡有報，但現實生活中卻非如此。</text:span><text:span text:style-name="T3"><text:line-break/><text:line-break/></text:span><text:span text:style-name="T1">陳真</text:span><text:span text:style-name="T3"><text:line-break/><text:line-break/></text:span><text:span text:style-name="T1">2020. 05. 28.   </text:span><text:span text:style-name="T3"><text:line-break/><text:line-break/></text:span><text:span text:style-name="T1">==============</text:span><text:span text:style-name="T3"><text:line-break/><text:line-break/></text:span><text:span text:style-name="T1">「拜託，我不能呼吸了」美國又有非裔男子枉死！白人員警暴力執法，膝蓋壓頸5分鐘致斷氣</text:span><text:span text:style-name="T3"><text:line-break/></text:span><text:span text:style-name="T1">風傳媒</text:span><text:span text:style-name="T3"><text:line-break/><text:line-break/></text:span><text:span text:style-name="T1">蔡娪嫣</text:span><text:span text:style-name="T3"><text:line-break/><text:line-break/></text:span><text:span text:style-name="T1">2020年5月27日 </text:span><text:span text:style-name="T3"><text:line-break/><text:line-break/></text:span><text:span text:style-name="T1">「在美國，身為黑人不應該等同於死罪。」──美國明尼阿波利斯市長佛雷（Jacob Frey）</text:span><text:span text:style-name="T3"><text:line-break/><text:line-break/></text:span><text:span text:style-name="T1">美國明尼蘇達州25日發生白人員警對黑人執法過當致死意外。非裔男子佛洛伊德當場斷氣，他只因為有行使假鈔嫌疑，就遭到警察上銬、以膝蓋壓制脖頸，他不斷呼救：「拜託。你膝蓋壓到我脖子，我不能呼吸……媽媽，媽媽。」但員警沒有理會他的掙扎，短短5分鐘，他死在員警的殘暴執法下。旁觀民眾將現場直播到網路上，引發全美震驚、憤怒，4名涉案員警26日遭到開除。</text:span><text:span text:style-name="T3"><text:line-break/><text:line-break/></text:span><text:span text:style-name="T1">「拜託，拜託，我不能呼吸了……」</text:span><text:span text:style-name="T3"><text:line-break/><text:line-break/></text:span><text:span text:style-name="T1">明尼蘇達州明尼阿波利斯市（Minneapolis）警方25日下午接獲報案，有人在一家雜貨店使用假鈔，2名警員立刻出動逮捕現行犯，他們發現一名非裔男子符合報案人敘述的特徵，便命令男子下車。這名非裔男子就是46歲、案發時手無寸鐵的死者佛洛伊德（George Floyd），警方聲稱，他遵從警員要求下了車，但「肢體卻抗拒」逮捕。</text:span><text:span text:style-name="T3"><text:line-break/><text:line-break/></text:span><text:span text:style-name="T1">接著發生了臉書（Facebook）上廣為流傳的一幕，一名白人員警將佛洛伊德箝制在地，用膝蓋壓住他的脖頸，他動彈不得，臉頰緊緊黏在路面瀝青上。如果佛洛伊德真如員警所說的，在下車後以肢體反抗員警執法，那麼他不可能會輕易被壓制倒地，也不會落到被員警壓住脖頸，毫無辦法抵抗的困境。</text:span><text:span text:style-name="T3"><text:line-break/><text:line-break/></text:span><text:span text:style-name="T1">網路流傳案發片段。</text:span><text:span text:style-name="T3"><text:line-break/><text:line-break/></text:span><text:span text:style-name="T1">「拜託，拜託，我不能呼吸了……」佛洛伊德喘著氣，吼出嘶啞的聲音求救，但員警只是稍微抬起膝蓋又重新壓緊，問他：「你要幹嘛？」佛洛伊德回答：「我不能呼吸，膝蓋壓住脖子了，警察先生。」員警明明膝蓋繼續壓著他的脖子，卻要求他乖乖配合上警車：「那就站起來上車，老兄！」</text:span><text:span text:style-name="T3"><text:line-break/><text:line-break/></text:span><text:span text:style-name="T1">佛洛伊德回應：「我會的，我會的。」但警察卻沒有把膝蓋移開，「我不能動啊！媽媽，媽媽……」佛洛伊德瀕死前喊著。警察繼續壓制他，卻要求他起身上車，這讓圍觀民眾看不下去，有人出聲：「他是人耶，老兄！」「你還要壓他多久啊？」另一名站著的警員示意要圍觀群眾退後。</text:span><text:span text:style-name="T3"><text:line-break/><text:line-break/></text:span><text:span text:style-name="T1">此時佛洛伊德已經不再出聲，也一動也不動，這支10分鐘影片才過5分鐘。「請確認他還有沒有脈搏，」一名圍觀女性出聲要求警方查看佛洛伊德的狀況，有人驚呼：「他的鼻子在流血！」2分鐘後救護車趕到，醫護人員開始急救工作時，員警仍不將膝蓋移開。隨後醫護人員宣告佛洛伊德不治，一名女性路人說道：「他們剛殺了那男的。」</text:span><text:span text:style-name="T3"><text:line-break/><text:line-break/></text:span><text:span text:style-name="T1">4名涉案員警26日遭到革職。明尼阿波利斯市長佛雷在記者會上表示，革職涉案員警是對的，他稱這些警察辦案簡直是「胡搞」，「我相信我所看到的（案發現場），而我所見到的每一個層面都是大錯特錯。在美國，身為黑人不應等同於死刑。」</text:span><text:span text:style-name="T3"><text:line-break/><text:line-break/></text:span><text:span text:style-name="T1">無數非裔民眾因種族歧視枉死</text:span><text:span text:style-name="T3"><text:line-break/><text:line-break/></text:span><text:span text:style-name="T1">美國種族不平等的歷史一直循環發生，這段恐怖的殺人影片，在很多方面來說都與曾發生過的案件相似。1993年，5名紐約市警官涉嫌將1名當時21歲的偷車嫌犯鎖喉，嫌犯當場窒息而死，警官當時吃上官司。自此，紐約警局（NYPD）便禁止執法人員以鎖喉方式壓制嫌犯，原因是「鎖喉將阻斷血液與氧氣供輸至腦部，恐致人於死」，但20多年來形同具文。</text:span><text:span text:style-name="T3"><text:line-break/><text:line-break/></text:span><text:span text:style-name="T1">2014年7月17日，非裔男子加納（Eric Garner）被控販賣私菸，紐約警方盤查時雙方發生爭執，紐約員警利用鎖喉（chokehold）方式將加納壓制在地，加納連喊了11次「我不能呼吸」，送醫後不治身亡。驗屍報告直指死因是「遭警方壓制於地，俯臥的胸腔受到壓迫」。警方涉嫌執法過當，引發各大抗議活動，但是涉案警官最終獲得不起訴處分。</text:span><text:span text:style-name="T3"><text:line-break/><text:line-break/></text:span><text:span text:style-name="T1">非裔男子加納遭鎖喉。</text:span><text:span text:style-name="T3"><text:line-break/><text:line-break/></text:span><text:span text:style-name="T1">2014年8月9日，密蘇里州小鎮佛格森（Ferguson），手無寸鐵的18歲黑人少年布朗（Michael Brown）遭警察擊斃，引發全國示威抗議風潮。但示威改變不了根深蒂固的歧視心態，同年11月22日，俄亥俄州克利夫蘭12歲非裔小男孩萊斯（Tamir Rice）在公園中玩一把玩具槍，遭警方擊斃。</text:span><text:span text:style-name="T3"><text:line-break/><text:line-break/></text:span><text:span text:style-name="T1">2015年，美國南卡羅來納州手無寸鐵的非裔男子史考特（Walter Scott），只因為轎車煞車燈不亮而遭攔檢，白人警察史雷傑（Michael Slager）在盤問過程與史考特發生扭打，更使用電擊棒、意圖壓制史考特，但史考特轉身逃跑，員警拔槍連轟8顆子彈，史考特形同被當場槍決。</text:span><text:span text:style-name="T3"><text:line-break/><text:line-break/></text:span><text:span text:style-name="T1">這些年還有其他非裔民眾遭不明歧視仇恨、殺害的意外。例如，2018年9月6日，前員警蓋格（Amber Guyger）值勤回到公寓，毫無察覺自己多爬一層樓梯，打開樓上鄰居家門，誤把當時在家中的非裔男子錦恩（Botham Jean）當成擅闖家門的陌生人，拔槍開火，事後驚覺自己走錯家門，但錦恩送醫後仍回天乏術。錦恩的母親痛心疾首地質問：「如果我兒子是白人，妳還會開槍嗎？」</text:span><text:span text:style-name="T3"><text:line-break/><text:line-break/></text:span><text:span text:style-name="T1">今年2月23日，喬治亞州25歲黑人青年阿貝瑞（Ahmaud Arbery）出門慢跑，被一對白人父子格列哥里與崔維斯．馬克麥可（Gregory and Travis McMichael）駕小卡車追逐、攔下、槍殺；阿貝瑞身上沒有任何武器。</text:span><text:span text:style-name="T3"><text:line-break/><text:line-break/></text:span><text:span text:style-name="T1">2012年2月26日，佛羅里達州桑福（Sanford）17歲少年馬丁（Trayvon Martin）無辜遭到槍殺，引發席捲全美的「黑人的命也是命」（Black Lives Matter）運動。馬丁的遭遇與阿貝瑞非常類似，凶嫌齊默曼（George Zimmerman）得到保守派白人的強烈支持，最後獲判無罪。</text:span><text:span text:style-name="T3"><text:line-break/><text:line-break/></text:span><text:span text:style-name="T1">===================</text:span><text:span text:style-name="T3"><text:line-break/><text:line-break/></text:span><text:span text:style-name="T1">美警壓頸非裔男窒息亡掀眾怒！數千人上街抗議遭射彈驅離</text:span><text:span text:style-name="T3"><text:line-break/><text:line-break/></text:span><text:span text:style-name="T1">Yahoo奇摩（綜合報導）</text:span><text:span text:style-name="T3"><text:line-break/><text:line-break/></text:span><text:span text:style-name="T1">2020年5月28日 </text:span><text:span text:style-name="T3"><text:line-break/><text:line-break/></text:span><text:span text:style-name="T1">美國明尼蘇達州明尼亞波利斯市前天發生非裔男子佛洛伊德（George Floyd，46歲）遭警員當街壓頸致死引爆眾怒，市長佛雷（Jacob Frey）震怒雖立馬開除4名涉案警員，但數千民眾仍難抑怒火上街抗議，要求將涉案警員以謀殺罪起訴，不但包圍警局丟瓶還對警車噴漆，但隨即遭警方丟擲催淚彈與震撼彈強勢驅離！</text:span><text:span text:style-name="T3"><text:line-break/><text:line-break/></text:span><text:span text:style-name="T1">曝光的影片中，佛洛伊德在被警員壓制的過程中曾多次哀求說道「全身都很痛，拜託！我無法呼吸，求求你」，但警員仍用膝蓋壓在他後頸，有路人看不下去請警員放開仍不被理會，5分鐘過後佛洛伊德失去反應，民眾要求警員察看脈搏，但警員直到救護車到場後才肯放開，新聞放送引爆眾怒！</text:span></text:p>
      <text:p text:style-name="P2"><text:span text:style-name="T1">許世勤   |  2020.05.28 10:16   |   </text:span><text:a xlink:type="simple" xlink:href="http://palinfo.habago.org/Entry?Command=Information_PrintForum&amp;iPage=2#FORUM39276"><text:span text:style-name="T2">#</text:span></text:a></text:p>
      <text:p text:style-name="P3"><text:span text:style-name="T1">這幾天在實驗室的群組中，</text:span><text:span text:style-name="T3"><text:line-break/></text:span><text:span text:style-name="T1">幾個正在美國唸PhD的學弟提到關於美國人帶口罩的事。</text:span><text:span text:style-name="T3"><text:line-break/></text:span><text:span text:style-name="T1">一個在Carolina的學弟提到很多美國人不願意帶口罩，</text:span><text:span text:style-name="T3"><text:line-break/></text:span><text:span text:style-name="T1">但是在New York的學弟則說那裏偏民主黨，所以多數人戴口罩。</text:span><text:span text:style-name="T3"><text:line-break/></text:span><text:span text:style-name="T1">前陣子在RT讀到一篇社論，恰好就在談論這件事。</text:span><text:span text:style-name="T3"><text:line-break/></text:span><text:span text:style-name="T1">戴口罩與否，已經成為現在美國政治認同的一個標籤，</text:span><text:span text:style-name="T3"><text:line-break/></text:span><text:span text:style-name="T1">更不用說最近美國警察殺死George Floyd所激起的漣漪了。</text:span><text:span text:style-name="T3"><text:line-break/></text:span><text:span text:style-name="T1">這種identity politics，不僅給世界帶來了災難，</text:span><text:span text:style-name="T3"><text:line-break/></text:span><text:span text:style-name="T1">更因為疫情嚴重，identity politics所帶來的矛盾也被放大了。</text:span><text:span text:style-name="T3"><text:line-break/></text:span><text:span text:style-name="T1">在民主黨支持者較多的New York讀書的學弟，</text:span><text:span text:style-name="T3"><text:line-break/></text:span><text:span text:style-name="T1">提到他們實驗室meeting的時候，大家都會先把Trump罵過一輪。</text:span><text:span text:style-name="T3"><text:line-break/></text:span><text:span text:style-name="T1">其實我每兩個禮拜與美國的教授視訊會議時，</text:span><text:span text:style-name="T3"><text:line-break/></text:span><text:span text:style-name="T1">他也經常以ignorant跟stupid來形容Trump政府，</text:span><text:span text:style-name="T3"><text:line-break/></text:span><text:span text:style-name="T1">美國的知識份子顯然對於Trump的政治非常不滿意。</text:span><text:span text:style-name="T3"><text:line-break/></text:span><text:span text:style-name="T1">最近Cuomo抨擊Trump的bailout，</text:span><text:span text:style-name="T3"><text:line-break/></text:span><text:span text:style-name="T1">說到這些bailout幾乎都是優先給大型銀行跟大型公司紓困，</text:span><text:span text:style-name="T3"><text:line-break/></text:span><text:span text:style-name="T1">卻幾乎不考慮一些真正需要紓困的產業。</text:span><text:span text:style-name="T3"><text:line-break/></text:span><text:span text:style-name="T1">以Trump這種炒房炒地皮出身的投機性格，</text:span><text:span text:style-name="T3"><text:line-break/></text:span><text:span text:style-name="T1">這樣的紓困方案其實也不令人意外吧。</text:span><text:span text:style-name="T3"><text:line-break/></text:span><text:span text:style-name="T1">或者該說，這種所謂的美式「民主」，</text:span><text:span text:style-name="T3"><text:line-break/></text:span><text:span text:style-name="T1">充其量只是一個披著「民主」外衣的封建制度，</text:span><text:span text:style-name="T3"><text:line-break/></text:span><text:span text:style-name="T1">「人民」真的「作主」了嗎？</text:span></text:p>
      <text:p text:style-name="P2"><text:span text:style-name="T1">陳真   |  2020.05.28 02:26   |   </text:span><text:a xlink:type="simple" xlink:href="http://palinfo.habago.org/Entry?Command=Information_PrintForum&amp;iPage=2#FORUM39275"><text:span text:style-name="T2">#</text:span></text:a></text:p>
      <text:p text:style-name="P4"><text:span text:style-name="T1">打美國，不是打台灣(二)</text:span><text:span text:style-name="T3"><text:line-break/><text:line-break/></text:span><text:span text:style-name="T1">陳真 2020. 05. 28.</text:span><text:span text:style-name="T3"><text:line-break/><text:line-break/><text:line-break/></text:span><text:span text:style-name="T1">兩岸問題，典型的敘述方式是這麼說的：統或獨？和統或武統？美國會不會來「救」等等。但我不認為這樣的敘述架構是對的；彷彿美國只是一個旁觀者，可以「救」，也可以「不救」。這樣一種敘述，根本不是事實。  </text:span><text:span text:style-name="T3"><text:line-break/><text:line-break/></text:span><text:span text:style-name="T1">事實上，根本沒有兩岸問題，只有中美問題；沒有統獨問題，只有殖民解放的問題；與其說和統或武統，不如說究竟何時解放台灣與如何解放的問題。</text:span><text:span text:style-name="T3"><text:line-break/><text:line-break/></text:span><text:span text:style-name="T1">換個方式說，倘若你認同所謂兩岸問題基本上就只是中美鬥爭的一個子題，那麼，這意味著棋局雙方是「中 vs. 美」，而非「大陸 vs. 台灣」，更非中國與台灣之間的鬥爭。</text:span><text:span text:style-name="T3"><text:line-break/><text:line-break/></text:span><text:span text:style-name="T1">台灣只是美國養的一條狗，天底下決沒有人與狗鬥或人狗下棋這回事。台灣事實上已經連狗都談不上，而只是一顆等待引爆的人肉炸彈。美國養很多狗，比方說澳洲，那才叫做狗，但台灣不是。</text:span><text:span text:style-name="T3"><text:line-break/><text:line-break/></text:span><text:span text:style-name="T1">結論是：鬥爭雙方的主體是中、美，而鬥爭事項之一就是台灣長期做為美國殖民地終究必須解放或被動引爆衝突的問題。</text:span><text:span text:style-name="T3"><text:line-break/><text:line-break/></text:span><text:span text:style-name="T1">今天，如果台灣不是一個帶有強烈敵意的美國殖民地，那麼，統獨根本不構成一個重要問題。典型的敘述方式卻總是把兩岸問題錯誤定位為統獨，彷彿這只是海峽兩邊政府之間的鬥爭，而美國只是一個角色尚未確定的第三者或旁觀者。這樣一種敘述，不但不符基本現實，而且有害。</text:span><text:span text:style-name="T3"><text:line-break/><text:line-break/></text:span><text:span text:style-name="T1">為什麼有害呢？因為，這恰恰也就是美國對全世界所欲製造的假象。你從美國過去數以百計的侵略戰爭中，就能清楚看見這樣一種操作手法，簡單說就是在所欲侵略或攻擊的敵國內部，以所謂民主自由之名，製造分裂與仇恨對立，鼓動雙方廝殺相殘，或明或暗地提供軍火與金援，並透過主流媒體進行各種助長動亂之宣傳戰，儘可能擴大其內部衝突，從中漁利，或是趁勢顛覆瓦解敵國，乃至侵略佔領。</text:span><text:span text:style-name="T3"><text:line-break/><text:line-break/></text:span><text:span text:style-name="T1">不管操弄結果如何，都能獲利，而且幾乎毫無損失，頂多只是付出一些隨時可無限量印發的美鈔。至於敵人內部傷亡與動亂之極大化，美國卻越能獲得最大利益，而這一切全是無本生意；所有戰爭與動亂全都是在敵人的國土上進行，數千萬人之傷亡，數以億計的難民，完全無損於美國一分一毫。</text:span><text:span text:style-name="T3"><text:line-break/><text:line-break/></text:span><text:span text:style-name="T1">美國永遠都是以對方當成人肉炸彈來傷害對方自己，製造並擴大其內部動亂與內戰，自己卻毫髮無損。半個多世紀來，美國在上百個國家不斷玩這一套無本生意，難道在中美鬥爭中也要讓他繼續這麼玩？</text:span><text:span text:style-name="T3"><text:line-break/><text:line-break/></text:span><text:span text:style-name="T1">我並不想鼓吹中美戰爭，因為那很可能意味著一種對於雙方都是毀滅性的後果。問題是，倘若你不真實呈現問題的本質，那其實只是反而讓美國更加有恃無恐地不斷在世界各地從事這類極其血腥的無本生意，卻於己身毫髮無損。</text:span><text:span text:style-name="T3"><text:line-break/><text:line-break/></text:span><text:span text:style-name="T1">反之，假若他能意識到，在進行這樣一些顛覆政權與戰亂操弄的同時，美國本土也必然會捲入戰火，他還敢如此肆無忌憚嗎？</text:span><text:span text:style-name="T3"><text:line-break/><text:line-break/></text:span><text:span text:style-name="T1">我知道軍事鬥爭是靠拳頭，不是靠善良，也不是靠理性。中美之間，如果爆發戰爭，誰勝誰負我不知道。但是，就算打不贏或不該打這麼可怕的一場戰爭，至少，在基本現實本質的呈現上，也該如實敘述才對吧，別老是講統獨講習慣了，講得彷彿這只是兩岸之間的問題。</text:span><text:span text:style-name="T3"><text:line-break/><text:line-break/></text:span><text:span text:style-name="T1">兩岸之間沒有問題，台灣與大陸哪來生存上的差異與矛盾？什麼民主自由，你真的相信那些低能鬼話？再說，台灣做為美國走狗，毫無一絲自主意志，人狗之間更不可能構成鬥爭的主體。我們應該把一直假裝好像是個旁觀者的美國，拉回擂台上才對。這會讓兩岸人民清楚知道究竟是什麼樣卑鄙的事情發生在我們身上。</text:span><text:span text:style-name="T3"><text:line-break/><text:line-break/></text:span><text:span text:style-name="T1">過去有台獨，現在沒有，現在根本就沒有什麼台獨這回事。哪個人是台獨份子，拜託站出來給大家看。根本沒有這種人。給人當狗使喚，當炸彈使用，這叫台獨嗎？</text:span><text:span text:style-name="T3"><text:line-break/><text:line-break/></text:span><text:span text:style-name="T1">根本沒有台獨，而只有赤裸裸的侵略，就像當年西方列強無所不用其極糟蹋中國一樣，難道你會說當年大陸上那些租界地或是被列強控制的軍閥是什麼「XX獨立」份子？</text:span><text:span text:style-name="T3"><text:line-break/><text:line-break/></text:span><text:span text:style-name="T1">總之，把兩岸問題理解為統獨是錯的，把台灣當成戰爭對象或報復對象更是錯得離譜。解放軍要打，請打美國，不是打台灣。美國才是兩岸的共同敵人。這才是事實真相。惟有當我們能夠正確理解事實，也才有可能知道應如何自處與應對問題。就算哪天烽火降臨，要死也該死得明明白白。兩岸之間不該有仇恨，敵人在太平洋彼岸，不在台海之間，別上了敵人的當。</text:span></text:p>
      <text:p text:style-name="P2"><text:span text:style-name="T1">陳真   |  2020.05.27 20:08   |   </text:span><text:a xlink:type="simple" xlink:href="http://palinfo.habago.org/Entry?Command=Information_PrintForum&amp;iPage=2#FORUM39274"><text:span text:style-name="T2">#</text:span></text:a></text:p>
      <text:p text:style-name="P3"><text:span text:style-name="T1">打美國，不是打台灣(一)</text:span><text:span text:style-name="T3"><text:line-break/><text:line-break/></text:span><text:span text:style-name="T1">陳真 2020. 05. 27.</text:span><text:span text:style-name="T3"><text:line-break/><text:line-break/><text:line-break/></text:span><text:span text:style-name="T1">良哲傳給我底下新聞，提到說「美軍神秘部隊連續四年來台」，傳授台軍「不對稱作戰」。這新聞其實一點都不新，而是持續公然為之長達至少二十年。</text:span><text:span text:style-name="T3"><text:line-break/><text:line-break/></text:span><text:span text:style-name="T1">二十年來，美國不斷教導台灣要怎麼「以小博大」，或是怎麼用奧步跟大陸打仗，比方說轟炸三峽大壩或上海人口稠密區等等，進行各種觸犯戰爭罪行之反人道恐怖攻擊，企圖以最小代價製造對方人命最大傷亡為目標。</text:span><text:span text:style-name="T3"><text:line-break/><text:line-break/></text:span><text:span text:style-name="T1">特別是過去四、五年來，人渣黨當權，所謂「非對稱性作戰」更是早已成為美軍調教台軍的一個最主要發展重點。</text:span><text:span text:style-name="T3"><text:line-break/><text:line-break/></text:span><text:span text:style-name="T1">我常提起一事，亦即美國對於台灣角色之定位，就是讓台灣扮演攻擊祖國的一顆人肉炸彈，致力於有朝一日讓兩岸之間能夠爆發儘可能最大慘烈程度的軍事衝突，藉以拖垮中國，甚至進而趁勢消滅之。</text:span><text:span text:style-name="T3"><text:line-break/><text:line-break/></text:span><text:span text:style-name="T1">這只是一種基本常識，但我不知道究竟有多少台灣人確切認知此事並知其極端傷害性後果？島內這些漢奸、台奸，為了一己權力與私利，不惜充當敵人走狗，正瘋狂地把台灣打造成一顆人肉炸彈。</text:span><text:span text:style-name="T3"><text:line-break/><text:line-break/></text:span><text:span text:style-name="T1">各位對我略有所知的人，理當知道我在現實事務上的某種「絕對」性格：跟尼采一樣，我總是羞於說出一己之見，因為意見是沒有多大意義的；我很討厭市面上那些所謂學者專家或名嘴的所謂分析，因為絕大多數都很腦殘，思想內容與垃圾無異：我也很不喜歡那種「連八字都沒一撇」的所謂預測，更是輕視那些語不驚人死不休、好萊塢電影看太多、言語刻意聳動的陰謀八卦論者。</text:span><text:span text:style-name="T3"><text:line-break/><text:line-break/></text:span><text:span text:style-name="T1">我始終奉行「知百說一」原則，當我知道一百，方才說其一；我不會現買現賣，講一些自己根本所知無幾的東西；一個事情或一種想法乃至一種知識，倘若我不是長期深入研究十分有把握，我不會把它拿出來訴說。</text:span><text:span text:style-name="T3"><text:line-break/><text:line-break/></text:span><text:span text:style-name="T1">之所以強調這些，只是希望大家不要把我的預警等閒視之。我講的當然不一定對，但是相較於一般人，言論可信度應該會比較高，特別是關於這類「本質性」的東西，更是很少犯錯。</text:span><text:span text:style-name="T3"><text:line-break/><text:line-break/></text:span><text:span text:style-name="T1">美國經常以「非對稱性作戰」一詞來指控或描述所謂恐怖主義，事實上，在某種主流的現代用法之中，例如，根據美國一家軍事分析機構「國防情報中心」 (Center for Defense Information) 的定義，「非對稱性作戰」幾乎可以和恐怖主義畫上等號，特別是當所謂「非對稱性作戰」著重於「法律與道德」之非對稱性時，它不折不扣就是一種恐怖攻擊。</text:span><text:span text:style-name="T3"><text:line-break/><text:line-break/></text:span><text:span text:style-name="T1">「非對稱性作戰」並非只適用於交戰雙方力量之不對等，事實上，軍事力量世界第一的美國，才是「非對稱性作戰」最徹底最殘忍最血腥的執行者，而且是目前世界上主要國家之中，唯一一個行使恐怖攻擊的國家，無數侵略攻擊完全不管國際法的基本規範，包括使用生化武器殺害庫德族人，甚至鎖定數百萬(伊拉克)兒童做為一種攻擊目標，完全喪盡天良。</text:span><text:span text:style-name="T3"><text:line-break/><text:line-break/></text:span><text:span text:style-name="T1">這幾年來，美國非常積極地命令台灣必須往這樣一種無所不用其極的恐攻模式發展。各位對此有何感想？你都不會感到憤怒嗎？你真的樂意看到在敵人的策動與唆使下，兩岸手足相殘？</text:span><text:span text:style-name="T3"><text:line-break/><text:line-break/></text:span><text:span text:style-name="T1">大陸方面高漲的武統聲音就不用說了，我還常看到一些島內統派人士好像也很期待看到戰爭。這些人，講起武統，往往就一副「看我解放軍怎麼來收拾你」的嘴臉，一副「到時候換你來跟我哭爹告娘求爺爺」的傲慢姿態，我真是覺得很莫名其妙，殺害同胞手足讓你這麼得意這麼盼望嗎？腦殘的同胞就不是同胞嗎？誤入歧途的手足就不是手足嗎？</text:span><text:span text:style-name="T3"><text:line-break/><text:line-break/></text:span><text:span text:style-name="T1">腦殘不是罪，而是一種時代的殖民悲劇。在島內這樣一種極端封閉的洗腦環境下，洗了幾十年，不管是媒體或教材，從小學到大學，每天把中共和大陸同胞描寫成邪惡的妖魔鬼怪，幾個人能倖免於這樣一種從小到大、鋪天蓋地的洗腦環境？</text:span><text:span text:style-name="T3"><text:line-break/><text:line-break/></text:span><text:span text:style-name="T1">腦殘不是罪，腦殘需要的是教育與憐憫，而非報復，更非殺害。要報復，應該報復美國及其走狗們才對，而不是把復仇之劍砍在廣大同胞上卻以此自豪，那真的是比腦殘還腦殘。你應該知道，手足相殘，恰恰就是美國所希望看到的，越慘烈越血腥越恐怖，越是符合美國的盤算。</text:span><text:span text:style-name="T3"><text:line-break/><text:line-break/></text:span><text:span text:style-name="T1">解放軍這一頭也一樣，廣大台灣人不是你行使戰爭手段的目標，美國及漢奸才是我們的共同敵人，台灣不是。台灣就像一個從小被黑幫以毒品控制和謊言洗腦的親人，你應該想辦法把他救出魔掌，而不是嘿嘿嘿，恁爸要來殺你個片甲不留了。那樣的心態不但沒出息，而且恰恰中了美國人的陽謀。</text:span><text:span text:style-name="T3"><text:line-break/><text:line-break/></text:span><text:span text:style-name="T1">最後，我也得跟腦殘喊喊話：不要認賊作父。西方人向來把你當成低等人種，甚至根本不把你當人看，而對岸的親人手足才是真正想要善待你的人；他不善待你要做什麼呢？他虐待你有什麼好處嗎？自己人當然會善待自己人，而洋人卻是把你當成人肉炸彈，當成侵略工具。</text:span><text:span text:style-name="T3"><text:line-break/><text:line-break/></text:span><text:span text:style-name="T1">這麼一個最簡單的基本現實、史實與道理，你也聽不懂嗎？你覺得是魚肉鄉民的黑社會熱愛你，還是你的親人手足？</text:span><text:span text:style-name="T3"><text:line-break/><text:line-break/></text:span><text:span text:style-name="T1">我知道，跟腦殘喊話是沒有用的，要是有用，就不叫做腦殘了，但我還是會一直喊下去。因為，事已至此，懸崖就在前方，稍一失足，就是悲劇。</text:span><text:span text:style-name="T3"><text:line-break/><text:line-break/></text:span><text:span text:style-name="T1">兩岸懸崖勒馬。要打，打美國，不是打台灣。</text:span><text:span text:style-name="T3"><text:line-break/><text:line-break/></text:span><text:span text:style-name="T1">==================</text:span><text:span text:style-name="T3"><text:line-break/></text:span><text:span text:style-name="T1">美神秘部隊連4年來台 傳授國軍「不對稱作戰」</text:span><text:span text:style-name="T3"><text:line-break/><text:line-break/></text:span><text:span text:style-name="T1">2020-05-25</text:span><text:span text:style-name="T3"><text:line-break/><text:line-break/></text:span><text:span text:style-name="T1">聯合報 / 記者洪哲政</text:span><text:span text:style-name="T3"><text:line-break/><text:line-break/></text:span><text:span text:style-name="T1">美軍「不對稱作戰大隊」曾於2015至2018連續4年來台，舉辦「不對稱作戰論壇」。 圖／取自AWG官網；美國陸軍拍攝  </text:span><text:span text:style-name="T3"><text:line-break/><text:line-break/></text:span><text:span text:style-name="T1">蔡總統就職演說中提及國防改革四大面向，首要就提出「加速『不對稱戰力』的發展」。據透露，美方近年不斷催促我方改變建軍思維，美軍於2015至2018連續4年派遣「不對稱作戰大隊」（AWG）來台，舉辦「不對稱作戰論壇」，與國軍各個領域軍種、兵科，共同研討出對我最有利的「不對稱」選項。國軍此後即連年擴大特戰裝備更新、採購新式拖式飛彈、國造反裝甲火箭與肩射式剌針飛彈等，落實不對稱作戰實務。</text:span><text:span text:style-name="T3"><text:line-break/><text:line-break/></text:span><text:span text:style-name="T1">美軍來台，除每年「漢光演習」電腦兵推有觀摩團外，也派遣小型特戰部隊來台以「閃光」、「互動」操演為名進行協訓，6月包括中部586旅、北部542旅兩個裝甲旅聯兵營，將進入湖口北測中心進行聯兵營首度訓測，此案預定實施「陸威專案」，邀請美軍太平洋司令部派員抵台觀摩。在此之前，美軍曾連續多年派遣「不對稱作戰大隊」人員抵台。</text:span><text:span text:style-name="T3"><text:line-break/><text:line-break/></text:span><text:span text:style-name="T1">美軍「不對稱作戰大隊」（ASYMMETRIC WARFARE GROUP，AWG）是因應反恐戰爭而成立的美國陸軍單位，成立於2006年，任務目的是找出美軍裝備、野戰戰術方面與理論的差距，並研究潛在對手如何發展不對稱新戰術。</text:span><text:span text:style-name="T3"><text:line-break/><text:line-break/></text:span><text:span text:style-name="T1">AWG 總部位於馬里蘭州的米德堡，並在維吉尼亞的A.P.山堡設有培訓設施。而AWG官網記載，部隊主要任務是為美國陸軍提供全球作戰諮詢支持，並將觀察到的當前威脅與解決方案，迅速提交戰術和作戰指揮官，以克服新出現的不對稱威脅，同時希望增強多領域反恐的效能，「創造美國作戰優勢」。而中華民國顯然在其協助範圍中。</text:span><text:span text:style-name="T3"><text:line-break/><text:line-break/></text:span><text:span text:style-name="T1">AWG人員主要由資深軍士官擔任的戰鬥工程師、砲兵專家、網路營運專家與信號情報分析師等人組成。這支部隊透過與我特戰單位接觸，連續4年來台舉行論壇，讓各軍種代表與會，以顧問身分，共同研討出對我最有利的「不對稱」選項，促成國軍各部隊目前「不對稱作戰」戰術研發趨勢。</text:span><text:span text:style-name="T3"><text:line-break/><text:line-break/></text:span><text:span text:style-name="T1">國軍近年「不對稱作戰」熱，源自美軍植入構想</text:span><text:span text:style-name="T3"><text:line-break/><text:line-break/></text:span><text:span text:style-name="T1">據指出，利用這4屆研討會，美軍陸續與國軍各單位進行不對稱作戰研討，除特戰、特勤單位外，也要求政戰局等單位參與，當時就曾與政戰局研討出最有效的攻勢文宣、戰略溝通與心戰主題。</text:span><text:span text:style-name="T3"><text:line-break/><text:line-break/></text:span><text:span text:style-name="T1">軍方透露，小國作戰講求「不對稱」。軍方指出，美軍不對稱作戰理論中，選項多元，包括「質的不對稱」、「量的不對稱」、「時間不對稱」、「手段不對稱」、「戰場不對稱」、「科技不對稱」，甚至是「士氣不對稱」與「法律道德不對稱」等。</text:span><text:span text:style-name="T3"><text:line-break/><text:line-break/></text:span><text:span text:style-name="T1">國軍不對稱作戰構想實驗，Ｍ3浮門橋車淡水河布縱火索</text:span><text:span text:style-name="T3"><text:line-break/><text:line-break/></text:span><text:span text:style-name="T1">而將相關理論綜合起來，所謂「不對稱」的武器、手段、戰法，都不是新構想，而只是巧妙部署或運用在某個特地時空，即能發揮不對稱的效果。國軍採購M1A2戰車、愛三防空飛彈、水雷、電戰系統、機動阻絕佈雷、無人機、狙擊戰力、人攜式剌針飛彈等，都可應用於不對稱作戰構想。</text:span><text:span text:style-name="T3"><text:line-break/><text:line-break/></text:span><text:span text:style-name="T1">經過AWG部隊來台舉行論壇後，國軍陸續為三軍特勤隊採購個人潛水裝備，重新定義特勤隊在戰場上的功能；同時也為特戰部隊採購「特種作戰模組化系統暨成套裝備」，更新槍械；並為高空特勤中隊更新高空滲透傘具；而金門、澎湖海龍兩棲部隊則積極建設自有港勤設施；負責中樞防衛的憲兵採購紅隼反裝甲火箭，工兵部隊甚至發展出利用M3浮門橋車在淡水河上執行縱火佈索的新任務。</text:span><text:span text:style-name="T3"><text:line-break/><text:line-break/></text:span><text:span text:style-name="T1">前參謀總長李喜明更曾提出要求空軍研發戰機滑跳台、海軍採購微型飛彈突擊艇等，充分回應美軍在不對稱作戰思維的植入，但因構想較為激進，且人員來源無法解決，目前暫時被擱置。</text:span><text:span text:style-name="T3"><text:line-break/><text:line-break/></text:span><text:span text:style-name="T1">對於美軍「不對稱作戰大隊」曾來台，國防部態度低調表示：「無所悉。」</text:span></text:p>
      <text:p text:style-name="P2"><text:span text:style-name="T1">蘇秀慧   |  2020.05.27 09:05   |   </text:span><text:a xlink:type="simple" xlink:href="http://palinfo.habago.org/Entry?Command=Information_PrintForum&amp;iPage=1#FORUM39273"><text:span text:style-name="T2">#</text:span></text:a></text:p>
      <text:p text:style-name="P3"><text:span text:style-name="T1">謝謝阿水。<text:line-break/><text:line-break/>我覺得我的生活經驗，讓我自以為這個世界是這樣、或那樣。我認為自己應該是個腦殘，特別容易被洗腦的那一類，而這也是我一直在巴勒網的原因，至少我為自己的腦力不足做出努力與彌補。<text:line-break/><text:line-break/>我想我在上海那段生活經驗，讓我有機會去想所有在台灣聽到的關於對岸的種種印象評論，像是中國人衛生很差、愛吐痰，吃地溝油，不守交通秩序愛插隊，講話很大聲沒有文化修養⋯等。公司當時給台幹的福利還算可以，我能每兩個月就飛回台灣休假2星期，真實上物質生活方面，如果你財力足夠，在對岸的生活與台灣並沒有什麼不同，便利的地鐵交通（當時已有完善的環線，及12條主線）、舒適的居住環境、馬路上林立的小吃、便利商店，超大型的百貨公司、IKEA，各種異國菜餐廳和pub、ktv娛樂休閒場所。走在上海的街上，你可以看到更多雄偉的建築像101大樓。<text:line-break/><text:line-break/>至於所謂文化素質，我因為上下班主要搭地鐵，遇過上海市民不排隊、插隊的情形有但並不多（在北捷一樣有人見車一停靠，就插隊進入車廂也有），隨地吐痰的人真的不多，至少我在那裡時沒有「隨處可見」的經驗。唯有一件事，讓我特別有感觸，上海地鐵每一條線，有它各自的特色，例如2號線經過上海主要的商業區，大部分乘客是上班族、7號線則可看見更多農工搭乘，如果地鐵經過上海比較落後或有跨省交通樞紐的地方，乘客的衛生習慣有可能更差，我遇見過有大人直接讓小朋友在地鐵車廂內上廁所的情況。<text:line-break/><text:line-break/>當時的感想是：硬實力，大陸已經足與台灣相媲美，甚至某些已經超越（例如手機應用），軟實力方面，大陸也正努力趕上中。我離開上海時是2016年。</text:span></text:p>
      <text:p text:style-name="P2"><text:span text:style-name="T1">陳真   |  2020.05.26 20:48   |   </text:span><text:a xlink:type="simple" xlink:href="http://palinfo.habago.org/Entry?Command=Information_PrintForum&amp;iPage=1#FORUM39272"><text:span text:style-name="T2">#</text:span></text:a></text:p>
      <text:p text:style-name="P4"><text:span text:style-name="T1">今晚風大雨大，「饑寒交迫」，宛若颱風，利用斷斷續續的看診空檔寫幾個字，等待下班中。<text:line-break/><text:line-break/>這是回覆阿水律師在 2020.05.23 的留言。阿水律師說：「社會分析的困難」就像「瞎子摸象」，「我們容易用個人經驗去推斷社會現象」。<text:line-break/><text:line-break/>我能理解你的意思，但我所說並非這個意思。我說，所謂社會分析只是一種自我引用 (self-reference)，意思是說，在所謂分析的過程中，「本質上無可避免地」(注意這幾個字) 會把箭頭指向自身，從自身之中尋找所謂解答，而這樣一種解答將陷入不斷的自我循環，沒有盡頭，因為每一個解答都依舊需要另一個解答而無法窮盡。<text:line-break/><text:line-break/>社會分析如此，科學分析也一樣。唯有邏輯分析或數學分析能找到盡頭，而盡頭的兩端之間，無非就是架起一個「等號」 ，就像「一等於一」那樣，它必然成立，並且抗拒進一步分析，但在這同時，它卻也沒法告訴我們更多意義。<text:line-break/><text:line-break/>哲學很難哲普化，只能在儘可能不嚴重扭曲原意的狀況下以通俗語言表達。<text:line-break/><text:line-break/>我並不把self-reference看成一種缺陷，反倒是當成一種福音，因為它給了我們一種胡說八道的空間與自由。二十多年前，我寫過一系列文字宣揚這項福音，標題就叫做「胡說八道的人有福了」，為什麼有福呢？因為天國是他們的。<text:line-break/><text:line-break/>我喜歡「胡說八道」，而我沒法忍受的就是把胡說八道講得「好像真的一樣」，那應該是一種腦殘的特徵吧。Emir Kusturica 說他一生最大的敵人是naturalism；其所謂naturalism，指的就是把胡說八道「講得好像真的一樣」。<text:line-break/><text:line-break/>我也是很堵爛 naturalism，不過我比 Kusturica 還多了一個敵人，無以名之，也許可以稱之為socialism；不是我們一般講的那種socialism，而是指一種神經兮兮的社會分析傾向，就跟 naturalism一樣，差別只是在於naturalism 認為「自然」終究決定了一切，而socialism 卻以為口舌分析定義了真理。<text:line-break/><text:line-break/>維根斯坦說，「我對事實不感興趣」，我也是。我甚至很想說，事實不存在，存在的只是一個個故事；與其說我們活在事實之中，不如說我們活在一個個故事裏頭。當故事與隱喻被看成理論，看成乾燥事實，災難就來了。<text:line-break/><text:line-break/>我能理解 Karl Kraus 為何跟我一樣那麼堵爛心理分析，他說心理分析師是「殺害靈魂的工兵」，為什麼呢？因為分析師們把美美的故事給當成呈堂證供了，整天「因為這樣，所以那樣」，其實根本不存在這樣一種「因為...，所以...」。<text:line-break/><text:line-break/>踏入哲學的第一年，我就覺得自己似乎已經可以「畢業」了，再加上維根斯坦的思想「荼毒」，中毒之深，人生一夕之間起了根本變化，更覺得不如歸去，因此我冒昧找上范光棣，想弄清楚自己和哲學的「關係」。可我至今依舊迷惘，有時覺得一切昭昭在目，似乎都很清楚，所謂哲學，無非就是庸人自擾，但有時卻又彷彿滿身哲學蟲作祟，疑雲滿天，身心不得安寧。<text:line-break/><text:line-break/>所謂第一年就「畢業」，不是超前部署的幼稚概念，而是說，在哲學上，我不可能有更多想法了；事物已到邊界，我知道這就是哲學的盡頭。第一年寫的那四篇哲學作業，雖不足為道，但它畢竟給這盡頭畫下一些記號。翻成中文，第一篇叫做「自然主義知識論 (naturalized epistemology) 能有多自然？」，第二篇談「社會性閱讀 (social reading of) 維根斯坦的謬誤」，第三篇談「人工智慧 (AI) 與維根斯坦」，第四篇則是給這尋尋覓覓做個總結；答案沒找到，只找到一個胡說八道的工具，叫做「隱喻」(metaphor) 。<text:line-break/><text:line-break/>柏拉圖說，「隱喻是天才的特徵」，但我倒是認為，每一句話都是詩，每個人都是詩人；話語無從對應，只能對應於一個個故事，就算你不想隱喻也辦不到。而你能做的，就是認清並接受自己是「詩人」的宿命；恰恰是語言劃定了我們的生存範圍，而非我們決定語言的極限。知道極限之所在，方知生命究竟能有多少「自由」。<text:line-break/><text:line-break/>儘可能通俗地說，大概就是這樣。哲學畢竟很難哲普化，因為哲普化的代價就是庸俗化，去除複雜內涵，只剩蒼白結論，但結論根本不重要，深刻畢竟是來自於過程，而非結局。人人都說我愛你，大家都知道「E等於MC平方」 ，但重點是事物之去從以及它究竟意味著什麼。<text:line-break/><text:line-break/>有些東西，一如旅程；人在旅途所見所聞，難以轉述。惟有當你自己走一遭，方知微妙。愛情不也如此？天底下沒有愛情專家，只有戀人；惟有當你自身是個戀人，方才可能明白所謂愛情是怎麼一回事。劍橋國王學院前院長 Bernard Williams 臨終 (2003年) 懺悔一生教導學生從事無謂之哲學分析，一如其生前最後一篇哲學文字所宣示：科學走向公眾，而那些與科學背道而馳的東西，一如文學與藝術，卻理當走向一人之境，走向內在幽微。<text:line-break/><text:line-break/>即便在這網絡與 AI 當家的新時代，知識講究「公眾性」 與「可運算」並垂手可得，哲學系所一間間地關門打烊，但是，「無用」之哲學依舊不會消失，一如愛情與藝術不會消失一般；消失的只是它的教員與評論員。維根斯坦與 Alan Turing 關於 AI 概念之爭，表面上看來似乎是Turing 贏了，但在我看來卻是「維根斯坦們」的預言成真：人與機器終究是兩個世界，有義肢，但不會有「義痛」 (artificial pain)，人會心碎，但機器不會，「智慧」更是沒有「人工」(artificial) 這回事；語言的盡頭，哲學的終結，不是開啟一個機器世代，而是生命的真實開端。<text:line-break/><text:line-break/>把我所言，用時光膠囊包起來，埋藏地底下，百年後開封，人們將說我所言甚是。</text:span></text:p>
      <text:p text:style-name="P2"><text:span text:style-name="T1">陳真   |  2020.05.26 15:30   |   </text:span><text:a xlink:type="simple" xlink:href="http://palinfo.habago.org/Entry?Command=Information_PrintForum&amp;iPage=1#FORUM39271"><text:span text:style-name="T2">#</text:span></text:a></text:p>
      <text:p text:style-name="P3"><text:span text:style-name="T1">獲獎紀錄片：“真相：海上迷失”<text:line-break/><text:line-break/>"The Truth: Lost at Sea"<text:line-break/><text:line-break/>描述：<text:line-break/><text:line-break/>2010年，由六艘載有人道主義援助的船隻組成的加沙自由艦隊，試圖打破以色列對加沙的封鎖。 在拒絕以色列停駛的要求後，艦隊繼續駛向國際水域，以色列突擊隊在夜間突襲船隻。在其中一艘船Mavi Marmara上開槍打死了9名人權活動家，第十位因傷後来致死。 這部紀錄片詳細介紹了當晚發生的事情，揭示了媒體如何講述這個故事。（有英文字幕）<text:line-break/><text:line-break/>預告片: </text:span><text:a xlink:type="simple" xlink:href="https://www.facebook.com/truthlostatsea/"><text:span text:style-name="T4">https://www.facebook.com/truthlostatsea/</text:span></text:a><text:span text:style-name="T1"><text:line-break/><text:line-break/>時間：5月31日（星期日），下午2點（台灣時間）<text:line-break/><text:line-break/>註冊：</text:span><text:a xlink:type="simple" xlink:href="https://us02web.zoom.us/webinar/register/WN_J8gNesjRSV2GDwElBgm3XA"><text:span text:style-name="T4">https://us02web.zoom.us/webinar/register/WN_J8gNesjRSV2GDwElBgm3XA</text:span></text:a><text:span text:style-name="T1"><text:line-break/><text:line-break/>臉書：</text:span><text:a xlink:type="simple" xlink:href="https://www.facebook.com/events/328558108108795/"><text:span text:style-name="T4">https://www.facebook.com/events/328558108108795/</text:span></text:a></text:p>
      <text:p text:style-name="P2"><text:span text:style-name="T1">老羊   |  2020.05.26 05:32   |   </text:span><text:a xlink:type="simple" xlink:href="http://palinfo.habago.org/Entry?Command=Information_PrintForum&amp;iPage=1#FORUM39270"><text:span text:style-name="T2">#</text:span></text:a></text:p>
      <text:p text:style-name="P4"><text:span text:style-name="T1">還有這一段視頻：</text:span><text:a xlink:type="simple" xlink:href="https://youtu.be/pewegXHUzlo"><text:span text:style-name="T4">https://youtu.be/pewegXHUzlo</text:span></text:a><text:span text:style-name="T1"><text:line-break/><text:line-break/>抱歉剛才忘了把兩段視頻放在同一篇貼文裡；這是另外一位在香港定居多年的英國大兄在大半生親身經歷大陸與香港過去幾十年的改變之後，談論他的想法。</text:span></text:p>
      <text:p text:style-name="P2"><text:span text:style-name="T1">老羊   |  2020.05.26 05:04   |   </text:span><text:a xlink:type="simple" xlink:href="http://palinfo.habago.org/Entry?Command=Information_PrintForum&amp;iPage=1#FORUM39269"><text:span text:style-name="T2">#</text:span></text:a></text:p>
      <text:p text:style-name="P3"><text:span text:style-name="T1">真誠、強烈的推薦以下的一段二十分鐘的視頻。談話者是一位和我年齡相仿，而且還年輕幾歲的意大利與瑞士混血兒；他年輕時還曾到過台灣教英文，之後去過很多其他地方實地參與慈善活動，目前定居香港。他的談話沒有意識型態的高論，樸實、單純、入世，但是點出重要的觀念。如果網友去年曾經密切關注香港事件的視頻，說不定還會對位 Angelo Giuliano 有點印象。<text:line-break/><text:line-break/></text:span><text:a xlink:type="simple" xlink:href="https://youtu.be/KFVNJYJzHGs"><text:span text:style-name="T4">https://youtu.be/KFVNJYJzHGs</text:span></text:a><text:span text:style-name="T1"><text:line-break/><text:line-break/></text:span></text:p>
      <text:p text:style-name="P2"><text:span text:style-name="T1">陳真   |  2020.05.26 02:37   |   </text:span><text:a xlink:type="simple" xlink:href="http://palinfo.habago.org/Entry?Command=Information_PrintForum&amp;iPage=1#FORUM39268"><text:span text:style-name="T2">#</text:span></text:a></text:p>
      <text:p text:style-name="P4"><text:span text:style-name="T1">前些日子有媒體說要採訪我。我婉拒了。她們說，不受訪，那邀稿總可以吧？我也沒答應。原因有幾。主要原因之一是我沒法裝模作樣寫篇社論般四平八穩的文字去評論人渣黨。對於人渣，除了開罵，有什麼好評論？就如同對於一個無惡不作貪得無饜的詐騙集團，除了開罵，除了期望有一天能夠把人渣歹徒們統統繩之以法之外，難道其言行還會有什麼一致性的理性內涵值得議論分析？<text:line-break/><text:line-break/>再說，我們會議論對手，我們會分析敵人言行，但我們不會四平八穩地去議論分析敵人的走狗「本身」。請注意這個「本身」，意思是說，走狗的行徑必然反映其主子的思維盤算，因此，理解走狗的行為有其指涉意義，但走狗「本身」卻一片貧乏空洞，缺乏基本理性內涵而不值得議論，無非就只是一些貪圖權力與私利的猥瑣人渣，更不用說那些給走狗當走狗的文人爪牙了。<text:line-break/><text:line-break/>我知道絕大多數人不會認同我的想法與態度，我知道絕大多數人總是以仰角在看待這樣一些坐擁權勢與媒體光環的人渣。但我不是。對我來說，維持我個人這樣一種態度卻極其重要。所謂上駟不對下駟，要我做賤自己、煞有介事地去評論這些根本不值得議論的下三濫人渣及其罄竹難書之窩囊猥瑣無恥行徑，我實在辦不到。<text:line-break/><text:line-break/>我有一些朋友，碰面時特別喜歡談政治，常讓我尷尬無言，非常痛苦。套句詹益樺生前常說的話，要我煞有介事地談走狗，談人渣，那真是一種「自我作賤」，一種「心靈刑求」。<text:line-break/><text:line-break/>年少時候對抗蔣家，在那個偶語棄市的恐怖年代，我可以連命都不要了，就是要反蔣，槍砲黑牢也擋不了我。我尤其痛恨蔣介石在大陸和台灣之濫殺忠良，甚至以極其殘忍的手段殺害千千萬萬充滿理想主義精神的年輕男女。儘管如此，但我仍然必須說，我從未輕視蔣家。<text:line-break/><text:line-break/>為什麼呢？因為不管是蔣介石或蔣經國，他們之諸多惡行，基本上仍然是出於一種企圖利他的愛國主義精神或意識形態鬥爭 (例如反對共產主義)，他們並非出於個人猥瑣之貪婪，他們更不是誰養的狗。即便是蔣家迫害十數萬台灣人之白色恐怖惡行，乃是在美國的掩護與鼓動之下所進行，但蔣家始終不是美國人養的狗；他們不是漢奸，他們不會為了個人權力與私利而聽命於主人仇視醜化自己的骨肉同胞與國家，更不會為其主人效命，傷害自己的同胞，毀滅自己的家園。<text:line-break/><text:line-break/>陳真<text:line-break/><text:line-break/>2020. 05. 26.<text:line-break/>=====================<text:line-break/>社論／假密件釣出總統府真面目<text:line-break/><text:line-break/>中國時報<text:line-break/><text:line-break/>主筆室<text:line-break/><text:line-break/>2020年5月25日<text:line-break/><text:line-break/>日前總統府爆出「駭客門」，府方指為造假，內容卻高度貼近政治現實，頗耐人尋味。<text:line-break/><text:line-break/>其實，從寄給媒體的郵件署名「tsailoser」（蔡魯蛇）就可以看出，寄信人對蔡英文總統是有深刻敵意的，對方花了這麼多力氣來準備文件並寄出，冒著被追查起訴的風險進行這樁大工程，應該不是一時衝動下的惡作劇。府方說是造假，但若全屬憑空杜撰，現實中既沒那些會議也沒那些談話，總統府就不會向刑事局報案查洩密了。<text:line-break/><text:line-break/>據說實情是副祕書長級官員的個人電腦被駭，而密件內容7分真3分假，究竟真相如何？哪些真，哪些假？對看熱鬧的群眾而言，將是一場永遠無法查清真相的羅生門，最終只能選擇相信或不相信，而被文件中提及的當事人，感受可能就五味雜陳了。<text:line-break/><text:line-break/>7分真3分假真真假假<text:line-break/><text:line-break/>這些文件並沒有暴露什麼國安軍事機密，而是以府內會議紀錄的方式揭露蔡總統及高層圈的權鬥祕辛。例如「打賴路徑」如何進行細膩的操作，藉由立法院、政黨、親綠媒體、網路分進合擊，製造輿論炒作氛圍，打壓賴清德參選的正當性，逼他接受「蔡賴配」。當時賴清德在網上被圍剿得焦頭爛額，呼籲蔡英文不要再用網軍攻擊他，蔡陣營不承認是自己下的黑手，但文件顯示領軍網路戰的就是民進黨副祕書長林鶴明，藉由網路打手在PTT和Line上面帶風向，打賴打得毫不留情。<text:line-break/><text:line-break/>再對照「卡神」楊蕙如發錢給網軍小組，在關西機場事件中挺駐日代表謝長廷，並痛批大阪辦事處，處長蘇啟誠最後在沉重壓力下自殺，顯然民進黨陣營的網軍操作不但啟動甚早，而且非常細膩熟練，有能力把蔡英文的聲勢從谷底拉到巔峰。整個蔡團隊的網路作戰能力高明到讓人嘆為觀止，完全吊打國民黨。<text:line-break/><text:line-break/>也許密件內容不全是事實，但其中所描繪的操作又和現實非常貼近，例如總統府的分工裡，學運領袖林飛帆負責在臉書和節目上力挺蔡英文，社民黨主席范雲要在隨蔡出訪時讚揚女性領導力，這些他們都做到了，而林飛帆後來出任民進黨副祕書長，范雲被提名為民進黨不分區立委，是不是因功敘獎，民眾自會想像。<text:line-break/><text:line-break/>修理媒體先備好打手<text:line-break/><text:line-break/>文件中呈現的會議裡，與會者還包括了親綠媒體高層，行政院副院長陳其邁並建議蔡總統取得NCC人事決策主導權，不要讓蘇貞昌做最後決定，且新任委員有兩人偏綠，「可以配合處理中天」。當年民進黨要求黨政軍退出媒體，如今不但把手伸入媒體，為了修理特定民營媒體還先準備好了打手，完全不把在野時主張的新聞獨立與自由放在眼裡，權力的霸道與野蠻在在令人嘆為觀止。<text:line-break/><text:line-break/>儘管總統府指密件內容不實，但蔡政府4年來的行事風格大家都看在眼裡，對不喜歡的媒體打壓愈來愈嚴，還打算立法「中共代理人條款」，讓媒體戴上孫悟空的緊箍咒。而蔡總統在考量總統府資政、監察委員、考試委員時的用人唯親、唯綠，也清楚呈現了如今權力已定於一尊的蔡總統不但黨政軍大權在握，還擁有龐大、熟練的網軍戰線，加上親綠媒體的吹捧，如此強大的「大內宣」力量，可以完全執政，完全把台灣捏在手心裡。<text:line-break/><text:line-break/>過去大內宣操作得這麼成功，先打敗賴清德，再打敗韓國瑜，如今林錫耀接任民進黨祕書長，應該會延續過去的成功操作模式，繼續使用黨政、國會、媒體與網路的各種資源，精細地分工，準確地出擊，把台灣整個形勢與風向一直往自己有利的方向帶。<text:line-break/><text:line-break/>善打網路戰的蔡總統，如今被駭客藉網路回擊，想必也相當意外，但這並不會阻擋蔡政府政治操作的腳步，也不會讓當權者有所收斂。唯有當大部分民眾能明辨炒作與真相，唾棄以權謀私、侵犯人民自由的行徑，才能讓台灣民主得到真正的保障。密件真假不重要，重要的是我們要能在一片假象中看得出政客的真面目。</text:span></text:p>
      <text:p text:style-name="P2"><text:span text:style-name="T1">欧阳阳   |  2020.05.25 09:09   |   </text:span><text:a xlink:type="simple" xlink:href="http://palinfo.habago.org/Entry?Command=Information_PrintForum&amp;iPage=1#FORUM39267"><text:span text:style-name="T2">#</text:span></text:a></text:p>
      <text:p text:style-name="P3"><text:span text:style-name="T1">張萬康，<text:line-break/>「抗美援朝紀念日」这个在我的印象中，一直就没有很大规模的宣传活动，可能就是局部的，相关部门的一些紀念活动。<text:line-break/><text:line-break/>「抗美援朝」有其历史背景，那时的中共受苏联国际共产主义思想影响比较深，认为朝鲜半岛的事情就是中国的事情，如果是到现在，未必会有那么重视，朝鲜半岛应该已经不被认为是中国的核心利益。<text:line-break/><text:line-break/>中国会关心，但是不会愿意付出那么大的代价去管别人家的事情。<text:line-break/><text:line-break/>但是，台湾是不同的，一直被视为中国的核心利益，如果台湾有事，中共应该是会出兵的。</text:span></text:p>
      <text:p text:style-name="P2"><text:span text:style-name="T1">洋洋   |  2020.05.25 08:36   |   </text:span><text:a xlink:type="simple" xlink:href="http://palinfo.habago.org/Entry?Command=Information_PrintForum&amp;iPage=1#FORUM39266"><text:span text:style-name="T2">#</text:span></text:a></text:p>
      <text:p text:style-name="P4"><text:span text:style-name="T1">外交部長王毅回答CNN記者無禮的提問。有氣勢有節度，臨場沒有結巴和語氣詞帶入，真是人才。<text:line-break/>不只王毅，整個團隊都優秀。盤面37，但下棋的素質差太多，這盤棋美國輸定了。<text:line-break/></text:span><text:a xlink:type="simple" xlink:href="https://youtu.be/SZfr6sowcUQ"><text:span text:style-name="T4">https://youtu.be/SZfr6sowcUQ</text:span></text:a></text:p>
      <text:p text:style-name="P2"><text:span text:style-name="T1">張萬康   |  2020.05.25 02:10   |   </text:span><text:a xlink:type="simple" xlink:href="http://palinfo.habago.org/Entry?Command=Information_PrintForum&amp;iPage=1#FORUM39265"><text:span text:style-name="T2">#</text:span></text:a></text:p>
      <text:p text:style-name="P3"><text:span text:style-name="T1">大陸的青年學者，趙皓陽，這篇長文值得看。分享給板友們。標題叫《文革：释放恶魔》。本篇圖文豐富，可鑑往知來。對文革脈絡源起，也做了探討。<text:line-break/></text:span><text:a xlink:type="simple" xlink:href="https://mp.weixin.qq.com/s/VEvi9LA7_U5kddl9eHuc4g"><text:span text:style-name="T4">https://mp.weixin.qq.com/s/VEvi9LA7_U5kddl9eHuc4g</text:span></text:a><text:span text:style-name="T1"><text:line-break/><text:line-break/>順想請問大陸板友一件事：<text:line-break/><text:line-break/>最近我個人最關切的是，今年是625韓戰（朝鮮戰爭）爆發70週年。中國人民志願軍的入朝參戰，則是在四個月後的10/25打響第一槍，這天官方訂為「抗美援朝紀念日」。當年中美實力極不對稱，志願軍犧牲慘重，硬是和美軍打成平手。志願軍把美軍趕回38度線，這在當年是不可思議的事，讓麥克阿瑟瞠目，舉世嘩然。抗美援朝是「立國之戰」。如今中美關係緊繃，軍事衝突的可能性在這兩年來一再被討論。<text:line-break/>我想請教大陸板友的是，大陸官方是不是對625靜悄悄？是否已經有意識的開始播出回顧抗美援朝的節目？或發表帶動相關討論的文章？還是通常一週前才開始有這種節目和文章？諸君認為今年會不會比較熱烈（強悍）的宣傳這種節目和發表相關談話？還是按照官方的習慣，是在10/25「抗美援朝紀念日」才開始做？<text:line-break/><text:line-break/>台灣向來醜化韓戰，什麼共產黨只會用「人海戰術」故意讓士兵送命、派國軍在內戰投降的部隊去當砲灰、俘虜營中投降的中國士兵其中一萬多人自願返台當「反共義士」……事實上不盡然。<text:line-break/><text:line-break/>最後，我向中國志願軍致上無比的敬意。</text:span></text:p>
      <text:p text:style-name="P2"><text:span text:style-name="T1">秋本久美子   |  2020.05.24 11:07   |   </text:span><text:a xlink:type="simple" xlink:href="http://palinfo.habago.org/Entry?Command=Information_PrintForum#FORUM39264"><text:span text:style-name="T2">#</text:span></text:a></text:p>
      <text:p text:style-name="P3"><text:span text:style-name="T1">不好意思，再讓我貼文一次，謝謝！<text:line-break/>［行動］「天誅計畫」<text:line-break/>首先聲明，我是個瘋子。<text:line-break/>其次，沉默是金。<text:line-break/>最後，刀劍無眼。<text:line-break/><text:line-break/>說破不值錢啊！<text:line-break/>昨天聽到一個小故事。<text:line-break/>從前有個島國，暴君虐民，貪官撈錢，百姓苦不堪言，為內除國賊，遂有位無名氏擬了一項「天誅計畫」。（註：珍惜生命）<text:line-break/><text:line-break/>無名氏決行未果，遭政府逮捕，刑求將死。<text:line-break/>無名氏曰：「我從今天開始精神病－－精神分裂。哈哈哈！」<text:line-break/>又曰：「暴君顫抖吧！貪官害怕吧！從此刻起每一個人民都是你的敵人。」<text:line-break/>「死了一個我，還有千千萬萬個我。志士們將延續我的計畫，採取行動。直到推翻暴政。」<text:line-break/>暴政必亡。<text:line-break/>有句名言說：當人民害怕政府，就是暴政；當政府害怕人民，就是自由。<text:line-break/>欠教育是嗎？那就好好給它教育一下。馬皇:我會把你當人看，好好把你教育。<text:line-break/><text:line-break/>《孟子．梁惠王下》<text:line-break/>曰：「賊仁者謂之賊，賊義者謂之殘，殘賊之人謂之一夫。聞誅一夫紂矣，未聞弒君也。」<text:line-break/><text:line-break/>伊訓曰：「天誅造攻自牧宮，朕載自亳。」<text:line-break/><text:line-break/>－－－<text:line-break/>" political correctness " is NOT correct！ 内なる敵を倒せ - 真の救国英雄ブレイビク<text:line-break/></text:span><text:a xlink:type="simple" xlink:href="https://reurl.cc/R42zA6"><text:span text:style-name="T4">https://reurl.cc/R42zA6</text:span></text:a><text:span text:style-name="T1"><text:line-break/>主流媒體稱他恐怖分子。<text:line-break/><text:line-break/>#東方快車謀殺案<text:line-break/>－－－<text:line-break/>刑法 第 19 條<text:line-break/>行為時因精神障礙或其他心智缺陷，致不能辨識其行為違法或欠缺依其辨<text:line-break/>識而行為之能力者，不罰。<text:line-break/>行為時因前項之原因，致其辨識行為違法或依其辨識而行為之能力，顯著<text:line-break/>減低者，得減輕其刑。<text:line-break/>前二項規定，於因故意或過失自行招致者，不適用之。<text:line-break/><text:line-break/>第 23 條<text:line-break/>對於現在不法之侵害，而出於防衛自己或他人權利之行為，不罰。但防衛<text:line-break/>行為過當者，得減輕或免除其刑。<text:line-break/><text:line-break/>第 24 條<text:line-break/>因避免自己或他人生命、身體、自由、財產之緊急危難而出於不得已之行<text:line-break/>為，不罰。但避難行為過當者，得減輕或免除其刑。<text:line-break/>前項關於避免自己危難之規定，於公務上或業務上有特別義務者，不適用<text:line-break/>之。<text:line-break/>－－－<text:line-break/>《離岸風電大騙局》<text:line-break/></text:span><text:a xlink:type="simple" xlink:href="https://play.google.com/books/reader?id=qOSoDwAAQBAJ&amp;;hl=zh_TW&amp;;pg=GBS.PP1"><text:span text:style-name="T4">https://play.google.com/books/reader?id=qOSoDwAAQBAJ&amp;;hl=zh_TW&amp;;pg=GBS.PP1</text:span></text:a><text:span text:style-name="T1"><text:line-break/>蔡政府如何掏空台灣兩兆元！！<text:line-break/>「因避免自己或他人生命、身體、自由、財產之緊急危難而出於不得已之行為，不罰。但避難行為過當者，得減輕或免除其刑。」<text:line-break/>蔡政府如何掏空台灣兩兆元！！<text:line-break/><text:line-break/>＜殺警案 醫師沈正哲：個案鑑定是醫療團隊完成非1名醫師＞<text:line-break/></text:span><text:a xlink:type="simple" xlink:href="https://udn.com/news/story/121086/4534372"><text:span text:style-name="T4">https://udn.com/news/story/121086/4534372</text:span></text:a><text:span text:style-name="T1"><text:line-break/>殺警案法官因嫌犯有知覺失調症判無罪。<text:line-break/>「行為時因精神障礙或其他心智缺陷，致不能辨識其行為違法或欠缺依其辨識而行為之能力者，不罰。」<text:line-break/><text:line-break/>鄭重聲明：<text:line-break/>1.在下已經皈依佛門，不會傷害人，也不會殺人。<text:line-break/>2.在下承認我有知覺失調症等精神疾病。已取得準通行證「免死金牌」。備而不用。又瘋言瘋語了，不好意思。<text:line-break/>「自從得了精神病，整個人都精神了。」呵呵。<text:line-break/>3.以上資料僅供參考。如有雷同，純屬巧合。<text:line-break/><text:line-break/>＜PUTIN JUST EXPOSED THE PLOT TO DESTROY AMERICA＞<text:line-break/></text:span><text:a xlink:type="simple" xlink:href="https://www.pinterest.com/pin/544091198717929829/"><text:span text:style-name="T4">https://www.pinterest.com/pin/544091198717929829/</text:span></text:a><text:span text:style-name="T1"><text:line-break/></text:span><text:a xlink:type="simple" xlink:href="https://www.youtube.com/watch?v=Bee70unn9aM"><text:span text:style-name="T4">https://www.youtube.com/watch?v=Bee70unn9aM</text:span></text:a><text:span text:style-name="T1"><text:line-break/>同仇敵愾。</text:span></text:p>
      <text:p text:style-name="P2"><text:span text:style-name="T1">欧阳阳   |  2020.05.24 07:52   |   </text:span><text:a xlink:type="simple" xlink:href="http://palinfo.habago.org/Entry?Command=Information_PrintForum#FORUM39263"><text:span text:style-name="T2">#</text:span></text:a></text:p>
      <text:p text:style-name="P4"><text:span text:style-name="T1">人有七情六欲，有同情心，有智慧，有正義感；同時也有貪婪，有愚昧，有自私，有陰暗面。<text:line-break/><text:line-break/>當初，中國大陸搞共産社會主義，搞計劃經濟平均主義，其出發點是良善的，但是忽略了人性，忽略了社會發展的規律，所以其結果也必然是失敗的；共産社會主義要想成功實施須要一個前提條件是所有的人都是智慧的，良善的，大公無私的。<text:line-break/><text:line-break/>現今，很多全民選舉制度顯現出來的一些弊端，與當初中國大陸搞共産社會主義，搞計劃經濟平均主義失敗的原因是雷同的。<text:line-break/><text:line-break/>全民選舉制度要想取得良好的效果也是需要一些前提條件，需要大部分人是理性的，良善的，智慧的，大公無私的；但如果參雜有太多的自私，貪婪，愚昧，那必然出現欺騙，陰謀。<text:line-break/><text:line-break/>現在很多人把全民選舉當做是“民主”，並把其當做一種普世價值來推廣，與當初蘇聯在全世界推廣共産主義的行爲是雷同的，從根源上講就是一種蠻霸與自以爲是，是一種典型的西式排他性思維。</text:span></text:p>
      <text:p text:style-name="P2"><text:span text:style-name="T1">阿水   |  2020.05.23 22:56   |   </text:span><text:a xlink:type="simple" xlink:href="http://palinfo.habago.org/Entry?Command=Information_PrintForum#FORUM39262"><text:span text:style-name="T2">#</text:span></text:a></text:p>
      <text:p text:style-name="P3"><text:span text:style-name="T1">大陸主政當局把私有財產與公有財產拿來相提並論是可喜的現象。人民除了私有財產，也有其他個人權利，甚至有些基本人權在大陸憲法也有明文規定，屬於憲法位階的權利。個人權利中的隱私權就抱括在人格權裡面。人格權是一種概括的名稱，凡是維護人之所以為人的資格必要的權利，都包括在內，主要內容包括生命、身體、貞操、健康、名譽、肖像、信用、姓名、隱私等等。個人「隱私」在大陸也被承認是法律上應保護的人格權利。<text:line-break/><text:line-break/>法治教育除了讓人民明白權利的種類與內容之外，人民也因而提昇權利意識。大家都知道錢財不容任意侵奪，政府若是沒有正當理由強取，就可以稱之為「暴政」。當人民有權利意識，就會把錢財與其他個人權利等同視之。但私有財產神聖不可侵犯這個價值觀，西方也沒有國家採用這種法律制度，頂多作為精神指標。個人權益在增進公共利益必要範圍內可以經過立法程序以合法手段來剝奪，但也明文規定應該給予補償。美國若是要興建高鐵也是可以經由徵收補償的法律程序來取得私人土地。<text:line-break/><text:line-break/>利用互聯網進行交易，消費者給予廠商私人資料，並非消費者同意隱私權「讓渡」，讓渡就是個人放棄權利，交由廠商自由利用。在台灣的個人資料保護法裡面，只限定廠商在交易的特定目的使用，而且要告知消費者，使用完畢之後也要刪除個人資料。因此在網路交易時，若是多加留意，不盲目勾選，會發現有關於個人資料的告知及同意事項。如果廠商要做其他目的使用，更必須取得消費者書面同意。當您在交易後，若是莫名其妙收到一封封廠商及其關係企業寄來的行銷廣告，應該就是您當時不經意的勾選所致，不然就是廠商違法，可以依法求償。<text:line-break/><text:line-break/>社會分析的困難，佛教也有「瞎子摸象」的故事，我們容易用個人經驗去推斷社會現象。如同小偷為何減少的問題，各種面向都有可能，綜合各位的觀點應經濟發展是重要因素，但同時應該關心在經濟大幅發展之後，大陸小偷以外的經濟犯罪率如何，才能判斷人心是否趨向良善。另外，整個留言串有意思的是：秀慧姑娘先前的留言，只是說上海有小偷，她看起來就是不會用電子支付，身上應該會帶著人民幣的台胞，所以有被偷的風險。她沒有說上海小偷很多，而且在地鐵公交人擠人，小偷偷錢包動作不大通常不會引人注意，監視錄影也不易在擁擠的人群中發現小諭是誰，一般也是等到到站以後，要掏錢包出來用的時候才會發現，犯罪現場不能確定在何處，因而查緝有相當的難度。她只是說因為有監視器，上海搶案才少發生罷了。<text:line-break/><text:line-break/>也因為社會分析有瞎子摸象的現象，政府跟財團會把有利於已的資訊提供給大眾，甚至各種客觀的連統計數據也有，讓大眾誤以為已經知道「大象」的全貌。就拿美國不興建高鐵的原因來說，在網路輕易可以找到分析，也不是什麼私有財產神聖不可侵犯或互聯網基於隱私權的限制，而是美國體制是聯邦制，各州路線經費協調不易，美國民眾崇尚自由，油價及汽車便宜，而且公路系統發達，因此長途行程除搭飛機之外，美國百姓寧願開車也不會搭高鐵，在美國高鐵是賠錢貨等等因素。對此我們應該反思或警覺，這些理由是否政府或財團餵給民眾的資訊，洋洋灑灑林林總總看似合理，但其實只是鬼扯呢？台灣目前的亂象也因為資訊取得能力的不對稱，於是用立場來選擇是否相信，資訊只是用來作為互相攻詰的依據，對於資訊本身是否正確反而不受重視。</text:span></text:p>
      <text:p text:style-name="P2"><text:span text:style-name="T1">欧阳阳   |  2020.05.23 17:51   |   </text:span><text:a xlink:type="simple" xlink:href="http://palinfo.habago.org/Entry?Command=Information_PrintForum#FORUM39261"><text:span text:style-name="T2">#</text:span></text:a></text:p>
      <text:p text:style-name="P4"><text:span text:style-name="T1">政府终究是由人构成的，政府的品行也主要由其中的人所主导。<text:line-break/>全民选举机制比较优胜的一个前提条件是，大部分民众要比较聪慧，比较良善，然后才能选出聪慧，良善的的领导者，但是在大部分情况下，这个前提条件是不成立的！<text:line-break/><text:line-break/>大部分民众比较容易被欺骗，被煽动，更很难分辨谁比较聪慧，这造成的现象就是，煽动，欺骗成为了政客们赢得选举的基本条件，各路政客与各路媒体名嘴又相互狼狈为奸，抱团取暖，组成选举诈骗集团，也就是所谓的政党！从而形成一种逆向淘汰，把一些真诚，良善的政客给淘汰出局。<text:line-break/><text:line-break/>所以我认为，一种良好的政治制度，一定要能够筛选出良善，聪慧政客的能力，我也不认为中国现有的制度就会比较优秀，但是从现象来，中国政府在世界上的表现确实比较良善，这可能和中国传统文化有一定的关系。<text:line-break/><text:line-break/>中国政客的受到的约束与提升主要是自上而下，这种体制也是有缺陷的，当上面某个节点出现漏洞，也可能会导致大面积的溃烂。很显然，也还有很大的改善空间。<text:line-break/><text:line-break/><text:line-break/><text:line-break/><text:line-break/></text:span></text:p>
      <text:p text:style-name="P2"><text:span text:style-name="T1">陳真   |  2020.05.23 14:32   |   </text:span><text:a xlink:type="simple" xlink:href="http://palinfo.habago.org/Entry?Command=Information_PrintForum#FORUM39260"><text:span text:style-name="T2">#</text:span></text:a></text:p>
      <text:p text:style-name="P3"><text:span text:style-name="T1">西方人也好，中國人也罷，事實上都深切信任自己的政府，相信當權者之施政必然會以促進人民生活為第一要務。<text:line-break/><text:line-break/>中國人對共產黨的信任是對的，因為中共確實以復興中國改善絕大多數人的生活條件為第一要務。但是美國人不是，美國政府的第一要務是確保極少數人永久的權力與絕對利益壟斷。至於其他百分之九十九點九九九的人之死活，只是順便，要不就是奉行優勝劣敗，任其自生自滅。你從美國唯利是圖近乎完全商品化的醫療體制就能看出這個特性。<text:line-break/><text:line-break/>美國政府不在乎一般人的死活，就如羅素所說，美國基本上就是一家私人公司，靠著買空賣空的金融商品及美元霸權和軍火生意，以極大量人命之傷亡為代價，賺盡全天下的財富，奴役世人。<text:line-break/><text:line-break/>AIT,我又來了。<text:line-break/><text:line-break/>寫於內湖站</text:span></text:p>
      <text:p text:style-name="P2"><text:span text:style-name="T1">孫韋懷   |  2020.05.23 13:27   |   </text:span><text:a xlink:type="simple" xlink:href="http://palinfo.habago.org/Entry?Command=Information_PrintForum#FORUM39258"><text:span text:style-name="T2">#</text:span></text:a></text:p>
      <text:p text:style-name="P4"><text:span text:style-name="T1">關於大陸小偷減少這點，我有親身體會。<text:line-break/>2010年我到成都郊區上學，學校後門緊貼村莊，政府出錢把村子都蓋起五層樓，以小區形式管理。這卻引起無盡的混亂，黃賭毒在此一應俱全，此村成為遠近聞名的色情村。我在一零年親眼所見，中午時四面冷清，酒吧ktv緊鎖大門，樓梯陰影處三兩成群的小混混蹲著。他們無事可做，亦無錢買煙，就只是蹲坐著，以把學生看的發毛為樂。樓上無數麻將桌，日夜大聲喊叫不絕，旁若無人。入夜，樓鳳將牌子擺出，在馬路旁每隔十米就有一個招牌，緊挨學校墻下連綿不絕。晚上看到的大排檔，皆有江湖人士出沒，時常打鬧。<text:line-break/>這狀況不用四年五年，僅一年便有天翻地覆般的改變。廉價智能手機普及，淘寶購物火熱，外賣軟件興起。無業遊民要玩手機，不會蹲在路旁惹是生非；送快遞，卸貨，送外賣，小餐館，水果店等崗位供不應求，我在一二年看到校園內的外賣員與快遞員，許多都有紋身。最重要的是，村內青年的心態有極大變化。因為做各行各業都能賺錢，打工送外賣只是辛苦，不用力氣，可月入數千；自己當老闆，做最簡單的炸土豆烙大餅，因為外賣興盛亦不愁銷量。人人都想方設法做事，懶人不好意思閒逛，我幾乎再也沒見過兩眼無神的遊民。<text:line-break/>即便一直在這裡生活，大陸的變化還是讓我目瞪口呆，每一年都會使人的生活習慣發生改變。回想十年前的生活，對於一個青年來說近乎原始社會。</text:span></text:p>
      <text:p text:style-name="P2"><text:span text:style-name="T1">陳真   |  2020.05.23 09:26   |   </text:span><text:a xlink:type="simple" xlink:href="http://palinfo.habago.org/Entry?Command=Information_PrintForum#FORUM39257"><text:span text:style-name="T2">#</text:span></text:a></text:p>
      <text:p text:style-name="P3"><text:span text:style-name="T1">所以窮人應該“優先”犧牲自己的健康和尊嚴，去牢裡面要一碗飯吃？<text:line-break/><text:line-break/>這種方法，應該恭請不愁吃穿每天閒閒發想上網打屁寫臉書的人先示範給大家看，效果一定很好。越有錢的越歡迎示範哦。</text:span></text:p>
      <text:p text:style-name="P2"><text:span text:style-name="T1">秋本久美子   |  2020.05.23 05:22   |   </text:span><text:a xlink:type="simple" xlink:href="http://palinfo.habago.org/Entry?Command=Information_PrintForum#FORUM39255"><text:span text:style-name="T2">#</text:span></text:a></text:p>
      <text:p text:style-name="P4"><text:span text:style-name="T1">不好意思，YT箝制言論太厲害，我的留言只有我自己看的見，可以請您幫忙廣傳分享一下嗎？<text:line-break/><text:line-break/>幫助窮苦的老百姓！<text:line-break/>在下想到一方案，大家可考慮來玩一下？覺青最愛「公民不服從」：<text:line-break/>［行動］禁片傳起來 自首社維法<text:line-break/>看守所關三天，包三餐，能上網。<text:line-break/>適合沒工作的人，挨餓受凍的人，街頭遊民，自行前往各警察局自首，輕鬆的態度，溫和的口氣，警察先生或杯杯，我要自首，違反社會秩序維護法，請關我。（記得備用帶衣物等替換）<text:line-break/><text:line-break/>請記得警察不是你的敵人，獨裁者和金光黨才是要推翻的對象。<text:line-break/><text:line-break/>第 63 條「五、散佈謠言，足以影響公共之安寧者。」<text:line-break/><text:line-break/>既然這政府不願意發一萬元給每個民眾，又老是拿這法來騷擾百姓，我們也要玩回去啊！順便幫助窮人。<text:line-break/>是否參加請自行思考判斷，並考慮家庭圓滿，不讓家人擔心。<text:line-break/>歡迎廣傳試用，各自完善行動內容。<text:line-break/><text:line-break/>第 一 章 妨害安寧秩序<text:line-break/>第 63 條<text:line-break/>有左列各款行為之一者，處三日以下拘留或新臺幣三萬元以下罰鍰：<text:line-break/>一、無正當理由攜帶具有殺傷力之器械、化學製劑或其他危險物品者。<text:line-break/>二、無正當理由鳴槍者。<text:line-break/>三、無正當理由，攜帶用於開啟或破壞門、窗、鎖或其他安全設備之工具<text:line-break/>者。<text:line-break/>四、放置、投擲或發射有殺傷力之物品而有危害他人身體或財物之虞者。<text:line-break/>五、散佈謠言，足以影響公共之安寧者。<text:line-break/>六、蒙面偽裝或以其他方法驚嚇他人有危害安全之虞者。<text:line-break/>七、關於製造、運輸、販賣、貯存易燃、易爆或其他危險物品之營業，未<text:line-break/>經主管機關許可；或其營業設備及方法，違反法令規定者。<text:line-break/>八、製造、運輸、販賣、攜帶或公然陳列經主管機關公告查禁之器械者。<text:line-break/>前項第七款、第八款，其情節重大或再次違反者，處或併處停止營業或勒<text:line-break/>令歇業。<text:line-break/><text:line-break/>［瑞芳分局拘留室］<text:line-break/></text:span><text:a xlink:type="simple" xlink:href="https://www.filmassist.ntpc.gov.tw/xcbuildingguide/cont?xsmsid=0G347655499474880773&amp;;sid=0G363633553698673143"><text:span text:style-name="T4">https://www.filmassist.ntpc.gov.tw/xcbuildingguide/cont?xsmsid=0G347655499474880773&amp;;sid=0G363633553698673143</text:span></text:a><text:span text:style-name="T1"><text:line-break/>謝謝！</text:span></text:p>
      <text:p text:style-name="P2"><text:span text:style-name="T1">懷軒   |  2020.05.23 03:01   |   </text:span><text:a xlink:type="simple" xlink:href="http://palinfo.habago.org/Entry?Command=Information_PrintForum#FORUM39254"><text:span text:style-name="T2">#</text:span></text:a></text:p>
      <text:p text:style-name="P3"><text:span text:style-name="T1">台北也是一直下雨，但現在是還好，只是有時會雨勢忽然變大，倒是沒有什麼強風。雨勢忽大忽小，一陣一陣。但AIT那裡空曠又靠山，風勢應該會比市區大。我穿不慣雨衣，應該還是會撐傘。<text:line-break/><text:line-break/>懷軒</text:span></text:p>
      <text:p text:style-name="P2"><text:span text:style-name="T1">陳真   |  2020.05.23 01:23   |   </text:span><text:a xlink:type="simple" xlink:href="http://palinfo.habago.org/Entry?Command=Information_PrintForum#FORUM39253"><text:span text:style-name="T2">#</text:span></text:a></text:p>
      <text:p text:style-name="P5"><text:span text:style-name="T5">哈！這個好笑，很寫實：<text:line-break/><text:line-break/></text:span><text:a xlink:type="simple" xlink:href="https://i.imgur.com/fbm8Retl.jpg"><text:span text:style-name="T6">https://i.imgur.com/fbm8Retl.jpg</text:span></text:a></text:p>
      <text:p text:style-name="P2"><text:span text:style-name="T1">陳真   |  2020.05.23 01:12   |   </text:span><text:a xlink:type="simple" xlink:href="http://palinfo.habago.org/Entry?Command=Information_PrintForum#FORUM39252"><text:span text:style-name="T2">#</text:span></text:a></text:p>
      <text:p text:style-name="P3"><text:span text:style-name="T1">高雄暴雨成災，終日不停，風強雨勁，雨傘開花；不知台北今日(周六)氣象如何？下午 AIT 靜站，我該帶傘抑或穿雨衣？傘撐得住嗎？</text:span></text:p>
      <text:p text:style-name="P2"><text:span text:style-name="T1">陳真   |  2020.05.23 00:53   |   </text:span><text:a xlink:type="simple" xlink:href="http://palinfo.habago.org/Entry?Command=Information_PrintForum#FORUM39251"><text:span text:style-name="T2">#</text:span></text:a></text:p>
      <text:p text:style-name="P4"><text:span text:style-name="T1">對，我也不認為美國之疏於使用互聯網是因為隱私或人權觀念產生抵制作用。美國人事實上被國家監控得無孔不入，恐怕連一天撒幾次尿CIA都知道，但是美國人卻對此毫無意見，甚至甘之如飴。<text:line-break/><text:line-break/>我也不認為美國之疏於興建高鐵是因為公路公司或航空公司的抵制或與私有財產權觀念有所牴觸。因為，只要讓高鐵私有化，產生巨大利潤，既得利益者照樣能夠從中獲取暴利；只要對極少數人有利可圖，美國政府想幹啥就幹啥，他哪會管你什麼私有財產不財產。<text:line-break/><text:line-break/>我更不認為大陸小偷減少是因為攝像頭增加的緣故。倘若社會還存在著比作奸犯科更好的生存途徑，何必鋌而走險？反之，倘若謀生管道封閉，你就算三步一崗五步一哨，部署重兵防賊防盜，照樣盜賊四起。<text:line-break/><text:line-break/>中國互聯網十分發達，歸根結底恐怕還是因為政治型態與管理上的需要，而不是因為人們在乎或不在乎隱私權。哪天美國倘若有此一政治管理上的需要，照樣能把互聯網的應用搞得神龍活現。<text:line-break/><text:line-break/>這類現象分析，基本上都是一種自我引用 (self-reference)，那就好像十七世紀法國劇作家莫里哀(Molière) 的一齣戲所嘲笑的：一群醫生考官問考生說：「請問安眠藥為何能讓人入睡啊？」考生回答說：「因為它會產生安眠作用。」考官聽了很滿意，齊聲高歌說：「答得好啊！答得妙！歡迎歡迎，歡迎加入醫界的行列！」<text:line-break/><text:line-break/>其實呢？什麼也沒回答，只是把等待被解釋的對象，用另一種方式來表達，做為自身的一種解釋，事實上什麼也沒解釋。也許這是所謂社會分析本質上的某種內在限制。<text:line-break/><text:line-break/>如果不是因為畢業前一年的叛亂案，我被限制出境，以及導致兩個家庭的破滅，那麼，我應該醫學院一畢業就馬上會出國念書，研究基因遺傳或 neurobiology (神經生物學)。我常提到某一本神經生物學的教科書，扉頁出現一張漫畫及一段卷頭語。漫畫畫著一個被命名為唐吉訶德的「人形」神經元「士兵」，拿著劍，指向神經元的奧祕；旁邊寫著一段話：「If possible, we eager to understand how the brain enables us to understand how the brain enables us to understand how the brain enables us to understand...」(「如果可能的話，我很想弄清楚到底是什麼東西，讓我能夠弄清楚，到底是什麼東西讓我能夠弄清楚，到底是什麼東西讓我能夠弄清楚...」)。我也常常一直在想，到底是什麼東西，讓我能夠去想到底是什麼東西，讓我能夠去想，到底是什麼東西讓我能夠去想...<text:line-break/><text:line-break/>這個困惑，這道命題，可以一直寫下去，找不到句點。這就是一種self-reference。我被這東西所困惑，於是原本打算走向一個彷彿沒有盡頭的基礎生命世界，但也因為self-reference，讓我最終決定走向我原以為更深刻的哲學，走向維根斯坦的 nonsense，走向羅素與齊克果的 paradox，走向Alan Turing的 AI，走向Kurt Gödel的 Incompleteness Theorem...所有這一切，其實都脫離不了self-reference。最終我發現：我拿著劍，指向我自己，企圖理解有關「我」這東西的奧祕。<text:line-break/><text:line-break/>我沒找出奧祕的解答，卻找到了蛇髮女妖；我沒法直視她，於是拐了個彎，找到了 metaphor，決定以此做為哲學的終點。<text:line-break/><text:line-break/>1997年，來到劍橋的第一天，我躺在國王學院校園的草地上，習慣性地隨手寫東西，寫了幾行字，你要說它是一首「詩」也行，講述自己來到此地的使命，記得是登在「教會公報」上。詩的最後一句寫著：「拍一部沒有結局的電影」。<text:line-break/><text:line-break/>早在1994年，做為一個哲學門外漢，我卻寫了一本「哲學講義」，似乎就預見了這個必然的命題結果。講義僅有七十多頁，叫做「Deux ou trois choses que Je sais d'elle？」(我略知她一二)，乃是套用我的偶像尚盧高達的一部電影名字。在那時候，我彷彿就已經明白「自我引用」或「自我指涉」，指到後來，其實什麼也沒法指出來，只好指向夜裏的星星。<text:line-break/><text:line-break/>講義裏頭，我提到某種揮之不去的心境，引用了兩位法國詩人，一位是十四世紀法國詩人Eustache Deschamps，他寫道：「我環視左右，皆是愚人，末日即將來臨，一切皆顯病態。」另一位是十七世紀法國劇作家Jean Racine 寫的「Andromaque」戲劇中的一段對白：「夢魘產生了，是在一種昏暗的閃光中。神啊！有何等血液在我身邊流淌。」 <text:line-break/><text:line-break/>我在講義封面，引用了兩個人的話做為卷頭語，一個是Martin Heidegger，他說：「為何總有東西存在，而非空無一物？」(Why is there any being at all and not rather nothing?) 第二個則是梵谷，給了我自己一個不是回答的回答。梵谷說：「我有一種強烈的需求...但是...或者...我該說些什麼呢？...也許...因為...於是，我在夜裏走出室外，把星星畫了下來。」<text:line-break/><text:line-break/>題外話。</text:span></text:p>
      <text:p text:style-name="P2"><text:span text:style-name="T1">孫從輔   |  2020.05.22 23:47   |   </text:span><text:a xlink:type="simple" xlink:href="http://palinfo.habago.org/Entry?Command=Information_PrintForum#FORUM39250"><text:span text:style-name="T2">#</text:span></text:a></text:p>
      <text:p text:style-name="P3"><text:span text:style-name="T1">數據收集技術只要發明出來，並帶來某些好處，就會存在下去，這是改變不了的，問題只在於如何管理運用以對群體有利，並保護好底層弱勢。西方社會中的監控早已是方方面面，其中大部分還不是政府所為，而是資本財閥在搞，老百姓卻也習以為常。人們一方面對公權力為了維持治安、防疫而追蹤個人資訊極度反感，另一方面卻無所謂地把生活作息，財產，消費習慣，甚至語言、情感等訊息完全交給臉書，電信業者，信用卡公司等等，用以謀私利，這是很奇怪的事。比起資本財閥，公權力才是拿人民錢辦事，能被人民監督的不是嗎？由此可見資本財閥的宣傳手段。</text:span></text:p>
      <text:p text:style-name="P2"><text:span text:style-name="T1">欧阳阳   |  2020.05.22 20:10   |   </text:span><text:a xlink:type="simple" xlink:href="http://palinfo.habago.org/Entry?Command=Information_PrintForum#FORUM39249"><text:span text:style-name="T2">#</text:span></text:a></text:p>
      <text:p text:style-name="P4"><text:span text:style-name="T1">喬良这个谈的是一个整体利益与局部个人利益的关系问题，我个人认为他谈得有点极端化了，应该在整体利益与局部个人利益谋求某种平衡，中国这几天开两会，也说要保护社会私人财产，与保护公有财产同等重要。<text:line-break/><text:line-break/>保护私有局部利益当然是应该的，保护私人利益就等于保护社会上每个人的利益。<text:line-break/><text:line-break/>但是有些人可能很自私，甚至很坏，比如要修一条路或者一个学校，刚好有个私人领土需要拆迁，然后他可能坐地起价，这显然会阻碍公共利益的实施。<text:line-break/><text:line-break/>过犹不及，过分强调公共利益或者过分强调私人利益，我觉得都不好，应该在这中间取得某种平衡。<text:line-break/><text:line-break/>关于中国大陆的小偷多问题，10多年前，应该是有这个现象，不过现在感觉是好了很多，我在深圳6年，也没有被偷过。<text:line-break/>这个和社会经济发展是有一定关系的，如果一个地方很穷的话，很多人如果生活很艰难的话，估计小偷会多一些，可能还会与社会治理方式，文化有一定关系，但我觉得主要还是与经济关系比较大。<text:line-break/><text:line-break/>公共场所设置一些摄像头，对想做坏事的人有一些威慑作用，但个人感觉这不是主要原因。<text:line-break/><text:line-break/><text:line-break/></text:span></text:p>
      <text:p text:style-name="P6">蘇秀慧   |  2020.05.22 13:28   |   <text:a xlink:type="simple" xlink:href="http://palinfo.habago.org/Entry?Command=Information_PrintForum&amp;#FORUM39246"><text:span text:style-name="T7">#</text:span></text:a></text:p>
      <text:p text:style-name="P7">看完豐遠介紹的喬良將軍談互聯網與權利讓渡的觀點，想起了過去在對岸生活的經歷。 <text:line-break/><text:line-break/>剛到上海時，我的同事告訴我，要小心錢包，因為財不露白，我長得一臉就是外地來的「呆胞」樣，特別容易成為小偷目標。所以，我們在當地生活，「背包不側背、背包只前背」搭地鐵公交，是生活的常識。 <text:line-break/><text:line-break/>但同事對我會不會遇到光天化日下搶錢、晚上稍晚些走在有路燈但比較不熱鬧的地方，會不會有危險性，卻比較不擔心，原因是他們告訴我，若是走在路上真發生什麼搶案、危險，嫌犯不用1天通常就落網了，「因為路上攝像頭（攝影機）很多，除非是燒腦子了才會去做這種事！」同事回答我。 <text:line-break/><text:line-break/>我覺得個人隱私被侵犯了嗎？或許是，雖然我不覺得我有重要到對岸政府要用公權力「監視」我的一舉一動，但我卻願意用我的部分隱私去交換我的「人身安全」，以公共安全的角度，或許個人隱私權的喪失，反而更大化了部分的社會利益。 <text:line-break/><text:line-break/>另外，喬良將軍指出為何美國不缺原料、不缺網路、不缺人才，就是建不了一個對「大多數公眾都有公益價值」的高鐵，我亦心有戚戚焉，因為常常是部分人的私人利益，巧妙的利用了政治制度後，凌駕了公共利益。所以，對岸許多的公共建設能夠順利「出台」，有其政治與社會制度的背景。</text:p>
      <text:p text:style-name="P6">阿水   |  2020.05.22 13:07   |   <text:a xlink:type="simple" xlink:href="http://palinfo.habago.org/Entry?Command=Information_PrintForum&amp;#FORUM39245"><text:span text:style-name="T7">#</text:span></text:a></text:p>
      <text:p text:style-name="P8"><text:span text:style-name="T8">對不起，上一篇忘了給「工具」的連結，請大家多多利用： <text:line-break/><text:line-break/></text:span><text:a xlink:type="simple" xlink:href="https://law.judicial.gov.tw/FJUD/default_AD.aspx"><text:span text:style-name="T9">https://law.judicial.gov.tw/FJUD/default_AD.aspx</text:span></text:a></text:p>
      <text:p text:style-name="P6">穎芝   |  2020.05.22 12:25   |   <text:a xlink:type="simple" xlink:href="http://palinfo.habago.org/Entry?Command=Information_PrintForum&amp;#FORUM39244"><text:span text:style-name="T7">#</text:span></text:a></text:p>
      <text:p text:style-name="P9">疫情中心利用新法條，這陣子又不知道恫嚇了多少人民噤聲？ <text:line-break/><text:line-break/>只要人民提出質疑，就立即遭刑事局恐嚇，必須馬上到地檢署報到，接受檢察官檢訊⋯ <text:line-break/><text:line-break/>人渣黨的卑鄙、下流、無恥透頂，已經無法用普通文字來形容了⋯ <text:line-break/><text:line-break/><text:a xlink:type="simple" xlink:href="https://youtu.be/wJJMveLx8D4"><text:span text:style-name="T10">https://youtu.be/wJJMveLx8D4</text:span></text:a><text:s/><text:line-break/><text:line-break/>這名直播主只不過引用政論節目的「篩檢人次數」，並提及「國內篩檢能量不足」等語，就遭疫情中心告到刑事警察單位，鬼島的人渣黨是已經不容異聲及異己存在了嗎？ <text:line-break/><text:line-break/><text:line-break/><text:line-break/><text:line-break/><text:line-break/><text:line-break/></text:p>
      <text:p text:style-name="P6">阿水   |  2020.05.22 12:19   |   <text:a xlink:type="simple" xlink:href="http://palinfo.habago.org/Entry?Command=Information_PrintForum&amp;#FORUM39243"><text:span text:style-name="T7">#</text:span></text:a></text:p>
      <text:p text:style-name="P7">上次我是從訴訟的技術面去談，這次談大方向: <text:line-break/><text:line-break/>司法判決除特定案件外，全面上網公開，有心有志人士可以利用司法訴訟達到以下目的: <text:line-break/><text:line-break/>一、邪惡企業的惡行公開化。 <text:line-break/>至少法律工作者在研究相關案例時，如同前面所說，我會去找高等法院的判決來參考，同時就會知道這家敗訴的企業是如何的不顧旅遊品質及漠視消費者權益，進而在旅遊時將其列為不考慮的對象。另外，有志人士也可以整理對某些不良企業在司法判決中的惡行，用來抵制不良企業。 <text:line-break/><text:line-break/>二、協助一般人或法律專業人士（包括菜鳥法官）有相關案例可循，包括如何主張、如何蒐尋有利證據，進而由消費者保護團體及學者專家對實務判決不公平不公正現象的批判，進而改進消費者保護及民事訴訟的相關制度。 <text:line-break/><text:line-break/>就個案我不能違反職業倫理去挑唆訴訟，但有義務告知上述資訊。當調解機制無法解決問題，藉著相關訴訟案例的普遍化，應該也會讓企業經營者注重企業倫理，消費者保護意識及機制因而提升。</text:p>
      <text:p text:style-name="P6">鄭豐遠   |  2020.05.22 11:33   |   <text:a xlink:type="simple" xlink:href="http://palinfo.habago.org/Entry?Command=Information_PrintForum&amp;#FORUM39242"><text:span text:style-name="T7">#</text:span></text:a></text:p>
      <text:p text:style-name="P7">下面是之前在留言版上提到過的喬良將軍的一段談話，影片不長，只是談到他對互聯網的一些觀點 (觀視頻似乎習慣把一段訪談拆成許多片段陸續上傳)，但明白人講起來話就是不一樣，各位有空不妨一看。 <text:line-break/><text:line-break/>喬良將軍所說的言之成理，一個人只要不是太傻，多少都會認同他說的。但知道是一回事，感受到又是另一回事了。生活在西方，我無時無刻能夠感受到西方人的種種(在我看來)詭異的心思，比如說對"隱私"的一種近乎偏執的重視。許多西方人似乎認為凡事都有陰謀，都有人準備要害他，對其身心種種隱私往往豎起銅牆鐵壁，大到不願意打疫苗，小到上個網都要處處設防。西方人表面和善，實際與人非常疏離，經常懷疑猜忌，實在不知道是什麼原因，也許和宗教有關。 <text:line-break/><text:line-break/>問題來了，如果真的這麼重視隱私，這麼堅信陰謀，那當有人真的勇敢站出來吹哨(比如阿桑吉和史諾登)，指出以美國為首的各國西方政府對全世界人類的鋪天蓋地的監控和洗腦，西方人卻往往視而不見，聽而不聞，不但毫不在乎，而且順從異常。反之中國對互聯網之巨大良善的應用，在西方人眼裡反而成為邪惡的代名詞。如此反智反德，實在很難讓人相信這樣的文明能長久。 <text:line-break/><text:line-break/>----------------------------- <text:line-break/>乔良将军：美国创造了互联网时代，但这个时代属于中国 <text:line-break/><text:a xlink:type="simple" xlink:href="https://youtu.be/n2uMyrYysoM"><text:span text:style-name="T10">https://youtu.be/n2uMyrYysoM</text:span></text:a></text:p>
      <text:p text:style-name="P6">陳真   |  2020.05.22 00:58   |   <text:a xlink:type="simple" xlink:href="http://palinfo.habago.org/Entry?Command=Information_PrintForum&amp;#FORUM39241"><text:span text:style-name="T7">#</text:span></text:a></text:p>
      <text:p text:style-name="P9">寫過無數這方面的文章，亦即有關大公司的倫理政策及人們對它的重視程度與態度。 <text:line-break/><text:line-break/>常舉一例，1997年，初抵劍橋時，我在劍橋國王學院(king's college)的學生信箱房(叫做pigeon hole) 裏頭的牆壁上以及在學生餐廳入口處牆上，看到好幾幅海報，其中有幾幅特別吸引我的眼光。比方說有一幅，畫了一個剛學走路的小嬰孩，一腳把雀巢奶粉踢開。 <text:line-break/><text:line-break/>曾經長達十多年的時間，我也絕不買雀巢的產品。為什麼要抵制雀巢呢？因為他在一些貧窮國家大做廣告，讓當地父母以為喝母奶營養不夠，必須另外花大錢買奶粉餵小孩。 <text:line-break/><text:line-break/>這些國家往往民生建設很差，公衛條件非常落後，缺乏淨水設施，很難找到乾淨水源。因此，當父母都已經很窮了，卻誤信廣告，以為奶粉比較營養而只好花錢購買，使得貧窮更為加劇。而且，因為沒有乾淨飲水沖泡奶粉，害得許多小孩因此感染而致命(因為他們的醫療條件同樣十分落後，光是腹瀉就足以殺死成千上萬的兒童)。 <text:line-break/><text:line-break/>這時候，你覺得雀巢繼續在這些貧窮國家拼命大作不實廣告，是不是很惡劣？你要賺錢也不能賺這種黑心錢啊。這就是當時為何「劍橋學生會」發起抵制雀巢的原因。 <text:line-break/><text:line-break/>經過多年持之以恆的抵制，雀巢被迫改變了政策。因此，這幾年我們才開始願意購買雀巢的產品。 <text:line-break/><text:line-break/>英國有家大型跨國連鎖超市，叫做Tesco，台灣叫做特易購。這其實是一家相對來說倫理政策比較好的大財團。可是，有一年，他們好像是對內部員工做出一些苛刻懲處或不當裁員之類。經媒體報導後，整體業績便逐漸下滑，因為消費者不爽，自動就減少去這家超市採購。後來，這公司只好一連做出一些改善措施，慢慢才又贏回顧客。 <text:line-break/><text:line-break/>還有一次，也是剛去劍橋那一年，必須去銀行開戶，看到有家銀行門口一大堆由學生扮演的「死屍」，血淋淋地東倒西歪躺在該銀行大門口，呼籲大家別跟這家銀行打交道，呼籲新生不要來此開戶。為什麼呢？因為那家銀行把錢拿去投資軍火生意，發展武器，然後再賣給一些美國走狗國家，通常是一些獨裁國家，做為鎮壓之用，或是提供英美走狗發動內戰等等。 <text:line-break/><text:line-break/>類似例子講不完。我要說的是，惟有素質普遍良好的國民或人民，才會有比較良好的財團或社會或國家或整個世界。抱怨政治沒有用，你光是私下罵到死，政治或整個社會也不會因此有一絲改善。你總得做些什麼，讓政客害怕，讓財團感受到痛，然後他才有可能改過向善，停止作惡。 <text:line-break/><text:line-break/>反之，一個社會如果像台灣這樣，普遍都是人渣或腦殘，你如何可能期待它會往好的方向發展？除非是剛好選出一個像韓國瑜或陳定南這樣的「賢君」，社會或政治才有可能稍微改善。但你總不可能老是期待「賢君」的出現啊，就如林義雄在「從蘭陽到霧峰」書裏所說，「期待五百年必有聖人出」是很荒唐的，他說，那另外四百九十九年的昏君日子要怎麼過？ <text:line-break/><text:line-break/>而且，就算賢君就在眼前，倘若人民素質奇差無比，充滿腦殘與人渣，賢君也會被打成過街老鼠，甚至一上任就會馬上被人渣和腦殘們給罷免。 <text:line-break/><text:line-break/>因此，與其期待賢君，期待偉大的政治人物，期待善良的財團與媒體，不如先期待自己。簡單說就是你總得做些什麼吧？有什麼樣的人民，就會有什麼樣的社會或世界。 <text:line-break/><text:line-break/>當然，人民是可以被塑造被影響被洗腦的，我們應該想辦法往好的、正直的、良善的方面洗，而不是把媒體拱手讓給敵人，洗成一堆為虎作倀惡形惡狀的腦殘，一如台灣或香港之現狀，媒體完全掌控在美國及其走狗人渣手裏。 <text:line-break/><text:line-break/>我常說，在英國，所謂社運，無非就是生活本身，每個人都是某種程度的「社運人士」。但是，在台灣，社運卻變成少數人藉以奪權謀利的裝飾品或晉身階與敲門磚，彷彿社運是很特別的什麼一種身份或光環似的，居心真是相當變態。 <text:line-break/><text:line-break/>每個人應該分分秒秒都在從事「社運」才對，也就是說，我們應該在生活的每個層面棄惡求善，而不是好像只能等待那幾年一次的投票。投完就沒事了，繼續等待下一次的投票。真是很奇怪的一群人民，似乎永遠只是在極端狹隘的所謂政治(亦即藍綠之權力爭奪) 上打轉。 <text:line-break/><text:line-break/>我常常很不喜歡聽到人們對我的描述，總覺得很無言很窩囊，但也只能啞巴吃黃蓮，因為這類描述無非都只是在某種極端狹隘、無聊而瑣碎的所謂「政治」上打轉。但我所談的一切，只是那樣一種政治嗎？我有那麼無聊嗎？我是在關心那樣的一些鳥人鳥事與鳥話嗎？我有那麼低能沒出息嗎？ <text:line-break/><text:line-break/>當然，這可能是我表達能力太差，不管寫什麼，人們似乎永遠只是撿他想聽的去聽，永遠就是在那樣一種非常瑣碎而狹隘的無聊現實藍綠政治上打轉。 <text:line-break/><text:line-break/>我不知道別人聽懂不懂我的意思。聽不懂其實也就算了。 <text:line-break/><text:line-break/>好久沒睡覺了，今天下午原本是補眠時間，但我趁著小孩去上學，依然決定打起精神，毅然決然跑去看貝托魯奇的「末代皇帝」。這電影必須看大銀幕才行。距離上次觀看大螢幕已32年之久。貝托魯奇是個好導演，但還不到讓我非常肯定的層次。不過，這電影卻相當值得一看，一生之中總該看上一回。 <text:line-break/><text:line-break/>32年前看，跟現在看，心境大不同，非常感動。想起過去這百年來的祖國和大陸同胞被列強侵略的苦難，心裏真是說不出的難過。這電影演的是政治，但它當然不僅僅是政治。能夠感動人心的，肯定是表面政治以外的一些東西。 <text:line-break/><text:line-break/>我特別喜歡看最後一幕，年老的溥儀一人造訪紫禁城，最後還跑出一隻蟋蟀來。當下我聽到角落傳來一陣陣啜泣，頗為訝異；原來在這島上，仍然還有眼淚，我還以為這島嶼只剩口水了。</text:p>
      <text:p text:style-name="P6">阿水   |  2020.05.21 14:23   |   <text:a xlink:type="simple" xlink:href="http://palinfo.habago.org/Entry?Command=Information_PrintForum&amp;#FORUM39240"><text:span text:style-name="T7">#</text:span></text:a></text:p>
      <text:p text:style-name="P7">嗯嗯，既然陳醫師已有此志，就此繼續潛水。 <text:line-break/><text:line-break/>潛水前以律師性格，跟各位說說： <text:line-break/>雄獅慘案給我們一個教訓— <text:line-break/>跟旅行社發生消費糾紛，當您選擇用法院起訴的方式解決，而請求的金額若是在50萬元以下，在起訴之後法院還是會先排調解讓雙方進行協商。 <text:line-break/>因此，當您向旅行社提出申訴以後，旅行社的回應若是惡劣不可理喻，您就別再向消保官或品保協會請求調解，以免再度自取其辱，請直接向法院起訴。然後在法院調解時，也先別太講理，先把旅行社代表痛罵一頓過過癮（庭外不要罵，有被告妨害名譽的風險），等到法院審理時，再態度恭敬據理力爭。 <text:line-break/>以上，也謹供參考。 </text:p>
      <text:p text:style-name="P6">穎芝   |  2020.05.21 12:40   |   <text:a xlink:type="simple" xlink:href="http://palinfo.habago.org/Entry?Command=Information_PrintForum&amp;#FORUM39239"><text:span text:style-name="T7">#</text:span></text:a></text:p>
      <text:p text:style-name="P7">大陸於近日研發出「通用型」新冠疫苗 <text:line-break/><text:line-break/>新冠疫苗再傳大消息！這款新型疫苗具備通用潛力，中國團隊首發動物實驗數據：單次注射即產生抗體 <text:line-break/>2020年05月21日 08:18:06 來源：每日經濟新聞 <text:line-break/><text:line-break/>來自上海交大、復旦大學等機構的聯合科研團隊最近設計了一款mRNA新冠疫苗。動物實驗數據顯示，通過給小鼠一次性注射1.5 ug p24劑量的疫苗，在第二周就可以在小鼠中觀察到產生高滴度的spike特異抗體。 <text:line-break/><text:line-break/><text:a xlink:type="simple" xlink:href="https://reurl.cc/NjN3Nn"><text:span text:style-name="T10">https://reurl.cc/NjN3Nn</text:span></text:a><text:s/><text:line-break/>圖片來源：bioRxiv平台截圖 <text:line-break/><text:line-break/>5月15日，上海交通大學蔡宇伽團隊聯合復旦大學應天雷、洪佳旭團隊以及本導基因公司在預印本平台bioRxiv公佈了一種新型冠狀病毒候選疫苗ShaCoVacc（BD131）的動物數據。ShaCoVacc（BD131）是基於自主研發的mRNA遞送核心平台技術Virus-like particle (VLP)開發的，這是一種產生病毒模擬顆粒（Virus Simulating Particles）的新型技術。 <text:line-break/><text:line-break/>新型冠狀病毒SARS-CoV-2內部裝載有病毒核酸，外部裝飾有病毒棘突蛋白spike，致病力強大，但康復者依然可以產生能夠抑制新冠病毒的中和抗體。ShaCoVacc的設計思路是最大限度的模擬新冠病毒，以期像新冠病毒自身一樣在體內激活免疫系統，同時又避免在中間過程產生任何感染性的病毒。 <text:line-break/><text:line-break/><text:a xlink:type="simple" xlink:href="https://reurl.cc/V6mKmQ"><text:span text:style-name="T10">https://reurl.cc/V6mKmQ</text:span></text:a><text:s/><text:line-break/>圖片來源：bioRxiv公佈的論文截圖 <text:line-break/><text:line-break/>ShaCoVacc（BD131）通過mRNA表達spike蛋白仿生病毒內部的核酸（因而也是一種mRNA疫苗），並在疫苗表面裝飾具有3D結構的spike蛋白（具備滅活疫苗的特點），從而自內而外最大程度的模擬新冠病毒。 <text:line-break/><text:line-break/>此外，ShaCoVacc（BD131）的疫苗表面也同時裝飾有具有泛細胞偏好性的VSV-G膜蛋白，從而促進疫苗被抗原呈遞細胞吸收，提高免疫效果。ShaCoVacc（BD131）疫苗的內部平均攜帶4個拷貝的mRNA，其表面的spike蛋白高度糖基化，類似於新冠病毒的毒棘突蛋白。 <text:line-break/><text:line-break/>另外，該疫苗不會激活I型干擾素，從而避免產生過量的細胞因子。 <text:line-break/><text:line-break/>中和抗體的產生是評價一款疫苗的核心指標。科研團隊通過給小鼠一次性注射1.5 ug p24劑量的疫苗，在第二周就可以在小鼠中觀察到產生高滴度的spike特異抗體。同時，研究團隊對免疫小鼠的血清進行抗病毒中和效果測試，在兩種不同的假病毒體系中均顯示高效的中和作用(EC50均值=908)。 <text:line-break/><text:line-break/>為了研究ShaCoVacc（BD131）疫苗誘導產生的spike特異抗體的表位，研究團隊通過多肽芯片技術全方位解析了抗體的表位。研究發現不同的小鼠接種ShaCoVacc（BD131）疫苗後，產生不同的抗體反應，其表位呈現多態性。同時，也發現了三個具有通用性的抗體表位，其中一個表位S2-83位於HR2。HR2區域在冠狀病毒家族中具有很高的保守性（SARS-CoV與SARS-CoV-2一致），因此，研究團隊認為ShaCoVacc（BD131）具備成為通用型疫苗的潛力。 <text:a xlink:type="simple" xlink:href="https://reurl.cc/62bWby"><text:span text:style-name="T10">https://reurl.cc/62bWby</text:span></text:a><text:s/><text:line-break/><text:line-break/><text:line-break/>A single dose SARS-CoV-2 simulating particle vaccine induces potent neutralizing activities <text:line-break/><text:a xlink:type="simple" xlink:href="https://reurl.cc/d0qRpz"><text:span text:style-name="T10">https://reurl.cc/d0qRpz</text:span></text:a><text:s/><text:line-break/><text:line-break/>中國團隊設計新冠疫苗新平台，發布mRNA首個動物實驗數據 <text:line-break/><text:a xlink:type="simple" xlink:href="https://tinyurl.com/y7c2prov"><text:span text:style-name="T10">https://tinyurl.com/y7c2prov</text:span></text:a><text:s/></text:p>
      <text:p text:style-name="P6">陳真   |  2020.05.21 10:13   |   <text:a xlink:type="simple" xlink:href="http://palinfo.habago.org/Entry?Command=Information_PrintForum&amp;#FORUM39238"><text:span text:style-name="T7">#</text:span></text:a></text:p>
      <text:p text:style-name="P9">謝謝阿水律師及武垣， <text:line-break/><text:line-break/>我也是跟黑心雄獅旅行社這麼說的。我說他們「沒有善盡契約上所說的『善良管理人』之責任」。就算在我們出發當天，旅行社明知當地已發佈緊急命令，也許來不及阻止我們上飛機，但是，隔天，正式封城封館封園之後，總該連絡我們協助安置吧。 <text:line-break/><text:line-break/>但他們從頭到尾不連繫，反倒是當我們回台後去電申訴，還被接受申訴的單位給罵說：「拜託哦，現在是過年期間，你要申訴也等過年後再來。」然後就粗暴地掛掉電話。我有請他們自己調出電話錄音，就知我多次連絡之內容，所言不虛。不知道黑心雄獅旅行社有沒有另一個可以接受「申訴前一個申訴單位」的單位？ <text:line-break/><text:line-break/>雄獅在協調會上的回應是：大陸在我們出發「當時」仍非疫區，隔天才是。意思是說，他們的「善良管理人」責任只到上飛機的前一刻為止，下飛機之後就不需要善良了。他媽的真是很無恥。  <text:line-break/><text:line-break/>若要訴訟，我的訴訟標的是七千萬而非七萬。但我相信，這在台灣絕無可能。我若進行訴訟，最有可能的狀況是費盡千辛萬苦舉證，拿回一萬多元的票券，但也有可能一毛錢也拿不到，因為我除了一張封園公告，其它證據很少，餐券在吃了一顆蛋和一杯牛奶後，也已被旅館收回。 <text:line-break/><text:line-break/>這樣一種訴訟，對雄獅毫髮無損，對我們卻是一種屈辱。就算判決他們必須退還票券費用，那也只是原本就應該要退的。對這黑心旅行社毫髮無損，對我們卻不但得耗費心神寫狀子、舉證及蒐集各項所謂證據，而且更是一種屈辱。 <text:line-break/><text:line-break/>我要的不僅僅是黑心雄獅還我們七萬多元，而且要他們為此一黑心行徑付出一千倍的代價。既然法律無法建立公道，制裁黑心旅行社，那我就自己來。只要我能影響比方說一千人，讓他們不再與這家黑心雄獅旅行社往來，就能使他們付出七千萬的代價。 <text:line-break/><text:line-break/>至少，我們自己是絕不會再跟這樣的無良旅行社往來。我們常出國，他們可以坑我一次，但不會再有第二次。雄獅離我們家很近，原本都是找他們，但是以後不會了。 <text:line-break/><text:line-break/>另外，我至少可以像個傳教士一樣，不斷影響親戚朋友和醫界學界同事吧。他們很多是經常出國旅遊洽公開會講學的常客，只要其中有一部份人明白和這樣一種黑心旅行社打交道的高度風險，就不會再去冒這個險。 <text:line-break/><text:line-break/>此外，我也能影響一些讀者。我不相信我若持之以恆地講述這家黑心旅行社的土匪行徑，講個比方說二十年，影響不了一千「人次」？一次交易以七萬元計，那就是七千萬。 <text:line-break/><text:line-break/>記得「小時候」有一部港片，楊紫瓊演的，叫做「小蝦米對大鯨魚」。那些自以為是大鯨魚的人或集團，他們不應該太自我高估。他們不是什麼大鯨魚，我們也不是小蝦米。我們既然都能夠集結力量打倒一個曾經呼風喚雨的黨，甚至以後能打倒一個帝國，讓一家黑心公司付出一點小小的代價，並非不可能。 <text:line-break/><text:line-break/>結論是，越有權勢者，就越應正直行事，不要以為表面上的權勢是什麼顛撲不破的力量。良善正直才是力量，邪門歪道不是。</text:p>
      <text:p text:style-name="P6">阿水   |  2020.05.21 08:03   |   <text:a xlink:type="simple" xlink:href="http://palinfo.habago.org/Entry?Command=Information_PrintForum&amp;#FORUM39237"><text:span text:style-name="T7">#</text:span></text:a></text:p>
      <text:p text:style-name="P7">陳醫師早安： <text:line-break/><text:line-break/>不好意思，用字簡略造成您的誤會。七萬元的官司，民事訴訟應繳的裁判費是一審1000元，二審1500元。但就您要的公道來說，在台灣的法律實務確實無法「全贏」。 <text:line-break/><text:line-break/>一般的旅行消費糾紛，旅行社就是吃定了消費者不會為了區區數萬元去跟業者打官司，所以在消費者向消保官或品保協會投訴時，態度非常惡劣。就算有些司法案例消費者打贏了，也只是個案，在經濟效益上沒有必要做通案處理。 <text:line-break/><text:line-break/>「舉證之所在，敗訴之所在」，這是一般人的法律常識，消費者弱勢且不具備取得證據的能力，因此國外旅遊糾紛常因舉證困難而無法請求，這應該就是您所謂「理」與「力」的區別。 <text:line-break/><text:line-break/>但是消保者保護法和民事訴訟法為彌補上述的不公平不對等，制定了相關「給力」的規定，藉由提高企業經營者的義務、懲罰性的賠償、舉證責任的轉換或減輕等規定，來維護公平與正義。就拿您的雄獅慘案來說： <text:line-break/><text:line-break/>雄獅說您們已經「享用」了餐點，但按照契約（依法，廣告宣傳也是契約的一部分）的約定，雄獅應該提供的是價值八百多元的餐券或等值的餐點。當您主張雄獅沒有依照約定品質提供且您只自認只有吃到八十塊不到的點心，這時就應由債務人（雄獅）就已按照約定品質履行債務的事實負舉證責任。 <text:line-break/><text:line-break/>機票錢因已有來回搭乘，確實不能退，但請求的重點不是放在這裡。就企業經營者具有專業且應保護消費者所應負的善良管理人責任而言（所謂的「善良管理人 」是法律用詞，我的解釋是全知全能的人，請注意是「人」不是「神」），您雖然無法證明雄獅在出發前騙了您或恐嚇了您，可是以雄獅的專業，對取得當地疫情管控訊息應比消費者來得容易且具有能力，雄獅於出發前如已知悉因不可抗力因素或可預期該不可抗力因素即將發生，致無法按約定旅遊行程成行時，應即時通知消費者，並說明無法成行之事由，讓消費者自行決定是否解除旅遊契約的全部或一部。這部分事實的證明，可以蒐尋當時大陸的疫情網路資訊來判斷雄獅是否違反此項告知義務（參考臺灣高等法院 105 年上字第 1339 號民事判決的案例）。即便是出發以後才發生不可抗力的情事，雄獅也應該採取對消費者有利的應變措施及提供必要資訊使消費者得以決定是否終止契約，由雄獅安排返台事宜，這些也都是雄獅要在法院證明已經履行的義務。 <text:line-break/><text:line-break/>據該園區網站查得的公告，該園區是在1月24日封閉（這也是證據，旅館關閉應該也有網路公告），您是1月23日出發，不知原定行程是何日到園區旅遊？若是行程安排在24日以後，雄獅就算已預購門票應該也可以退費，而且雄獅購買門票支付且無法退費的事實應該由雄獅舉證。 <text:line-break/><text:line-break/>至於搭計程車的證據您雖然無法提供，但依照契約既然這些費用要由雄獅支付，但依照契約雄獅不是應該協助提供交通工具及用餐？舉證方向可以從網路查詢當地疫情管控措施，證明您必須到外面吃飯、必要的交通工具是否為計程車、當地外食的物價指標等事實，由法院來酌定您受到多少損害。這是因為在舉證困難的情況，消費者若能證明確有損害，但無法證明全部的損害金額時，法律規定可以由法官斟酌卷內相關證據來酌定損害賠償的金額。 <text:line-break/><text:line-break/>若是雄獅沒有盡到相關的法律義務，可以請求減少費用和損害賠償，依照旅遊定型化契約和消費者保護法也有懲罰性賠償的規定，甚至違約所致「時間的浪費」也可以請求慰撫金。若是雄獅在法庭上還是如此惡劣，既然制度上給了法官自由心證的空間，可能在採證及酌定方面，法官可能因而對消費者為有利的認定。可是，以上這些藉由民事訴訟可以請求的金額，確實無法達到您「對這種惡質大財團施以懲罰性的天價巨額賠償」的公道與正義。不過，這是公開的留言板，或許對某些人有用，還是啦哩啦囃的說了一堆，謹供參考。</text:p>
      <text:p text:style-name="P6">武垣   |  2020.05.21 07:50   |   <text:a xlink:type="simple" xlink:href="http://palinfo.habago.org/Entry?Command=Information_PrintForum&amp;#FORUM39236"><text:span text:style-name="T7">#</text:span></text:a></text:p>
      <text:p text:style-name="P9">陳醫生,7萬是你的訴訟標的, <text:line-break/>裁判費應該是一審:1000 二審1500, <text:line-break/>等於你的成本是1000+跑法院的時間,若是時間允許,這應該是可行的一個方法, <text:line-break/><text:line-break/>我個人也是很不喜歡透過旅行社安排,常常我要的只是銀貨兩訖, <text:line-break/>錢給你,商品(服務)給我就好,但常常錢給了,服務卻一蹋糊塗, <text:line-break/>我還要花時間去處理旅行社出包的部分. <text:line-break/>所以我出外旅遊都是自己訂票訂房安排行程,能可出發前多花一些時間在前置作業, <text:line-break/>也不要出發以後還要受旅行社的氣. <text:line-break/></text:p>
      <text:p text:style-name="P6">陳真   |  2020.05.21 01:43   |   <text:a xlink:type="simple" xlink:href="http://palinfo.habago.org/Entry?Command=Information_PrintForum&amp;#FORUM39235"><text:span text:style-name="T7">#</text:span></text:a></text:p>
      <text:p text:style-name="P7">謝謝阿水律師， <text:line-break/><text:line-break/>我的雄獅慘案，被坑七萬，若花七萬打官司，贏回七萬，等於白忙一場。而且，全贏機率不大，贏回餐券與遊園券約一萬多，或有可能。問題是，我想要的公道遠比這個多，不過卻是台灣法律實務所未見。 <text:line-break/><text:line-break/>雄獅一開始願意退還餐券與遊園券，但在協調會中，長官一通電話，馬上翻供，一毛不退。原因之一是我太誠實，當場告知我們一家三口饑餓之際，旅館方面給了我們每個人一顆水煮蛋、一小杯約三百西西的牛奶，以及一片大約8x8平方公分的蘿蔔糕等三樣東西，然後就把餐券收回。 <text:line-break/><text:line-break/>雄獅人員一聽大喜，馬上翻供說不賠，說我們已經「享用」了餐點。問題是，雄獅網站宣稱我們的餐券每一人每一餐價值台幣八百多元，是在長隆海洋公園的企鵝餐廳用餐，屬自助BUFFET，亦即上百種菜色、水果及飲料，任你吃到飽。但是，旅館封閉後，提供我們充饑的那三樣東西，別說八百塊，連八十塊都不到。 <text:line-break/><text:line-break/>雄獅知道我們餐券已被收回，就堅持不退錢。機票也是，雄獅說，就算我們全程困在旅館，但我們至少已經「享受」了搭飛機來回，憑什麼要他們退還機票錢？ <text:line-break/><text:line-break/>阿水律師，這樣你能理解我的重點所在了吧？對方就是酸言酸語耍無賴。正是這樣一種土匪般的無恥態度，令人反感，講得好像是我們自己要去疫區玩，關他們什麼事，而且一直反覆說我們「至少享用了」機票。真是有夠他媽的惡劣。 <text:line-break/><text:line-break/>當初恰好在疫情初發未發之際，我覺得風險高，想延期，是雄獅給我假訊息說當地什麼事也沒有，說他們一團接一團，對當地掌控得非常清楚，絕不會有事，認為我窮緊張，而且強調我們若沒有如期出發，將沒收全部費用，硬是逼我們冒險，事後卻又說得好像是我們自找的，與他們無關。 <text:line-break/><text:line-break/>甚至明明整個園區與旅館關閉，卻硬要瞎說他們已經查證過並無此事。這樣你懂嗎？就是存心耍賴，故意睜眼說瞎話，非常惡質，惡性重大。 <text:line-break/><text:line-break/>再比方說，我們困在旅館沒得吃，加上旅館對外接駁車也全部停駛，於是我們花了比平常貴上三倍的出租車費，跑去市中心找吃的。依照契約，這些費用應由雄獅支付，但是你知道，他們一定會要我提供搭計程車的證據，就如同他們要我提供「僅僅吃了一顆蛋、一杯牛奶以及一小塊蘿蔔糕」的證據一樣。我哪來證據？誰會在旅遊過程中的每個狀況和時間點不斷對四周一切人事物進行錄影蒐證，或是要求所接觸的每個人提供各種證明？ <text:line-break/><text:line-break/>事實上，我也不是沒想到後續的爭議，所以我當時有跟旅館方面拿到一張閉館公告，但雄獅人員連看一眼都不想看，一直說他們已經查證過並無此事。這樣你懂吧？就是存心耍無賴。 <text:line-break/><text:line-break/>總之，從一個人的態度，你就知道他懷著何種居心，意思很清楚，那就是「我就是吃定你，啊不然你是要怎麼樣？來啊！放馬過來啊！隨便你啊！」 <text:line-break/><text:line-break/>像這樣的案子，依我的認知，一種進步的法律正義應該是不但判決七萬三千元旅費全部退還，而且應該對這種惡質大財團施以懲罰性的天價巨額賠償。那才叫做公道與正義，才有可能對這樣一種年營收數百億的黑心大財團產生警惕作用，否則他哪會害怕使壞？他既然能吃定我們，自然也會繼續吃定別人。但你覺得，台灣的司法有可能這麼具有正義內涵嗎？  <text:line-break/><text:line-break/></text:p>
      <text:p text:style-name="P6">陳真   |  2020.05.21 01:26   |   <text:a xlink:type="simple" xlink:href="http://palinfo.habago.org/Entry?Command=Information_PrintForum&amp;#FORUM39234"><text:span text:style-name="T7">#</text:span></text:a></text:p>
      <text:p text:style-name="P9">卡韓政變(243)：寫給自己的情書 <text:line-break/><text:line-break/>陳真 <text:line-break/><text:line-break/>2020. 05. 21. <text:line-break/><text:line-break/><text:line-break/>謝謝小羽。 <text:line-break/><text:line-break/>林語堂說：「曾經是山裏的孩子，便永遠是山裏的孩子。」昂首闊步，很難匍匐前進。 <text:line-break/><text:line-break/>小時候，看到這句話，我就明白了自己的「八字」；不是算命的那一種八字，而是在血液裏流動、屬於個性的那一種；明白了「八字」，從而也彷彿預見了自己未來的命運。但我沒料到，生活竟如此坎坷。有句成語說「早藏死志」，大約就是這個感覺。 <text:line-break/><text:line-break/>我應該是中文世界裏頭最早宣揚 Alan Turing 的人，早在二十一年前，我就給他立了傳。我寫了很多，但市面上能夠看到的應該只有兩、三篇，其它的全束之高閣。第一篇就叫做「危險的實驗--Alan Turing的故事」： <text:line-break/><text:line-break/><text:a xlink:type="simple" xlink:href="https://bit.ly/2yoFkNy"><text:span text:style-name="T10">https://bit.ly/2yoFkNy</text:span></text:a><text:s/><text:line-break/><text:line-break/>我之所以發現Turing，自然是因為我研究的是維根斯坦，同時也特別著墨於數學哲學及AI (人工智慧)，而Turing恰恰就是維根斯坦的學生，兩人在AI的看法上卻南轅北轍。 <text:line-break/><text:line-break/>但我之所以給 Turing立傳，與 AI 無關，而是純粹跟自己有關，就像給自己寫傳記一樣；我們總是會在某些人身上彷彿看見自己的影子。「危險的實驗」這篇文章，若要給個關鍵字，那就是「早藏死志」。活著不是很好嗎？幹嘛藏死志呢？也許那是因為「曾經是山裏的孩子，便永遠是山裏的孩子」，他沒法彎腰猥瑣，匍匐前進。 <text:line-break/><text:line-break/>許多時候，看到韓國瑜，我也或多或少有這種「曾經是山裏的孩子，便永遠是山裏的孩子」的感覺；每當看到他被人羞辱糟蹋，被當成老鼠，眾人喊打，百般羞辱，然後還得陪笑臉，表示「無所謂」，甚至讚賞什麼「自由民主，多元社會嘛」，我看了就覺得特別難過，因為不可能「無所謂」，不可能無傷。 <text:line-break/><text:line-break/>在某個意義上，其實不光「我是韓國瑜」，難道你不是？我們每個人都是「韓國瑜」。要是能夠有所選擇，誰不想迎面春風？誰想滿懷風雨？誰想飽受誤解羞辱？寫給韓國瑜，無非就是寫給我自己：給 Turing立傳，就是給自己寫傳記。對我來說，每一封信都是情書，每一篇文字都是自傳。 <text:line-break/><text:line-break/>當醫生是很痛苦的，許多時候，從醫院歸來，我總有一種泫然欲泣的感覺，揮之不去。但我總不能讓自己總是陷入惆悵，我一樣得告訴自己「無所謂」，「人生嘛，人生不就是風風雨雨嗎？」 <text:line-break/><text:line-break/>事實上，每當我給病患做出可怕的病情宣告，宣告他得了某個重大惡疾，那種感覺就好像在宣佈自己的惡耗一般；就像劊子手一樣，我或於道德無損，卻於情感有傷；你的傷，同樣也會在我身上留下疤痕，我已不可能完好如初。生命蒼茫，不知所止，我更不知道那些被我做出命運判決的人們，將如何渡過往後那漫漫長夜？ <text:line-break/><text:line-break/>在某個亙古不變的因緣下，信不信遲早有一天，即便是敵人也會成為「我們」的一份子。 </text:p>
      <text:p text:style-name="P6">小羽   |  2020.05.20 16:03   |   <text:a xlink:type="simple" xlink:href="http://palinfo.habago.org/Entry?Command=Information_PrintForum&amp;#FORUM39233"><text:span text:style-name="T7">#</text:span></text:a></text:p>
      <text:p text:style-name="P7">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6">阿水   |  2020.05.20 11:57   |   <text:a xlink:type="simple" xlink:href="http://palinfo.habago.org/Entry?Command=Information_PrintForum&amp;#FORUM39232"><text:span text:style-name="T7">#</text:span></text:a></text:p>
      <text:p text:style-name="P7">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6">陳真   |  2020.05.20 01:41   |   <text:a xlink:type="simple" xlink:href="http://palinfo.habago.org/Entry?Command=Information_PrintForum&amp;#FORUM39231"><text:span text:style-name="T7">#</text:span></text:a></text:p>
      <text:p text:style-name="P7">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10">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6">黃明華   |  2020.05.20 01:03   |   <text:a xlink:type="simple" xlink:href="http://palinfo.habago.org/Entry?Command=Information_PrintForum&amp;#FORUM39230"><text:span text:style-name="T7">#</text:span></text:a></text:p>
      <text:p text:style-name="P9">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10">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6">陳嘉凱   |  2020.05.20 00:31   |   <text:a xlink:type="simple" xlink:href="http://palinfo.habago.org/Entry?Command=Information_PrintForum&amp;#FORUM39229"><text:span text:style-name="T7">#</text:span></text:a></text:p>
      <text:p text:style-name="P7">很遺憾不能幫上陳真醫師的忙...希望醫師可以找到其他辦法處理這些事情。</text:p>
      <text:p text:style-name="P6">欧阳阳   |  2020.05.19 20:01   |   <text:a xlink:type="simple" xlink:href="http://palinfo.habago.org/Entry?Command=Information_PrintForum&amp;#FORUM39228"><text:span text:style-name="T7">#</text:span></text:a></text:p>
      <text:p text:style-name="P10"><text:span text:style-name="T8">中央廣播電視總台推出的紀錄片《另一個香港》 <text:line-break/><text:line-break/></text:span><text:a xlink:type="simple" xlink:href="https://youtu.be/FyZelfAMjb8"><text:span text:style-name="T9">https://youtu.be/FyZelfAMjb8</text:span></text:a></text:p>
      <text:p text:style-name="P6">陳真   |  2020.05.19 16:01   |   <text:a xlink:type="simple" xlink:href="http://palinfo.habago.org/Entry?Command=Information_PrintForum&amp;#FORUM39227"><text:span text:style-name="T7">#</text:span></text:a></text:p>
      <text:p text:style-name="P7">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6">陳嘉凱   |  2020.05.19 13:07   |   <text:a xlink:type="simple" xlink:href="http://palinfo.habago.org/Entry?Command=Information_PrintForum&amp;#FORUM39226"><text:span text:style-name="T7">#</text:span></text:a></text:p>
      <text:p text:style-name="P7">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6">陳真   |  2020.05.19 11:56   |   <text:a xlink:type="simple" xlink:href="http://palinfo.habago.org/Entry?Command=Information_PrintForum&amp;#FORUM39225"><text:span text:style-name="T7">#</text:span></text:a></text:p>
      <text:p text:style-name="P9">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6">穎芝   |  2020.05.18 11:37   |   <text:a xlink:type="simple" xlink:href="http://palinfo.habago.org/Entry?Command=Information_PrintForum&amp;#FORUM39224"><text:span text:style-name="T7">#</text:span></text:a></text:p>
      <text:p text:style-name="P7">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10">https://weibo.com/2656274875/J2iLOz9Le</text:span></text:a></text:p>
      <text:p text:style-name="P6">陳真   |  2020.05.18 09:32   |   <text:a xlink:type="simple" xlink:href="http://palinfo.habago.org/Entry?Command=Information_PrintForum&amp;#FORUM39223"><text:span text:style-name="T7">#</text:span></text:a></text:p>
      <text:p text:style-name="P9">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10">https://bit.ly/368YbbD</text:span></text:a><text:s/><text:line-break/><text:line-break/><text:line-break/>我還附上一篇過去寫的文章給他： <text:line-break/><text:line-break/><text:a xlink:type="simple" xlink:href="https://bit.ly/3bLwU0o"><text:span text:style-name="T10">https://bit.ly/3bLwU0o</text:span></text:a><text:s/><text:line-break/><text:line-break/>「卡韓」這場可笑的戰役，在我看來，善者為勝，勝負已分。不義與邪惡也許喧囂一時，也許橫行長久，但愛與憐憫卻不會因此死去。</text:p>
      <text:p text:style-name="P6">陳真   |  2020.05.18 03:27   |   <text:a xlink:type="simple" xlink:href="http://palinfo.habago.org/Entry?Command=Information_PrintForum&amp;#FORUM39222"><text:span text:style-name="T7">#</text:span></text:a></text:p>
      <text:p text:style-name="P7">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6">天天   |  2020.05.16 13:27   |   <text:a xlink:type="simple" xlink:href="http://palinfo.habago.org/Entry?Command=Information_PrintForum&amp;#FORUM39221"><text:span text:style-name="T7">#</text:span></text:a></text:p>
      <text:p text:style-name="P9">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6">陳真   |  2020.05.16 03:37   |   <text:a xlink:type="simple" xlink:href="http://palinfo.habago.org/Entry?Command=Information_PrintForum&amp;#FORUM39220"><text:span text:style-name="T7">#</text:span></text:a></text:p>
      <text:p text:style-name="P7">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6">穎芝   |  2020.05.16 01:42   |   <text:a xlink:type="simple" xlink:href="http://palinfo.habago.org/Entry?Command=Information_PrintForum&amp;#FORUM39219"><text:span text:style-name="T7">#</text:span></text:a></text:p>
      <text:p text:style-name="P9">韓國瑜內心話｜任憑風雨、繼續向前 (6/6日 愛韓 挺韓 請尊重韓國瑜 市長的抉擇 不要出來投票) <text:a xlink:type="simple" xlink:href="https://www.youtube.com/watch?v=dSW_fwYOZE0"><text:span text:style-name="T10">https://www.youtube.com/watch?v=dSW_fwYOZE0</text:span></text:a><text:s/></text:p>
      <text:p text:style-name="P6">陳真   |  2020.05.16 00:27   |   <text:a xlink:type="simple" xlink:href="http://palinfo.habago.org/Entry?Command=Information_PrintForum&amp;#FORUM39218"><text:span text:style-name="T7">#</text:span></text:a></text:p>
      <text:p text:style-name="P7">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6">陳真   |  2020.05.15 12:14   |   <text:a xlink:type="simple" xlink:href="http://palinfo.habago.org/Entry?Command=Information_PrintForum&amp;#FORUM39217"><text:span text:style-name="T7">#</text:span></text:a></text:p>
      <text:p text:style-name="P9">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10">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10">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10">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6">穎芝   |  2020.05.13 17:22   |   <text:a xlink:type="simple" xlink:href="http://palinfo.habago.org/Entry?Command=Information_PrintForum&amp;#FORUM39216"><text:span text:style-name="T7">#</text:span></text:a></text:p>
      <text:p text:style-name="P7">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10">https://reurl.cc/Y1YrxD</text:span></text:a><text:s/><text:line-break/></text:p>
      <text:p text:style-name="P6">衛思燕   |  2020.05.13 10:09   |   <text:a xlink:type="simple" xlink:href="http://palinfo.habago.org/Entry?Command=Information_PrintForum&amp;#FORUM39215"><text:span text:style-name="T7">#</text:span></text:a></text:p>
      <text:p text:style-name="P7">火鍋大王的最新視頻，提到法國官方要求感染的軍人封口! <text:line-break/><text:line-break/>最新0號病人竟是法國軍人? <text:line-break/><text:a xlink:type="simple" xlink:href="https://www.youtube.com/watch?v=FLFH6WsZu8M"><text:span text:style-name="T10">https://www.youtube.com/watch?v=FLFH6WsZu8M</text:span></text:a><text:s/><text:line-break/>視頻右下角可點選字幕</text:p>
      <text:p text:style-name="P6">蔡亦鸣   |  2020.05.13 09:57   |   <text:a xlink:type="simple" xlink:href="http://palinfo.habago.org/Entry?Command=Information_PrintForum&amp;#FORUM39214"><text:span text:style-name="T7">#</text:span></text:a></text:p>
      <text:p text:style-name="P9">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6">穎芝   |  2020.05.13 07:43   |   <text:a xlink:type="simple" xlink:href="http://palinfo.habago.org/Entry?Command=Information_PrintForum&amp;#FORUM39213"><text:span text:style-name="T7">#</text:span></text:a></text:p>
      <text:p text:style-name="P7">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10">https://www.chinatimes.com/realtimenews/20200512000027-260408</text:span></text:a><text:s/></text:p>
      <text:p text:style-name="P6">若愚   |  2020.05.13 04:13   |   <text:a xlink:type="simple" xlink:href="http://palinfo.habago.org/Entry?Command=Information_PrintForum&amp;#FORUM39212"><text:span text:style-name="T7">#</text:span></text:a></text:p>
      <text:p text:style-name="P9">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6">陳真   |  2020.05.12 19:47   |   <text:a xlink:type="simple" xlink:href="http://palinfo.habago.org/Entry?Command=Information_PrintForum&amp;#FORUM39211"><text:span text:style-name="T7">#</text:span></text:a></text:p>
      <text:p text:style-name="P7">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6">鄭豐遠   |  2020.05.12 19:38   |   <text:a xlink:type="simple" xlink:href="http://palinfo.habago.org/Entry?Command=Information_PrintForum&amp;#FORUM39210"><text:span text:style-name="T7">#</text:span></text:a></text:p>
      <text:p text:style-name="P9">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10">https://youtu.be/7CnSXBOrHMc</text:span></text:a></text:p>
      <text:p text:style-name="P6">欧阳阳   |  2020.05.12 17:22   |   <text:a xlink:type="simple" xlink:href="http://palinfo.habago.org/Entry?Command=Information_PrintForum&amp;#FORUM39209"><text:span text:style-name="T7">#</text:span></text:a></text:p>
      <text:p text:style-name="P7">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6">穎芝   |  2020.05.12 15:53   |   <text:a xlink:type="simple" xlink:href="http://palinfo.habago.org/Entry?Command=Information_PrintForum&amp;#FORUM39208"><text:span text:style-name="T7">#</text:span></text:a></text:p>
      <text:p text:style-name="P7">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10">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6">陳偉梵   |  2020.05.12 15:53   |   <text:a xlink:type="simple" xlink:href="http://palinfo.habago.org/Entry?Command=Information_PrintForum&amp;#FORUM39207"><text:span text:style-name="T7">#</text:span></text:a></text:p>
      <text:p text:style-name="P9">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6">陳真   |  2020.05.12 15:15   |   <text:a xlink:type="simple" xlink:href="http://palinfo.habago.org/Entry?Command=Information_PrintForum&amp;#FORUM39206"><text:span text:style-name="T7">#</text:span></text:a></text:p>
      <text:p text:style-name="P7">行家！</text:p>
      <text:p text:style-name="P6">乘風   |  2020.05.12 14:32   |   <text:a xlink:type="simple" xlink:href="http://palinfo.habago.org/Entry?Command=Information_PrintForum&amp;#FORUM39205"><text:span text:style-name="T7">#</text:span></text:a></text:p>
      <text:p text:style-name="P9">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6">李宣樂   |  2020.05.12 14:08   |   <text:a xlink:type="simple" xlink:href="http://palinfo.habago.org/Entry?Command=Information_PrintForum&amp;#FORUM39204"><text:span text:style-name="T7">#</text:span></text:a></text:p>
      <text:p text:style-name="P7">一位新聞媒體人終於受不了這種洗腦文化辭職跳出來說真話 <text:line-break/><text:a xlink:type="simple" xlink:href="https://youtu.be/RJtrK6ABSjE"><text:span text:style-name="T10">https://youtu.be/RJtrK6ABSjE</text:span></text:a></text:p>
      <text:p text:style-name="P6">喵   |  2020.05.12 11:10   |   <text:a xlink:type="simple" xlink:href="http://palinfo.habago.org/Entry?Command=Information_PrintForum&amp;#FORUM39203"><text:span text:style-name="T7">#</text:span></text:a></text:p>
      <text:p text:style-name="P9">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6">陳真   |  2020.05.12 01:13   |   <text:a xlink:type="simple" xlink:href="http://palinfo.habago.org/Entry?Command=Information_PrintForum&amp;#FORUM39202"><text:span text:style-name="T7">#</text:span></text:a></text:p>
      <text:p text:style-name="P7">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6">邹子恒   |  2020.05.11 23:56   |   <text:a xlink:type="simple" xlink:href="http://palinfo.habago.org/Entry?Command=Information_PrintForum&amp;#FORUM39201"><text:span text:style-name="T7">#</text:span></text:a></text:p>
      <text:p text:style-name="P9">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6">林書楷   |  2020.05.11 15:12   |   <text:a xlink:type="simple" xlink:href="http://palinfo.habago.org/Entry?Command=Information_PrintForum&amp;#FORUM39200"><text:span text:style-name="T7">#</text:span></text:a></text:p>
      <text:p text:style-name="P7">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6">許世勤   |  2020.05.11 14:54   |   <text:a xlink:type="simple" xlink:href="http://palinfo.habago.org/Entry?Command=Information_PrintForum&amp;#FORUM39199"><text:span text:style-name="T7">#</text:span></text:a></text:p>
      <text:p text:style-name="P9">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6">天天   |  2020.05.11 11:41   |   <text:a xlink:type="simple" xlink:href="http://palinfo.habago.org/Entry?Command=Information_PrintForum&amp;#FORUM39198"><text:span text:style-name="T7">#</text:span></text:a></text:p>
      <text:p text:style-name="P7">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6">康   |  2020.05.11 09:54   |   <text:a xlink:type="simple" xlink:href="http://palinfo.habago.org/Entry?Command=Information_PrintForum&amp;#FORUM39197"><text:span text:style-name="T7">#</text:span></text:a></text:p>
      <text:p text:style-name="P9">（（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6">欧阳阳   |  2020.05.11 09:40   |   <text:a xlink:type="simple" xlink:href="http://palinfo.habago.org/Entry?Command=Information_PrintForum&amp;#FORUM39196"><text:span text:style-name="T7">#</text:span></text:a></text:p>
      <text:p text:style-name="P7">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6">陳真   |  2020.05.11 08:58   |   <text:a xlink:type="simple" xlink:href="http://palinfo.habago.org/Entry?Command=Information_PrintForum&amp;#FORUM39195"><text:span text:style-name="T7">#</text:span></text:a></text:p>
      <text:p text:style-name="P7">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6">穎芝   |  2020.05.11 08:27   |   <text:a xlink:type="simple" xlink:href="http://palinfo.habago.org/Entry?Command=Information_PrintForum&amp;#FORUM39193"><text:span text:style-name="T7">#</text:span></text:a></text:p>
      <text:p text:style-name="P9">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6">林書楷   |  2020.05.11 06:41   |   <text:a xlink:type="simple" xlink:href="http://palinfo.habago.org/Entry?Command=Information_PrintForum&amp;iPage=1#FORUM39192"><text:span text:style-name="T7">#</text:span></text:a></text:p>
      <text:p text:style-name="P7">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6">康   |  2020.05.10 22:38   |   <text:a xlink:type="simple" xlink:href="http://palinfo.habago.org/Entry?Command=Information_PrintForum&amp;iPage=1#FORUM39189"><text:span text:style-name="T7">#</text:span></text:a></text:p>
      <text:p text:style-name="P9">（（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10">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6">康   |  2020.05.10 22:00   |   <text:a xlink:type="simple" xlink:href="http://palinfo.habago.org/Entry?Command=Information_PrintForum&amp;iPage=1#FORUM39188"><text:span text:style-name="T7">#</text:span></text:a></text:p>
      <text:p text:style-name="P7">(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6">欧阳阳   |  2020.05.10 21:30   |   <text:a xlink:type="simple" xlink:href="http://palinfo.habago.org/Entry?Command=Information_PrintForum&amp;iPage=1#FORUM39187"><text:span text:style-name="T7">#</text:span></text:a></text:p>
      <text:p text:style-name="P9">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6">欧阳阳   |  2020.05.10 20:41   |   <text:a xlink:type="simple" xlink:href="http://palinfo.habago.org/Entry?Command=Information_PrintForum&amp;iPage=1#FORUM39186"><text:span text:style-name="T7">#</text:span></text:a></text:p>
      <text:p text:style-name="P7">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6">張萬康   |  2020.05.10 16:28   |   <text:a xlink:type="simple" xlink:href="http://palinfo.habago.org/Entry?Command=Information_PrintForum&amp;iPage=1#FORUM39185"><text:span text:style-name="T7">#</text:span></text:a></text:p>
      <text:p text:style-name="P9">插播：台灣南波萬？ <text:line-break/><text:line-break/><text:a xlink:type="simple" xlink:href="https://www.youtube.com/watch?v=o4KQPla8zyA"><text:span text:style-name="T10">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10">https://news.cts.com.tw/cts/life/202005/202005071999604.html</text:span></text:a><text:s/><text:line-break/>5/7華視。我起初誤認這位民眾Cosplay喬裝成警察的打扮。 <text:line-break/><text:line-break/><text:a xlink:type="simple" xlink:href="https://www.youtube.com/watch?v=wIaUu0MOQj0"><text:span text:style-name="T10">https://www.youtube.com/watch?v=wIaUu0MOQj0</text:span></text:a><text:s/><text:line-break/>5/8東森。多位民眾在現場受訪。 <text:line-break/><text:line-break/>這些都是基層、底層的人，勞碌滄桑的臉。但「覺醒青年」都看不見，成天只吹台灣南波萬。</text:p>
      <text:p text:style-name="P6">林書楷   |  2020.05.10 13:40   |   <text:a xlink:type="simple" xlink:href="http://palinfo.habago.org/Entry?Command=Information_PrintForum&amp;iPage=1#FORUM39184"><text:span text:style-name="T7">#</text:span></text:a></text:p>
      <text:p text:style-name="P7">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10">https://www.youtube.com/watch?v=KHvKviaeulg</text:span></text:a></text:p>
      <text:p text:style-name="P6">康   |  2020.05.10 12:17   |   <text:a xlink:type="simple" xlink:href="http://palinfo.habago.org/Entry?Command=Information_PrintForum&amp;iPage=1#FORUM39183"><text:span text:style-name="T7">#</text:span></text:a></text:p>
      <text:p text:style-name="P9">（（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6">穎芝   |  2020.05.10 10:55   |   <text:a xlink:type="simple" xlink:href="http://palinfo.habago.org/Entry?Command=Information_PrintForum&amp;iPage=1#FORUM39182"><text:span text:style-name="T7">#</text:span></text:a></text:p>
      <text:p text:style-name="P7">今年台灣無法參與 WHA 大會簡直是人渣黨自找的！ <text:line-break/><text:a xlink:type="simple" xlink:href="https://youtu.be/H50DH9NHVA0"><text:span text:style-name="T10">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6">潘建尊   |  2020.05.10 06:24   |   <text:a xlink:type="simple" xlink:href="http://palinfo.habago.org/Entry?Command=Information_PrintForum&amp;iPage=1#FORUM39181"><text:span text:style-name="T7">#</text:span></text:a></text:p>
      <text:p text:style-name="P9">文章連結:<text:a xlink:type="simple" xlink:href="https://mp.weixin.qq.com/s/BMs2-4BC76rRjX3IXmvEVg?fbclid=IwAR059i8BbiaUlEDetyD2yGXU2YD-dToX6GUpNlMxKT_llgTSWGTUm9r1CIU"><text:span text:style-name="T10">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6">陳真   |  2020.05.10 02:37   |   <text:a xlink:type="simple" xlink:href="http://palinfo.habago.org/Entry?Command=Information_PrintForum&amp;iPage=1#FORUM39180"><text:span text:style-name="T7">#</text:span></text:a></text:p>
      <text:p text:style-name="P7">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6">穎芝   |  2020.05.10 00:20   |   <text:a xlink:type="simple" xlink:href="http://palinfo.habago.org/Entry?Command=Information_PrintForum&amp;iPage=2#FORUM39179"><text:span text:style-name="T7">#</text:span></text:a></text:p>
      <text:p text:style-name="P7">鬼島充斥這類假裝精神障礙的暴徒⋯？？？ <text:line-break/><text:line-break/>館長教唆（暗示）他的支持者如何用「精障」殺村長? <text:line-break/><text:a xlink:type="simple" xlink:href="https://tinyurl.com/yanb43dw"><text:span text:style-name="T10">https://tinyurl.com/yanb43dw</text:span></text:a><text:s/>（影片從 2:09:46 到 02:23:04） <text:line-break/><text:line-break/>生活在這鬼島上，就算不弱智，也會被這些人渣、垃圾搞到精神耗弱、憂鬱症纏身⋯</text:p>
      <text:p text:style-name="P6">欧阳阳   |  2020.05.09 11:17   |   <text:a xlink:type="simple" xlink:href="http://palinfo.habago.org/Entry?Command=Information_PrintForum&amp;iPage=2#FORUM39178"><text:span text:style-name="T7">#</text:span></text:a></text:p>
      <text:p text:style-name="P9">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6">何德明   |  2020.05.09 09:51   |   <text:a xlink:type="simple" xlink:href="http://palinfo.habago.org/Entry?Command=Information_PrintForum&amp;iPage=2#FORUM39177"><text:span text:style-name="T7">#</text:span></text:a></text:p>
      <text:p text:style-name="P7">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6">欧阳阳   |  2020.05.09 02:13   |   <text:a xlink:type="simple" xlink:href="http://palinfo.habago.org/Entry?Command=Information_PrintForum&amp;iPage=2#FORUM39176"><text:span text:style-name="T7">#</text:span></text:a></text:p>
      <text:p text:style-name="P9">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6">陳真   |  2020.05.09 01:31   |   <text:a xlink:type="simple" xlink:href="http://palinfo.habago.org/Entry?Command=Information_PrintForum&amp;iPage=2#FORUM39175"><text:span text:style-name="T7">#</text:span></text:a></text:p>
      <text:p text:style-name="P7">照片請看：<text:a xlink:type="simple" xlink:href="https://www.setn.com/News.aspx?NewsID=739633"><text:span text:style-name="T10">https://www.setn.com/News.aspx?NewsID=739633</text:span></text:a><text:s/><text:line-break/><text:line-break/>18歲到45歲才能捐造血幹細胞。 <text:line-break/><text:line-break/>一些說明：<text:a xlink:type="simple" xlink:href="https://bit.ly/3chPmyC"><text:span text:style-name="T10">https://bit.ly/3chPmyC</text:span></text:a><text:s/><text:line-break/><text:line-break/>慈濟血幹細胞捐贈行動表單：<text:a xlink:type="simple" xlink:href="https://ppt.cc/fMBtJx"><text:span text:style-name="T10">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10">https://ppt.cc/fMBtJx</text:span></text:a><text:s/><text:line-break/><text:line-break/>血幹細胞捐贈洽詢：03-8561825#3217、3517</text:p>
      <text:p text:style-name="P6">林炤育   |  2020.05.09 01:26   |   <text:a xlink:type="simple" xlink:href="http://palinfo.habago.org/Entry?Command=Information_PrintForum&amp;iPage=2#FORUM39174"><text:span text:style-name="T7">#</text:span></text:a></text:p>
      <text:p text:style-name="P9">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6">陳真   |  2020.05.09 00:46   |   <text:a xlink:type="simple" xlink:href="http://palinfo.habago.org/Entry?Command=Information_PrintForum&amp;iPage=2#FORUM39173"><text:span text:style-name="T7">#</text:span></text:a></text:p>
      <text:p text:style-name="P7">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6">穎芝   |  2020.05.08 17:25   |   <text:a xlink:type="simple" xlink:href="http://palinfo.habago.org/Entry?Command=Information_PrintForum&amp;iPage=2#FORUM39172"><text:span text:style-name="T7">#</text:span></text:a></text:p>
      <text:p text:style-name="P9">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10">https://reurl.cc/kdMMD3</text:span></text:a><text:s/></text:p>
      <text:p text:style-name="P6">陳真   |  2020.05.08 16:01   |   <text:a xlink:type="simple" xlink:href="http://palinfo.habago.org/Entry?Command=Information_PrintForum&amp;iPage=1#FORUM39171"><text:span text:style-name="T7">#</text:span></text:a></text:p>
      <text:p text:style-name="P7">(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6">許世勤   |  2020.05.08 13:32   |   <text:a xlink:type="simple" xlink:href="http://palinfo.habago.org/Entry?Command=Information_PrintForum&amp;iPage=1#FORUM39170"><text:span text:style-name="T7">#</text:span></text:a></text:p>
      <text:p text:style-name="P7">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6">衛思燕   |  2020.05.08 11:25   |   <text:a xlink:type="simple" xlink:href="http://palinfo.habago.org/Entry?Command=Information_PrintForum#FORUM39169"><text:span text:style-name="T7">#</text:span></text:a></text:p>
      <text:p text:style-name="P7">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6">欧阳阳   |  2020.05.08 09:52   |   <text:a xlink:type="simple" xlink:href="http://palinfo.habago.org/Entry?Command=Information_PrintForum#FORUM39168"><text:span text:style-name="T7">#</text:span></text:a></text:p>
      <text:p text:style-name="P9">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6">欧阳阳   |  2020.05.08 09:23   |   <text:a xlink:type="simple" xlink:href="http://palinfo.habago.org/Entry?Command=Information_PrintForum#FORUM39167"><text:span text:style-name="T7">#</text:span></text:a></text:p>
      <text:p text:style-name="P7">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6">老羊   |  2020.05.08 04:01   |   <text:a xlink:type="simple" xlink:href="http://palinfo.habago.org/Entry?Command=Information_PrintForum#FORUM39166"><text:span text:style-name="T7">#</text:span></text:a></text:p>
      <text:p text:style-name="P9">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10">https://youtu.be/3S_Sx5n2Vjw</text:span></text:a></text:p>
      <text:p text:style-name="P6">孫從輔   |  2020.05.08 03:13   |   <text:a xlink:type="simple" xlink:href="http://palinfo.habago.org/Entry?Command=Information_PrintForum#FORUM39165"><text:span text:style-name="T7">#</text:span></text:a></text:p>
      <text:p text:style-name="P7">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6">陳真   |  2020.05.08 00:49   |   <text:a xlink:type="simple" xlink:href="http://palinfo.habago.org/Entry?Command=Information_PrintForum#FORUM39164"><text:span text:style-name="T7">#</text:span></text:a></text:p>
      <text:p text:style-name="P9">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10">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6">蔡亦鸣   |  2020.05.08 00:00   |   <text:a xlink:type="simple" xlink:href="http://palinfo.habago.org/Entry?Command=Information_PrintForum#FORUM39163"><text:span text:style-name="T7">#</text:span></text:a></text:p>
      <text:p text:style-name="P7">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6">陳真   |  2020.05.07 17:35   |   <text:a xlink:type="simple" xlink:href="http://palinfo.habago.org/Entry?Command=Information_PrintForum#FORUM39162"><text:span text:style-name="T7">#</text:span></text:a></text:p>
      <text:p text:style-name="P9">(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10">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6">老羊   |  2020.05.07 11:56   |   <text:a xlink:type="simple" xlink:href="http://palinfo.habago.org/Entry?Command=Information_PrintForum&amp;#FORUM39161"><text:span text:style-name="T7">#</text:span></text:a></text:p>
      <text:p text:style-name="P7">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6">陳真   |  2020.05.07 10:55   |   <text:a xlink:type="simple" xlink:href="http://palinfo.habago.org/Entry?Command=Information_PrintForum&amp;#FORUM39160"><text:span text:style-name="T7">#</text:span></text:a></text:p>
      <text:p text:style-name="P9">(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6">鄭豐遠   |  2020.05.07 09:05   |   <text:a xlink:type="simple" xlink:href="http://palinfo.habago.org/Entry?Command=Information_PrintForum&amp;#FORUM39159"><text:span text:style-name="T7">#</text:span></text:a></text:p>
      <text:p text:style-name="P7">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6">鄭豐遠   |  2020.05.07 08:57   |   <text:a xlink:type="simple" xlink:href="http://palinfo.habago.org/Entry?Command=Information_PrintForum&amp;#FORUM39158"><text:span text:style-name="T7">#</text:span></text:a></text:p>
      <text:p text:style-name="P9">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10">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6">老羊   |  2020.05.07 08:44   |   <text:a xlink:type="simple" xlink:href="http://palinfo.habago.org/Entry?Command=Information_PrintForum&amp;#FORUM39157"><text:span text:style-name="T7">#</text:span></text:a></text:p>
      <text:p text:style-name="P7">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10">https://youtu.be/pWMOROuvFm4</text:span></text:a><text:s/><text:line-break/><text:line-break/>再看這個 <text:line-break/><text:a xlink:type="simple" xlink:href="https://youtu.be/cv-lpwvvllc"><text:span text:style-name="T10">https://youtu.be/cv-lpwvvllc</text:span></text:a><text:s/><text:line-break/><text:line-break/>看完如果有興趣，不妨再去觀視頻多挖些翟教授的視頻，可以學到不少好料。</text:p>
      <text:p text:style-name="P6">鄭豐遠   |  2020.05.07 07:26   |   <text:a xlink:type="simple" xlink:href="http://palinfo.habago.org/Entry?Command=Information_PrintForum&amp;#FORUM39156"><text:span text:style-name="T7">#</text:span></text:a></text:p>
      <text:p text:style-name="P9">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6">陳真   |  2020.05.06 20:58   |   <text:a xlink:type="simple" xlink:href="http://palinfo.habago.org/Entry?Command=Information_PrintForum&amp;#FORUM39155"><text:span text:style-name="T7">#</text:span></text:a></text:p>
      <text:p text:style-name="P7"><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6">陳真   |  2020.05.06 19:07   |   <text:a xlink:type="simple" xlink:href="http://palinfo.habago.org/Entry?Command=Information_PrintForum&amp;#FORUM39154"><text:span text:style-name="T7">#</text:span></text:a></text:p>
      <text:p text:style-name="P9">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6">陳真   |  2020.05.06 19:01   |   <text:a xlink:type="simple" xlink:href="http://palinfo.habago.org/Entry?Command=Information_PrintForum&amp;#FORUM39153"><text:span text:style-name="T7">#</text:span></text:a></text:p>
      <text:p text:style-name="P7">(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6">懷軒   |  2020.05.06 18:08   |   <text:a xlink:type="simple" xlink:href="http://palinfo.habago.org/Entry?Command=Information_PrintForum&amp;#FORUM39152"><text:span text:style-name="T7">#</text:span></text:a></text:p>
      <text:p text:style-name="P9">剛剛看到這新聞，太誇張了，這麼巧？肯定有鬼，根本就是滅口吧！ <text:line-break/><text:a xlink:type="simple" xlink:href="https://reurl.cc/8GXxbb"><text:span text:style-name="T10">https://reurl.cc/8GXxbb</text:span></text:a><text:s/><text:line-break/><text:line-break/>懷軒</text:p>
      <text:p text:style-name="P6">陳真   |  2020.05.06 16:33   |   <text:a xlink:type="simple" xlink:href="http://palinfo.habago.org/Entry?Command=Information_PrintForum&amp;#FORUM39151"><text:span text:style-name="T7">#</text:span></text:a></text:p>
      <text:p text:style-name="P7">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6">穎芝   |  2020.05.06 13:33   |   <text:a xlink:type="simple" xlink:href="http://palinfo.habago.org/Entry?Command=Information_PrintForum&amp;#FORUM39150"><text:span text:style-name="T7">#</text:span></text:a></text:p>
      <text:p text:style-name="P11"><text:span text:style-name="T8">該咎責的是立法委員，而不是法官⋯ <text:line-break/></text:span><text:a xlink:type="simple" xlink:href="https://youtu.be/LqWmNPqnLK8"><text:span text:style-name="T9">https://youtu.be/LqWmNPqnLK8</text:span></text:a></text:p>
      <text:p text:style-name="P6">張欲為   |  2020.05.06 12:59   |   <text:a xlink:type="simple" xlink:href="http://palinfo.habago.org/Entry?Command=Information_PrintForum&amp;iPage=1#FORUM39149"><text:span text:style-name="T7">#</text:span></text:a></text:p>
      <text:p text:style-name="P7">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6">陳真   |  2020.05.06 10:21   |   <text:a xlink:type="simple" xlink:href="http://palinfo.habago.org/Entry?Command=Information_PrintForum&amp;iPage=1#FORUM39148"><text:span text:style-name="T7">#</text:span></text:a></text:p>
      <text:p text:style-name="P8"><text:a xlink:type="simple" xlink:href="https://bit.ly/2WrBcnQ"><text:span text:style-name="T9">https://bit.ly/2WrBcnQ</text:span></text:a></text:p>
      <text:p text:style-name="P6">陳真   |  2020.05.06 03:40   |   <text:a xlink:type="simple" xlink:href="http://palinfo.habago.org/Entry?Command=Information_PrintForum&amp;iPage=1#FORUM39147"><text:span text:style-name="T7">#</text:span></text:a></text:p>
      <text:p text:style-name="P7">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10">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6">陳真   |  2020.05.05 20:58   |   <text:a xlink:type="simple" xlink:href="http://palinfo.habago.org/Entry?Command=Information_PrintForum&amp;iPage=1#FORUM39146"><text:span text:style-name="T7">#</text:span></text:a></text:p>
      <text:p text:style-name="P9">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6">陳真   |  2020.05.05 10:54   |   <text:a xlink:type="simple" xlink:href="http://palinfo.habago.org/Entry?Command=Information_PrintForum&amp;#FORUM39145"><text:span text:style-name="T7">#</text:span></text:a></text:p>
      <text:p text:style-name="P7">我看了一下內容： <text:line-break/><text:line-break/><text:a xlink:type="simple" xlink:href="https://bit.ly/3dcb3ju"><text:span text:style-name="T10">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6">穎芝   |  2020.05.05 10:38   |   <text:a xlink:type="simple" xlink:href="http://palinfo.habago.org/Entry?Command=Information_PrintForum&amp;#FORUM39144"><text:span text:style-name="T7">#</text:span></text:a></text:p>
      <text:p text:style-name="P9">科學人最新一期導讀：《2020年5月號《科學人》雜誌－透視新冠病毒》 <text:line-break/><text:a xlink:type="simple" xlink:href="https://youtu.be/fM5xmrlIk5w"><text:span text:style-name="T10">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10">https://sa.ylib.com/Catalog.aspx?id=292</text:span></text:a><text:s/><text:line-break/><text:line-break/></text:p>
      <text:p text:style-name="P6">衛思燕   |  2020.05.05 01:14   |   <text:a xlink:type="simple" xlink:href="http://palinfo.habago.org/Entry?Command=Information_PrintForum&amp;iPage=1#FORUM39143"><text:span text:style-name="T7">#</text:span></text:a></text:p>
      <text:p text:style-name="P7">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10">https://www.youtube.com/watch?v=iKcWu0tsiZM</text:span></text:a><text:s/><text:line-break/><text:line-break/>要看中文字幕的在底下: <text:line-break/><text:a xlink:type="simple" xlink:href="https://www.youtube.com/watch?v=lt7AD6f8y2o"><text:span text:style-name="T10">https://www.youtube.com/watch?v=lt7AD6f8y2o</text:span></text:a></text:p>
      <text:p text:style-name="P6">陳真   |  2020.05.04 20:25   |   <text:a xlink:type="simple" xlink:href="http://palinfo.habago.org/Entry?Command=Information_PrintForum&amp;iPage=1#FORUM39142"><text:span text:style-name="T7">#</text:span></text:a></text:p>
      <text:p text:style-name="P9">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6">孫從輔   |  2020.05.04 12:56   |   <text:a xlink:type="simple" xlink:href="http://palinfo.habago.org/Entry?Command=Information_PrintForum&amp;iPage=1#FORUM39141"><text:span text:style-name="T7">#</text:span></text:a></text:p>
      <text:p text:style-name="P7">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6">陳真   |  2020.05.04 12:42   |   <text:a xlink:type="simple" xlink:href="http://palinfo.habago.org/Entry?Command=Information_PrintForum&amp;iPage=1#FORUM39140"><text:span text:style-name="T7">#</text:span></text:a></text:p>
      <text:p text:style-name="P9">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6">陳真   |  2020.05.04 11:55   |   <text:a xlink:type="simple" xlink:href="http://palinfo.habago.org/Entry?Command=Information_PrintForum&amp;iPage=1#FORUM39139"><text:span text:style-name="T7">#</text:span></text:a></text:p>
      <text:p text:style-name="P7">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6">陳真   |  2020.05.04 01:09   |   <text:a xlink:type="simple" xlink:href="http://palinfo.habago.org/Entry?Command=Information_PrintForum&amp;iPage=1#FORUM39138"><text:span text:style-name="T7">#</text:span></text:a></text:p>
      <text:p text:style-name="P9">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6">陳真   |  2020.05.04 01:03   |   <text:a xlink:type="simple" xlink:href="http://palinfo.habago.org/Entry?Command=Information_PrintForum&amp;iPage=1#FORUM39137"><text:span text:style-name="T7">#</text:span></text:a></text:p>
      <text:p text:style-name="P7">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10">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10">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6">孫從輔   |  2020.05.03 10:05   |   <text:a xlink:type="simple" xlink:href="http://palinfo.habago.org/Entry?Command=Information_PrintForum&amp;iPage=1#FORUM39134"><text:span text:style-name="T7">#</text:span></text:a></text:p>
      <text:p text:style-name="P9">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6">穎芝   |  2020.05.02 23:23   |   <text:a xlink:type="simple" xlink:href="http://palinfo.habago.org/Entry?Command=Information_PrintForum&amp;iPage=1#FORUM39133"><text:span text:style-name="T7">#</text:span></text:a></text:p>
      <text:p text:style-name="P7">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10">https://tinyurl.com/y8yo2ora</text:span></text:a><text:s/><text:line-break/><text:line-break/></text:p>
      <text:p text:style-name="P6">鄭豐遠   |  2020.05.01 15:19   |   <text:a xlink:type="simple" xlink:href="http://palinfo.habago.org/Entry?Command=Information_PrintForum&amp;iPage=1#FORUM39132"><text:span text:style-name="T7">#</text:span></text:a></text:p>
      <text:p text:style-name="P9">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6">衛思燕   |  2020.05.01 12:12   |   <text:a xlink:type="simple" xlink:href="http://palinfo.habago.org/Entry?Command=Information_PrintForum&amp;iPage=1#FORUM39131"><text:span text:style-name="T7">#</text:span></text:a></text:p>
      <text:p text:style-name="P7">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10">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12">穎芝   |  2020.05.01 11:53   |   </text:p>
      <text:p text:style-name="P7">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10">https://youtu.be/4bg_XQ7m0Es</text:span></text:a></text:p>
      <text:p text:style-name="P6">林炤育   |  2020.05.01 10:51   |   <text:a xlink:type="simple" xlink:href="http://palinfo.habago.org/Entry?Command=Information_PrintForum&amp;iPage=2#FORUM39129"><text:span text:style-name="T7">#</text:span></text:a></text:p>
      <text:p text:style-name="P9">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10">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6">邹子恒   |  2020.05.01 09:34   |   <text:a xlink:type="simple" xlink:href="http://palinfo.habago.org/Entry?Command=Information_PrintForum&amp;iPage=2#FORUM39128"><text:span text:style-name="T7">#</text:span></text:a></text:p>
      <text:p text:style-name="P7">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10">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